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1362in"/>
    </style:style>
    <style:style style:name="co19" style:family="table-column">
      <style:table-column-properties fo:break-before="auto" style:column-width="1.1138in"/>
    </style:style>
    <style:style style:name="co20" style:family="table-column">
      <style:table-column-properties fo:break-before="auto" style:column-width="1.3327in"/>
    </style:style>
    <style:style style:name="co21" style:family="table-column">
      <style:table-column-properties fo:break-before="auto" style:column-width="0.7209in"/>
    </style:style>
    <style:style style:name="co22" style:family="table-column">
      <style:table-column-properties fo:break-before="auto" style:column-width="0.5457in"/>
    </style:style>
    <style:style style:name="co23" style:family="table-column">
      <style:table-column-properties fo:break-before="auto" style:column-width="0.8846in"/>
    </style:style>
    <style:style style:name="co24" style:family="table-column">
      <style:table-column-properties fo:break-before="auto" style:column-width="0.6335in"/>
    </style:style>
    <style:style style:name="co25" style:family="table-column">
      <style:table-column-properties fo:break-before="auto" style:column-width="1.2016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1.2339in"/>
    </style:style>
    <style:style style:name="co28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string">
            <text:p>AC I firerate</text:p>
          </table:table-cell>
          <table:table-cell table:formula="oooc:=[.D19]/[.D20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8]/([.D19]^[.C16]/[.D21])/100" office:value-type="float" office:value="0.0509220046218569">
            <text:p>0.0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4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0]" office:value-type="float" office:value="42.875">
            <text:p>42.88</text:p>
          </table:table-cell>
          <table:table-cell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2];2)/6)" office:value-type="float" office:value="1.87082869338697">
            <text:p>1.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/>
        </table:table-row>
      </table:table>
      <table:table table:name="tank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table:number-columns-repeated="2"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R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R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R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R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R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R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R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R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R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bombardment" table:style-name="ta1" table:print="false">
        <office:forms form:automatic-focus="false" form:apply-design-mode="false"/>
        <table:table-column table:style-name="co18" table:default-cell-style-name="Default"/>
        <table:table-column table:style-name="co4" table:default-cell-style-name="ce1"/>
        <table:table-column table:style-name="co4" table:number-columns-repeated="6" table:default-cell-style-name="Default"/>
        <table:table-column table:style-name="co19" table:default-cell-style-name="Default"/>
        <table:table-column table:style-name="co4" table:number-columns-repeated="3" table:default-cell-style-name="Default"/>
        <table:table-row table:style-name="ro1">
          <table:table-cell/>
          <table:table-cell table:style-name="Default"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Minibomb</text:p>
          </table:table-cell>
          <table:table-cell table:formula="oooc:=CEILING(([.I4]-[.L4]/2);[.L4])" office:value-type="float" office:value="500">
            <text:p>500</text:p>
          </table:table-cell>
          <table:table-cell table:formula="oooc:=[.K4]/[.G4]" office:value-type="float" office:value="1.25">
            <text:p>1.25</text:p>
          </table:table-cell>
          <table:table-cell table:formula="oooc:=[.C4]*[.J4]" office:value-type="float" office:value="3.25">
            <text:p>3.25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/>
          <table:table-cell table:formula="oooc:=[.K4]^[$globals.$C$35]*[$globals.$C$36]" office:value-type="float" office:value="500">
            <text:p>500</text:p>
          </table:table-cell>
          <table:table-cell table:formula="oooc:=[.E4]+[.F4]" office:value-type="float" office:value="2.6">
            <text:p>2.6</text:p>
          </table:table-cell>
          <table:table-cell table:formula="oooc:=[$globals.$C$4]^[.K3]" office:value-type="float" office:value="1">
            <text:p>1</text:p>
          </table:table-cell>
          <table:table-cell table:formula="oooc:=10^(FLOOR(LOG([.I4];10);1)-1)" office:value-type="float" office:value="10">
            <text:p>10</text:p>
          </table:table-cell>
        </table:table-row>
        <table:table-row table:style-name="ro1">
          <table:table-cell office:value-type="string">
            <text:p>Bomb</text:p>
          </table:table-cell>
          <table:table-cell table:formula="oooc:=CEILING(([.I5]-[.L5]/2);[.L5])" office:value-type="float" office:value="2700">
            <text:p>2,700</text:p>
          </table:table-cell>
          <table:table-cell table:formula="oooc:=[.K5]/[.G5]" office:value-type="float" office:value="2.07869854820775">
            <text:p>2.08</text:p>
          </table:table-cell>
          <table:table-cell table:formula="oooc:=[.C5]*[.J5]" office:value-type="float" office:value="4.57313680605704">
            <text:p>4.57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/>
          <table:table-cell table:formula="oooc:=[.K5]^[$globals.$C$35]*[$globals.$C$36]" office:value-type="float" office:value="2738.61278752583">
            <text:p>2738.61</text:p>
          </table:table-cell>
          <table:table-cell table:formula="oooc:=[.E5]+[.F5]" office:value-type="float" office:value="2.2">
            <text:p>2.2</text:p>
          </table:table-cell>
          <table:table-cell table:formula="oooc:=[.K4]*[$globals.$C$33]" office:value-type="float" office:value="1.87082869338697">
            <text:p>1.87</text:p>
          </table:table-cell>
          <table:table-cell table:formula="oooc:=10^(FLOOR(LOG([.I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formula="oooc:=CEILING(([.I6]-[.L6]/2);[.L6])" office:value-type="float" office:value="15000">
            <text:p>15,000</text:p>
          </table:table-cell>
          <table:table-cell table:formula="oooc:=[.K6]/[.G6]" office:value-type="float" office:value="3.5">
            <text:p>3.5</text:p>
          </table:table-cell>
          <table:table-cell table:formula="oooc:=[.C6]*[.J6]"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/>
          <table:table-cell table:formula="oooc:=[.K6]^[$globals.$C$35]*[$globals.$C$36]" office:value-type="float" office:value="15000">
            <text:p>15000</text:p>
          </table:table-cell>
          <table:table-cell table:formula="oooc:=[.E6]+[.F6]" office:value-type="float" office:value="1.8">
            <text:p>1.8</text:p>
          </table:table-cell>
          <table:table-cell table:formula="oooc:=[.K5]*[$globals.$C$33]" office:value-type="float" office:value="3.5">
            <text:p>3.5</text:p>
          </table:table-cell>
          <table:table-cell table:formula="oooc:=10^(FLOOR(LOG([.I6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Bomb</text:p>
          </table:table-cell>
          <table:table-cell table:formula="oooc:=CEILING(([.I7]-[.L7]/2);[.L7])" office:value-type="float" office:value="82000">
            <text:p>82,000</text:p>
          </table:table-cell>
          <table:table-cell table:formula="oooc:=[.K7]/[.G7]" office:value-type="float" office:value="5.45658368904533">
            <text:p>5.46</text:p>
          </table:table-cell>
          <table:table-cell table:formula="oooc:=[.C7]*[.J7]" office:value-type="float" office:value="10.9131673780907">
            <text:p>10.91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1.2">
            <text:p>1.2</text:p>
          </table:table-cell>
          <table:table-cell/>
          <table:table-cell table:formula="oooc:=[.K7]^[$globals.$C$35]*[$globals.$C$36]" office:value-type="float" office:value="82158.3836257749">
            <text:p>82158.38</text:p>
          </table:table-cell>
          <table:table-cell table:formula="oooc:=[.E7]+[.F7]" office:value-type="float" office:value="2">
            <text:p>2</text:p>
          </table:table-cell>
          <table:table-cell table:formula="oooc:=[.K6]*[$globals.$C$33]" office:value-type="float" office:value="6.5479004268544">
            <text:p>6.55</text:p>
          </table:table-cell>
          <table:table-cell table:formula="oooc:=10^(FLOOR(LOG([.I7];10);1)-1)" office:value-type="float" office:value="1000">
            <text:p>1000</text:p>
          </table:table-cell>
        </table:table-row>
        <table:table-row table:style-name="ro2">
          <table:table-cell office:value-type="string">
            <text:p>Superbomb</text:p>
          </table:table-cell>
          <table:table-cell table:formula="oooc:=CEILING(([.I8]-[.L8]/2);[.L8])" office:value-type="float" office:value="450000">
            <text:p>450,000</text:p>
          </table:table-cell>
          <table:table-cell table:formula="oooc:=[.K8]/[.G8]" office:value-type="float" office:value="9.42307692307692">
            <text:p>9.42</text:p>
          </table:table-cell>
          <table:table-cell table:formula="oooc:=[.C8]*[.J8]" office:value-type="float" office:value="18.8461538461538">
            <text:p>18.85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1.3">
            <text:p>1.3</text:p>
          </table:table-cell>
          <table:table-cell/>
          <table:table-cell table:formula="oooc:=[.K8]^[$globals.$C$35]*[$globals.$C$36]" office:value-type="float" office:value="450000">
            <text:p>450000</text:p>
          </table:table-cell>
          <table:table-cell table:formula="oooc:=[.E8]+[.F8]" office:value-type="float" office:value="2">
            <text:p>2</text:p>
          </table:table-cell>
          <table:table-cell table:formula="oooc:=[.K7]*[$globals.$C$33]" office:value-type="float" office:value="12.25">
            <text:p>12.25</text:p>
          </table:table-cell>
          <table:table-cell table:formula="oooc:=10^(FLOOR(LOG([.I8];10);1)-1)" office:value-type="float" office:value="10000">
            <text:p>10000</text:p>
          </table:table-cell>
        </table:table-row>
        <table:table-row table:style-name="ro2">
          <table:table-cell office:value-type="string">
            <text:p>Ultrabomb</text:p>
          </table:table-cell>
          <table:table-cell table:formula="oooc:=CEILING(([.I9]-[.L9]/2);[.L9])" office:value-type="float" office:value="2500000">
            <text:p>2,500,000</text:p>
          </table:table-cell>
          <table:table-cell table:formula="oooc:=[.K9]/[.G9]" office:value-type="float" office:value="16.369751067136">
            <text:p>16.37</text:p>
          </table:table-cell>
          <table:table-cell table:formula="oooc:=[.C9]*[.J9]" office:value-type="float" office:value="32.739502134272">
            <text:p>32.74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1.4">
            <text:p>1.4</text:p>
          </table:table-cell>
          <table:table-cell/>
          <table:table-cell table:formula="oooc:=[.K9]^[$globals.$C$35]*[$globals.$C$36]" office:value-type="float" office:value="2464751.50877325">
            <text:p>2464751.51</text:p>
          </table:table-cell>
          <table:table-cell table:formula="oooc:=[.E9]+[.F9]" office:value-type="float" office:value="2">
            <text:p>2</text:p>
          </table:table-cell>
          <table:table-cell table:formula="oooc:=[.K8]*[$globals.$C$33]" office:value-type="float" office:value="22.9176514939904">
            <text:p>22.92</text:p>
          </table:table-cell>
          <table:table-cell table:formula="oooc:=10^(FLOOR(LOG([.I9];10);1)-1)" office:value-type="float" office:value="100000">
            <text:p>100000</text:p>
          </table:table-cell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Railgun</text:p>
          </table:table-cell>
          <table:table-cell table:formula="oooc:=CEILING(([.I12]-[.L12]/2);[.L12])" office:value-type="float" office:value="15000">
            <text:p>15,000</text:p>
          </table:table-cell>
          <table:table-cell table:formula="oooc:=[.K12]/[.G12]" office:value-type="float" office:value="1.75">
            <text:p>1.75</text:p>
          </table:table-cell>
          <table:table-cell table:formula="oooc:=[.C12]*[.J12]" office:value-type="float" office:value="3.5">
            <text:p>3.5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2]^[$globals.$C$35]*[$globals.$C$36]" office:value-type="float" office:value="15000">
            <text:p>15000</text:p>
          </table:table-cell>
          <table:table-cell table:formula="oooc:=[.E12]+[.F12]" office:value-type="float" office:value="2">
            <text:p>2</text:p>
          </table:table-cell>
          <table:table-cell table:formula="oooc:=[$globals.$C$4]^[.K11]" office:value-type="float" office:value="3.5">
            <text:p>3.5</text:p>
          </table:table-cell>
          <table:table-cell table:formula="oooc:=10^(FLOOR(LOG([.I12];10);1)-1)" office:value-type="float" office:value="1000">
            <text:p>1000</text:p>
          </table:table-cell>
        </table:table-row>
        <table:table-row table:style-name="ro2">
          <table:table-cell office:value-type="string">
            <text:p>AP Railgun</text:p>
          </table:table-cell>
          <table:table-cell table:formula="oooc:=CEILING(([.I13]-[.L13]/2);[.L13])" office:value-type="float" office:value="82000">
            <text:p>82,000</text:p>
          </table:table-cell>
          <table:table-cell table:formula="oooc:=[.K13]/[.G13]" office:value-type="float" office:value="3.2739502134272">
            <text:p>3.27</text:p>
          </table:table-cell>
          <table:table-cell table:formula="oooc:=[.C13]*[.J13]" office:value-type="float" office:value="6.5479004268544">
            <text:p>6.55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3]^[$globals.$C$35]*[$globals.$C$36]" office:value-type="float" office:value="82158.3836257749">
            <text:p>82158.38</text:p>
          </table:table-cell>
          <table:table-cell table:formula="oooc:=[.E13]+[.F13]" office:value-type="float" office:value="2">
            <text:p>2</text:p>
          </table:table-cell>
          <table:table-cell table:formula="oooc:=[.K12]*[$globals.$C$33]" office:value-type="float" office:value="6.5479004268544">
            <text:p>6.55</text:p>
          </table:table-cell>
          <table:table-cell table:formula="oooc:=10^(FLOOR(LOG([.I13];10);1)-1)" office:value-type="float" office:value="1000">
            <text:p>1000</text:p>
          </table:table-cell>
        </table:table-row>
        <table:table-row table:style-name="ro2">
          <table:table-cell office:value-type="string">
            <text:p>Heavy Railgun</text:p>
          </table:table-cell>
          <table:table-cell table:formula="oooc:=CEILING(([.I14]-[.L14]/2);[.L14])" office:value-type="float" office:value="450000">
            <text:p>450,000</text:p>
          </table:table-cell>
          <table:table-cell table:formula="oooc:=[.K14]/[.G14]" office:value-type="float" office:value="6.125">
            <text:p>6.13</text:p>
          </table:table-cell>
          <table:table-cell table:formula="oooc:=[.C14]*[.J14]" office:value-type="float" office:value="12.25">
            <text:p>12.25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4]^[$globals.$C$35]*[$globals.$C$36]" office:value-type="float" office:value="450000">
            <text:p>450000</text:p>
          </table:table-cell>
          <table:table-cell table:formula="oooc:=[.E14]+[.F14]" office:value-type="float" office:value="2">
            <text:p>2</text:p>
          </table:table-cell>
          <table:table-cell table:formula="oooc:=[.K13]*[$globals.$C$33]" office:value-type="float" office:value="12.25">
            <text:p>12.25</text:p>
          </table:table-cell>
          <table:table-cell table:formula="oooc:=10^(FLOOR(LOG([.I14];10);1)-1)" office:value-type="float" office:value="10000">
            <text:p>10000</text:p>
          </table:table-cell>
        </table:table-row>
        <table:table-row table:style-name="ro2">
          <table:table-cell office:value-type="string">
            <text:p>Sabot Railgun</text:p>
          </table:table-cell>
          <table:table-cell table:formula="oooc:=CEILING(([.I15]-[.L15]/2);[.L15])" office:value-type="float" office:value="2500000">
            <text:p>2,500,000</text:p>
          </table:table-cell>
          <table:table-cell table:formula="oooc:=[.K15]/[.G15]" office:value-type="float" office:value="11.4588257469952">
            <text:p>11.46</text:p>
          </table:table-cell>
          <table:table-cell table:formula="oooc:=[.C15]*[.J15]" office:value-type="float" office:value="22.9176514939904">
            <text:p>22.92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5]^[$globals.$C$35]*[$globals.$C$36]" office:value-type="float" office:value="2464751.50877325">
            <text:p>2464751.51</text:p>
          </table:table-cell>
          <table:table-cell table:formula="oooc:=[.E15]+[.F15]" office:value-type="float" office:value="2">
            <text:p>2</text:p>
          </table:table-cell>
          <table:table-cell table:formula="oooc:=[.K14]*[$globals.$C$33]" office:value-type="float" office:value="22.9176514939904">
            <text:p>22.92</text:p>
          </table:table-cell>
          <table:table-cell table:formula="oooc:=10^(FLOOR(LOG([.I15];10);1)-1)" office:value-type="float" office:value="100000">
            <text:p>100000</text:p>
          </table:table-cell>
        </table:table-row>
        <table:table-row table:style-name="ro2">
          <table:table-cell office:value-type="string">
            <text:p>DU Railgun</text:p>
          </table:table-cell>
          <table:table-cell table:formula="oooc:=CEILING(([.I16]-[.L16]/2);[.L16])" office:value-type="float" office:value="13000000">
            <text:p>13,000,000</text:p>
          </table:table-cell>
          <table:table-cell table:formula="oooc:=[.K16]/[.G16]" office:value-type="float" office:value="21.4375">
            <text:p>21.44</text:p>
          </table:table-cell>
          <table:table-cell table:formula="oooc:=[.C16]*[.J16]" office:value-type="float" office:value="42.875">
            <text:p>42.88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6]^[$globals.$C$35]*[$globals.$C$36]" office:value-type="float" office:value="13500000">
            <text:p>13500000</text:p>
          </table:table-cell>
          <table:table-cell table:formula="oooc:=[.E16]+[.F16]" office:value-type="float" office:value="2">
            <text:p>2</text:p>
          </table:table-cell>
          <table:table-cell table:formula="oooc:=[.K15]*[$globals.$C$33]" office:value-type="float" office:value="42.875">
            <text:p>42.88</text:p>
          </table:table-cell>
          <table:table-cell table:formula="oooc:=10^(FLOOR(LOG([.I16];10);1)-1)" office:value-type="float" office:value="1000000">
            <text:p>1000000</text:p>
          </table:table-cell>
        </table:table-row>
        <table:table-row table:style-name="ro2">
          <table:table-cell office:value-type="string">
            <text:p>C Railgun</text:p>
          </table:table-cell>
          <table:table-cell table:formula="oooc:=CEILING(([.I17]-[.L17]/2);[.L17])" office:value-type="float" office:value="74000000">
            <text:p>74,000,000</text:p>
          </table:table-cell>
          <table:table-cell table:formula="oooc:=[.K17]/[.G17]" office:value-type="float" office:value="40.1058901144832">
            <text:p>40.11</text:p>
          </table:table-cell>
          <table:table-cell table:formula="oooc:=[.C17]*[.J17]" office:value-type="float" office:value="80.2117802289664">
            <text:p>80.21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7]^[$globals.$C$35]*[$globals.$C$36]" office:value-type="float" office:value="73942545.2631974">
            <text:p>73942545.26</text:p>
          </table:table-cell>
          <table:table-cell table:formula="oooc:=[.E17]+[.F17]" office:value-type="float" office:value="2">
            <text:p>2</text:p>
          </table:table-cell>
          <table:table-cell table:formula="oooc:=[.K16]*[$globals.$C$33]" office:value-type="float" office:value="80.2117802289664">
            <text:p>80.21</text:p>
          </table:table-cell>
          <table:table-cell table:formula="oooc:=10^(FLOOR(LOG([.I17];10);1)-1)" office:value-type="float" office:value="1000000">
            <text:p>1000000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table:formula="oooc:=[$globals.$D$20]" office:value-type="float" office:value="1">
            <text:p>1</text:p>
          </table:table-cell>
          <table:table-cell table:formula="oooc:=[$globals.$D$19]" office:value-type="float" office:value="5">
            <text:p>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5">
            <text:p>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00">
            <text:p>100</text:p>
          </table:table-cell>
          <table:table-cell table:formula="oooc:=CEILING(([.P5]-[.S5]/2);[.S5])" office:value-type="float" office:value="5">
            <text:p>5</text:p>
          </table:table-cell>
          <table:table-cell/>
          <table:table-cell table:formula="oooc:=[.F4]" office:value-type="float" office:value="1">
            <text:p>1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1">
            <text:p>1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20">
            <text:p>20</text:p>
          </table:table-cell>
          <table:table-cell table:formula="oooc:=[.W4]/[.K5]" office:value-type="float" office:value="40">
            <text:p>40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6]*[$globals.$C$22]/[.P5]*[.I5]*[.U5]" office:value-type="float" office:value="100">
            <text:p>100</text:p>
          </table:table-cell>
          <table:table-cell table:formula="oooc:=[.Q5]/[.F5]" office:value-type="float" office:value="5">
            <text:p>5</text:p>
          </table:table-cell>
          <table:table-cell table:formula="oooc:=[.G5]/[.H5]" office:value-type="float" office:value="5">
            <text:p>5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50">
            <text:p>150</text:p>
          </table:table-cell>
          <table:table-cell table:formula="oooc:=CEILING(([.P6]-[.S6]/2);[.S6])" office:value-type="float" office:value="6.3">
            <text:p>6.3</text:p>
          </table:table-cell>
          <table:table-cell/>
          <table:table-cell table:formula="oooc:=[.F5]" office:value-type="float" office:value="1">
            <text:p>1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1">
            <text:p>1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30.9333417186297">
            <text:p>30.93</text:p>
          </table:table-cell>
          <table:table-cell table:formula="oooc:=[.W4]/[.K6]" office:value-type="float" office:value="25.8620619549228">
            <text:p>25.86</text:p>
          </table:table-cell>
          <table:table-cell table:formula="oooc:=([.D6]/[.C6])/([.P6]/[.O6])" office:value-type="float" office:value="1.02635938401458">
            <text:p>1.03</text:p>
          </table:table-cell>
          <table:table-cell/>
          <table:table-cell table:formula="oooc:=[.G6]^[$globals.$C$16]*[$globals.$C$22]/[.P6]*[.I6]*[.U6]" office:value-type="float" office:value="154.666708593149">
            <text:p>154.67</text:p>
          </table:table-cell>
          <table:table-cell table:formula="oooc:=[.Q6]/[.F6]" office:value-type="float" office:value="6.32916877078992">
            <text:p>6.33</text:p>
          </table:table-cell>
          <table:table-cell table:formula="oooc:=[.G6]/[.H6]" office:value-type="float" office:value="6.32916877078992">
            <text:p>6.33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40">
            <text:p>240</text:p>
          </table:table-cell>
          <table:table-cell table:formula="oooc:=CEILING(([.P7]-[.S7]/2);[.S7])" office:value-type="float" office:value="8">
            <text:p>8</text:p>
          </table:table-cell>
          <table:table-cell/>
          <table:table-cell table:formula="oooc:=[.F6]" office:value-type="float" office:value="1">
            <text:p>1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1">
            <text:p>1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47.8435814940759">
            <text:p>47.84</text:p>
          </table:table-cell>
          <table:table-cell table:formula="oooc:=[.W4]/[.K7]" office:value-type="float" office:value="16.7211562140066">
            <text:p>16.72</text:p>
          </table:table-cell>
          <table:table-cell table:formula="oooc:=([.D7]/[.C7])/([.P7]/[.O7])" office:value-type="float" office:value="0.995288723691216">
            <text:p>1</text:p>
          </table:table-cell>
          <table:table-cell/>
          <table:table-cell table:formula="oooc:=[.G7]^[$globals.$C$16]*[$globals.$C$22]/[.P7]*[.I7]*[.U7]" office:value-type="float" office:value="239.217907470379">
            <text:p>239.22</text:p>
          </table:table-cell>
          <table:table-cell table:formula="oooc:=[.Q7]/[.F7]" office:value-type="float" office:value="8.01167546582847">
            <text:p>8.01</text:p>
          </table:table-cell>
          <table:table-cell table:formula="oooc:=[.G7]/[.H7]" office:value-type="float" office:value="8.01167546582847">
            <text:p>8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70">
            <text:p>370</text:p>
          </table:table-cell>
          <table:table-cell table:formula="oooc:=CEILING(([.P8]-[.S8]/2);[.S8])" office:value-type="float" office:value="10">
            <text:p>10</text:p>
          </table:table-cell>
          <table:table-cell/>
          <table:table-cell table:formula="oooc:=[.F7]" office:value-type="float" office:value="1">
            <text:p>1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1">
            <text:p>1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73.9980927699679">
            <text:p>74</text:p>
          </table:table-cell>
          <table:table-cell table:formula="oooc:=[.W4]/[.K8]" office:value-type="float" office:value="10.8110894491146">
            <text:p>10.81</text:p>
          </table:table-cell>
          <table:table-cell table:formula="oooc:=([.D8]/[.C8])/([.P8]/[.O8])" office:value-type="float" office:value="0.98602695112391">
            <text:p>0.99</text:p>
          </table:table-cell>
          <table:table-cell/>
          <table:table-cell table:formula="oooc:=[.G8]^[$globals.$C$16]*[$globals.$C$22]/[.P8]*[.I8]*[.U8]" office:value-type="float" office:value="369.99046384984">
            <text:p>369.99</text:p>
          </table:table-cell>
          <table:table-cell table:formula="oooc:=[.Q8]/[.F8]" office:value-type="float" office:value="10.1414492320051">
            <text:p>10.14</text:p>
          </table:table-cell>
          <table:table-cell table:formula="oooc:=[.G8]/[.H8]" office:value-type="float" office:value="10.1414492320051">
            <text:p>10.14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570">
            <text:p>570</text:p>
          </table:table-cell>
          <table:table-cell table:formula="oooc:=CEILING(([.P9]-[.S9]/2);[.S9])" office:value-type="float" office:value="13">
            <text:p>13</text:p>
          </table:table-cell>
          <table:table-cell/>
          <table:table-cell table:formula="oooc:=[.F8]" office:value-type="float" office:value="1">
            <text:p>1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1">
            <text:p>1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114.450414509014">
            <text:p>114.45</text:p>
          </table:table-cell>
          <table:table-cell table:formula="oooc:=[.W4]/[.K9]" office:value-type="float" office:value="6.98992662833032">
            <text:p>6.99</text:p>
          </table:table-cell>
          <table:table-cell table:formula="oooc:=([.D9]/[.C9])/([.P9]/[.O9])" office:value-type="float" office:value="1.01666805517812">
            <text:p>1.02</text:p>
          </table:table-cell>
          <table:table-cell/>
          <table:table-cell table:formula="oooc:=[.G9]^[$globals.$C$16]*[$globals.$C$22]/[.P9]*[.I9]*[.U9]" office:value-type="float" office:value="572.25207254507">
            <text:p>572.25</text:p>
          </table:table-cell>
          <table:table-cell table:formula="oooc:=[.Q9]/[.F9]" office:value-type="float" office:value="12.8373887539516">
            <text:p>12.84</text:p>
          </table:table-cell>
          <table:table-cell table:formula="oooc:=[.G9]/[.H9]" office:value-type="float" office:value="12.8373887539516">
            <text:p>12.84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890">
            <text:p>890</text:p>
          </table:table-cell>
          <table:table-cell table:formula="oooc:=CEILING(([.P10]-[.S10]/2);[.S10])" office:value-type="float" office:value="16">
            <text:p>16</text:p>
          </table:table-cell>
          <table:table-cell/>
          <table:table-cell table:formula="oooc:=[.F9]" office:value-type="float" office:value="1">
            <text:p>1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1">
            <text:p>1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77.016689092307">
            <text:p>177.02</text:p>
          </table:table-cell>
          <table:table-cell table:formula="oooc:=[.W4]/[.K10]" office:value-type="float" office:value="4.51934788805609">
            <text:p>4.52</text:p>
          </table:table-cell>
          <table:table-cell table:formula="oooc:=([.D10]/[.C10])/([.P10]/[.O10])" office:value-type="float" office:value="0.979176154011035">
            <text:p>0.98</text:p>
          </table:table-cell>
          <table:table-cell/>
          <table:table-cell table:formula="oooc:=[.G10]^[$globals.$C$16]*[$globals.$C$22]/[.P10]*[.I10]*[.U10]" office:value-type="float" office:value="885.083445461537">
            <text:p>885.08</text:p>
          </table:table-cell>
          <table:table-cell table:formula="oooc:=[.Q10]/[.F10]" office:value-type="float" office:value="16.25">
            <text:p>16.25</text:p>
          </table:table-cell>
          <table:table-cell table:formula="oooc:=[.G10]/[.H10]" office:value-type="float" office:value="16.25">
            <text:p>16.25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C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1.05">
            <text:p>1.0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15.4761904761905">
            <text:p>15.48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4200">
            <text:p>4,200</text:p>
          </table:table-cell>
          <table:table-cell table:formula="oooc:=CEILING(([.P13]-[.S13]/2);[.S13])" office:value-type="float" office:value="3.4">
            <text:p>3.4</text:p>
          </table:table-cell>
          <table:table-cell/>
          <table:table-cell table:formula="oooc:=[.F12]" office:value-type="float" office:value="4.5">
            <text:p>4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1.05">
            <text:p>1.0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650.536332414229">
            <text:p>650.54</text:p>
          </table:table-cell>
          <table:table-cell table:formula="oooc:=[.W12]/[.K13]" office:value-type="float" office:value="36.892635820866">
            <text:p>36.89</text:p>
          </table:table-cell>
          <table:table-cell table:formula="oooc:=([.D13]/[.C13])/([.P13]/[.O13])" office:value-type="float" office:value="0.984382999708125">
            <text:p>0.98</text:p>
          </table:table-cell>
          <table:table-cell/>
          <table:table-cell table:formula="oooc:=[.G13]^[$globals.$C$16]*[$globals.$C$22]/[.P13]*[.I13]*[.U13]" office:value-type="float" office:value="4182.01927980576">
            <text:p>4182.02</text:p>
          </table:table-cell>
          <table:table-cell table:formula="oooc:=[.Q13]/[.F13]" office:value-type="float" office:value="3.43915343915344">
            <text:p>3.44</text:p>
          </table:table-cell>
          <table:table-cell table:formula="oooc:=[.G13]/[.H13]" office:value-type="float" office:value="15.4761904761905">
            <text:p>15.48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6500">
            <text:p>6,500</text:p>
          </table:table-cell>
          <table:table-cell table:formula="oooc:=CEILING(([.P14]-[.S14]/2);[.S14])" office:value-type="float" office:value="4.4">
            <text:p>4.4</text:p>
          </table:table-cell>
          <table:table-cell/>
          <table:table-cell table:formula="oooc:=[.F13]" office:value-type="float" office:value="4.5">
            <text:p>4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1.05">
            <text:p>1.0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006.16313354767">
            <text:p>1006.16</text:p>
          </table:table-cell>
          <table:table-cell table:formula="oooc:=[.W12]/[.K14]" office:value-type="float" office:value="23.852990831991">
            <text:p>23.85</text:p>
          </table:table-cell>
          <table:table-cell table:formula="oooc:=([.D14]/[.C14])/([.P14]/[.O14])" office:value-type="float" office:value="1.00575909695596">
            <text:p>1.01</text:p>
          </table:table-cell>
          <table:table-cell/>
          <table:table-cell table:formula="oooc:=[.G14]^[$globals.$C$16]*[$globals.$C$22]/[.P14]*[.I14]*[.U14]" office:value-type="float" office:value="6468.19157280647">
            <text:p>6468.19</text:p>
          </table:table-cell>
          <table:table-cell table:formula="oooc:=[.Q14]/[.F14]" office:value-type="float" office:value="4.35339650900894">
            <text:p>4.35</text:p>
          </table:table-cell>
          <table:table-cell table:formula="oooc:=[.G14]/[.H14]" office:value-type="float" office:value="19.5902842905402">
            <text:p>19.59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10000">
            <text:p>10,000</text:p>
          </table:table-cell>
          <table:table-cell table:formula="oooc:=CEILING(([.P15]-[.S15]/2);[.S15])" office:value-type="float" office:value="5.5">
            <text:p>5.5</text:p>
          </table:table-cell>
          <table:table-cell/>
          <table:table-cell table:formula="oooc:=[.F14]" office:value-type="float" office:value="4.5">
            <text:p>4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1.05">
            <text:p>1.0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1556.19940173587">
            <text:p>1556.2</text:p>
          </table:table-cell>
          <table:table-cell table:formula="oooc:=[.W12]/[.K15]" office:value-type="float" office:value="15.4221881676789">
            <text:p>15.42</text:p>
          </table:table-cell>
          <table:table-cell table:formula="oooc:=([.D15]/[.C15])/([.P15]/[.O15])" office:value-type="float" office:value="0.998475724244355">
            <text:p>1</text:p>
          </table:table-cell>
          <table:table-cell/>
          <table:table-cell table:formula="oooc:=[.G15]^[$globals.$C$16]*[$globals.$C$22]/[.P15]*[.I15]*[.U15]" office:value-type="float" office:value="10004.1390111592">
            <text:p>10004.14</text:p>
          </table:table-cell>
          <table:table-cell table:formula="oooc:=[.Q15]/[.F15]" office:value-type="float" office:value="5.51067624633705">
            <text:p>5.51</text:p>
          </table:table-cell>
          <table:table-cell table:formula="oooc:=[.G15]/[.H15]" office:value-type="float" office:value="24.7980431085167">
            <text:p>24.8</text:p>
          </table:table-cell>
          <table:table-cell table:formula="oooc:=MAX(10^(FLOOR(LOG([.O15];10);1)-1);5)" office:value-type="float" office:value="1000">
            <text:p>10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5000">
            <text:p>15,000</text:p>
          </table:table-cell>
          <table:table-cell table:formula="oooc:=CEILING(([.P16]-[.S16]/2);[.S16])" office:value-type="float" office:value="7">
            <text:p>7</text:p>
          </table:table-cell>
          <table:table-cell/>
          <table:table-cell table:formula="oooc:=[.F15]" office:value-type="float" office:value="4.5">
            <text:p>4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1.05">
            <text:p>1.0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2406.92239381114">
            <text:p>2406.92</text:p>
          </table:table-cell>
          <table:table-cell table:formula="oooc:=[.W12]/[.K16]" office:value-type="float" office:value="9.97123964682476">
            <text:p>9.97</text:p>
          </table:table-cell>
          <table:table-cell table:formula="oooc:=([.D16]/[.C16])/([.P16]/[.O16])" office:value-type="float" office:value="1.03514639322116">
            <text:p>1.04</text:p>
          </table:table-cell>
          <table:table-cell/>
          <table:table-cell table:formula="oooc:=[.G16]^[$globals.$C$16]*[$globals.$C$22]/[.P16]*[.I16]*[.U16]" office:value-type="float" office:value="15473.072531643">
            <text:p>15473.07</text:p>
          </table:table-cell>
          <table:table-cell table:formula="oooc:=[.Q16]/[.F16]" office:value-type="float" office:value="6.97560000085005">
            <text:p>6.98</text:p>
          </table:table-cell>
          <table:table-cell table:formula="oooc:=[.G16]/[.H16]" office:value-type="float" office:value="31.3902000038252">
            <text:p>31.39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4000">
            <text:p>24,000</text:p>
          </table:table-cell>
          <table:table-cell table:formula="oooc:=CEILING(([.P17]-[.S17]/2);[.S17])" office:value-type="float" office:value="8.8">
            <text:p>8.8</text:p>
          </table:table-cell>
          <table:table-cell/>
          <table:table-cell table:formula="oooc:=[.F16]" office:value-type="float" office:value="4.5">
            <text:p>4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1.05">
            <text:p>1.0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3722.70764489911">
            <text:p>3722.71</text:p>
          </table:table-cell>
          <table:table-cell table:formula="oooc:=[.W12]/[.K17]" office:value-type="float" office:value="6.44692043783911">
            <text:p>6.45</text:p>
          </table:table-cell>
          <table:table-cell table:formula="oooc:=([.D17]/[.C17])/([.P17]/[.O17])" office:value-type="float" office:value="0.993771629219826">
            <text:p>0.99</text:p>
          </table:table-cell>
          <table:table-cell/>
          <table:table-cell table:formula="oooc:=[.G17]^[$globals.$C$16]*[$globals.$C$22]/[.P17]*[.I17]*[.U17]" office:value-type="float" office:value="23931.6920029229">
            <text:p>23931.69</text:p>
          </table:table-cell>
          <table:table-cell table:formula="oooc:=[.Q17]/[.F17]" office:value-type="float" office:value="8.82994993658045">
            <text:p>8.83</text:p>
          </table:table-cell>
          <table:table-cell table:formula="oooc:=[.G17]/[.H17]" office:value-type="float" office:value="39.734774714612">
            <text:p>39.73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7000">
            <text:p>37,000</text:p>
          </table:table-cell>
          <table:table-cell table:formula="oooc:=CEILING(([.P18]-[.S18]/2);[.S18])" office:value-type="float" office:value="11">
            <text:p>11</text:p>
          </table:table-cell>
          <table:table-cell/>
          <table:table-cell table:formula="oooc:=[.F17]" office:value-type="float" office:value="4.5">
            <text:p>4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1.05">
            <text:p>1.0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5757.78938491098">
            <text:p>5757.79</text:p>
          </table:table-cell>
          <table:table-cell table:formula="oooc:=[.W12]/[.K18]" office:value-type="float" office:value="4.16826639454633">
            <text:p>4.17</text:p>
          </table:table-cell>
          <table:table-cell table:formula="oooc:=([.D18]/[.C18])/([.P18]/[.O18])" office:value-type="float" office:value="0.9845239741479">
            <text:p>0.98</text:p>
          </table:table-cell>
          <table:table-cell/>
          <table:table-cell table:formula="oooc:=[.G18]^[$globals.$C$16]*[$globals.$C$22]/[.P18]*[.I18]*[.U18]" office:value-type="float" office:value="37014.3603315706">
            <text:p>37014.36</text:p>
          </table:table-cell>
          <table:table-cell table:formula="oooc:=[.Q18]/[.F18]" office:value-type="float" office:value="11.1772486772487">
            <text:p>11.18</text:p>
          </table:table-cell>
          <table:table-cell table:formula="oooc:=[.G18]/[.H18]" office:value-type="float" office:value="50.2976190476191">
            <text:p>50.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C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0">
            <text:p>20</text:p>
          </table:table-cell>
          <table:table-cell table:formula="oooc:=[.G12]*[$globals.$C$13]" office:value-type="float" office:value="52.8125">
            <text:p>52.8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52.8125">
            <text:p>52.81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60000">
            <text:p>160,000</text:p>
          </table:table-cell>
          <table:table-cell table:formula="oooc:=CEILING(([.P21]-[.S21]/2);[.S21])" office:value-type="float" office:value="2.6">
            <text:p>2.6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1">
            <text:p>1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9192.6312830366">
            <text:p>19192.63</text:p>
          </table:table-cell>
          <table:table-cell table:formula="oooc:=[.W20]/[.K21]" office:value-type="float" office:value="37.514397550917">
            <text:p>37.51</text:p>
          </table:table-cell>
          <table:table-cell table:formula="oooc:=([.D21]/[.C21])/([.P21]/[.O21])" office:value-type="float" office:value="0.964151022067772">
            <text:p>0.96</text:p>
          </table:table-cell>
          <table:table-cell/>
          <table:table-cell table:formula="oooc:=[.G21]^[$globals.$C$16]*[$globals.$C$22]/[.P21]*[.I21]*[.U21]" office:value-type="float" office:value="156674.541086013">
            <text:p>156674.54</text:p>
          </table:table-cell>
          <table:table-cell table:formula="oooc:=[.Q21]/[.F21]" office:value-type="float" office:value="2.640625">
            <text:p>2.64</text:p>
          </table:table-cell>
          <table:table-cell table:formula="oooc:=[.G21]/[.H21]" office:value-type="float" office:value="52.8125">
            <text:p>52.81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240000">
            <text:p>240,000</text:p>
          </table:table-cell>
          <table:table-cell table:formula="oooc:=CEILING(([.P22]-[.S22]/2);[.S22])" office:value-type="float" office:value="3.3">
            <text:p>3.3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1">
            <text:p>1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29684.6110978917">
            <text:p>29684.61</text:p>
          </table:table-cell>
          <table:table-cell table:formula="oooc:=[.W20]/[.K22]" office:value-type="float" office:value="24.2549918415855">
            <text:p>24.25</text:p>
          </table:table-cell>
          <table:table-cell table:formula="oooc:=([.D22]/[.C22])/([.P22]/[.O22])" office:value-type="float" office:value="0.996815012836222">
            <text:p>1</text:p>
          </table:table-cell>
          <table:table-cell/>
          <table:table-cell table:formula="oooc:=[.G22]^[$globals.$C$16]*[$globals.$C$22]/[.P22]*[.I22]*[.U22]" office:value-type="float" office:value="242323.355901156">
            <text:p>242323.36</text:p>
          </table:table-cell>
          <table:table-cell table:formula="oooc:=[.Q22]/[.F22]" office:value-type="float" office:value="3.34259225707343">
            <text:p>3.34</text:p>
          </table:table-cell>
          <table:table-cell table:formula="oooc:=[.G22]/[.H22]" office:value-type="float" office:value="66.8518451414685">
            <text:p>66.85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370000">
            <text:p>370,000</text:p>
          </table:table-cell>
          <table:table-cell table:formula="oooc:=CEILING(([.P23]-[.S23]/2);[.S23])" office:value-type="float" office:value="4.2">
            <text:p>4.2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1">
            <text:p>1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45912.2109437856">
            <text:p>45912.21</text:p>
          </table:table-cell>
          <table:table-cell table:formula="oooc:=[.W20]/[.K23]" office:value-type="float" office:value="15.6821025430808">
            <text:p>15.68</text:p>
          </table:table-cell>
          <table:table-cell table:formula="oooc:=([.D23]/[.C23])/([.P23]/[.O23])" office:value-type="float" office:value="1.00549429243348">
            <text:p>1.01</text:p>
          </table:table-cell>
          <table:table-cell/>
          <table:table-cell table:formula="oooc:=[.G23]^[$globals.$C$16]*[$globals.$C$22]/[.P23]*[.I23]*[.U23]" office:value-type="float" office:value="374793.55872478">
            <text:p>374793.56</text:p>
          </table:table-cell>
          <table:table-cell table:formula="oooc:=[.Q23]/[.F23]" office:value-type="float" office:value="4.23116610539066">
            <text:p>4.23</text:p>
          </table:table-cell>
          <table:table-cell table:formula="oooc:=[.G23]/[.H23]" office:value-type="float" office:value="84.6233221078133">
            <text:p>84.62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580000">
            <text:p>580,000</text:p>
          </table:table-cell>
          <table:table-cell table:formula="oooc:=CEILING(([.P24]-[.S24]/2);[.S24])" office:value-type="float" office:value="5.4">
            <text:p>5.4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1">
            <text:p>1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71010.9055090965">
            <text:p>71010.91</text:p>
          </table:table-cell>
          <table:table-cell table:formula="oooc:=[.W20]/[.K24]" office:value-type="float" office:value="10.1392876888152">
            <text:p>10.14</text:p>
          </table:table-cell>
          <table:table-cell table:formula="oooc:=([.D24]/[.C24])/([.P24]/[.O24])" office:value-type="float" office:value="1.00766919238172">
            <text:p>1.01</text:p>
          </table:table-cell>
          <table:table-cell/>
          <table:table-cell table:formula="oooc:=[.G24]^[$globals.$C$16]*[$globals.$C$22]/[.P24]*[.I24]*[.U24]" office:value-type="float" office:value="579680.861298747">
            <text:p>579680.86</text:p>
          </table:table-cell>
          <table:table-cell table:formula="oooc:=[.Q24]/[.F24]" office:value-type="float" office:value="5.35595287565268">
            <text:p>5.36</text:p>
          </table:table-cell>
          <table:table-cell table:formula="oooc:=[.G24]/[.H24]" office:value-type="float" office:value="107.119057513054">
            <text:p>107.12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900000">
            <text:p>900,000</text:p>
          </table:table-cell>
          <table:table-cell table:formula="oooc:=CEILING(([.P25]-[.S25]/2);[.S25])" office:value-type="float" office:value="6.8">
            <text:p>6.8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1">
            <text:p>1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109830.23029311">
            <text:p>109830.23</text:p>
          </table:table-cell>
          <table:table-cell table:formula="oooc:=[.W20]/[.K25]" office:value-type="float" office:value="6.55557215967311">
            <text:p>6.56</text:p>
          </table:table-cell>
          <table:table-cell table:formula="oooc:=([.D25]/[.C25])/([.P25]/[.O25])" office:value-type="float" office:value="0.99916862761239">
            <text:p>1</text:p>
          </table:table-cell>
          <table:table-cell/>
          <table:table-cell table:formula="oooc:=[.G25]^[$globals.$C$16]*[$globals.$C$22]/[.P25]*[.I25]*[.U25]" office:value-type="float" office:value="896573.308515186">
            <text:p>896573.31</text:p>
          </table:table-cell>
          <table:table-cell table:formula="oooc:=[.Q25]/[.F25]" office:value-type="float" office:value="6.77974593568068">
            <text:p>6.78</text:p>
          </table:table-cell>
          <table:table-cell table:formula="oooc:=[.G25]/[.H25]" office:value-type="float" office:value="135.594918713614">
            <text:p>135.59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400000">
            <text:p>1,400,000</text:p>
          </table:table-cell>
          <table:table-cell table:formula="oooc:=CEILING(([.P26]-[.S26]/2);[.S26])" office:value-type="float" office:value="8.6">
            <text:p>8.6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1">
            <text:p>1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69870.802234629">
            <text:p>169870.8</text:p>
          </table:table-cell>
          <table:table-cell table:formula="oooc:=[.W20]/[.K26]" office:value-type="float" office:value="4.23851533358583">
            <text:p>4.24</text:p>
          </table:table-cell>
          <table:table-cell table:formula="oooc:=([.D26]/[.C26])/([.P26]/[.O26])" office:value-type="float" office:value="0.992574178676618">
            <text:p>0.99</text:p>
          </table:table-cell>
          <table:table-cell/>
          <table:table-cell table:formula="oooc:=[.G26]^[$globals.$C$16]*[$globals.$C$22]/[.P26]*[.I26]*[.U26]" office:value-type="float" office:value="1386700.42640513">
            <text:p>1386700.43</text:p>
          </table:table-cell>
          <table:table-cell table:formula="oooc:=[.Q26]/[.F26]" office:value-type="float" office:value="8.58203125">
            <text:p>8.58</text:p>
          </table:table-cell>
          <table:table-cell table:formula="oooc:=[.G26]/[.H26]" office:value-type="float" office:value="171.640625">
            <text:p>171.64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0.1">
            <text:p>0.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0">
            <text:p>40</text:p>
          </table:table-cell>
          <table:table-cell table:formula="oooc:=[.G20]*[$globals.$C$13]" office:value-type="float" office:value="171.640625">
            <text:p>171.64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171.640625">
            <text:p>171.64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2800000">
            <text:p>2,800,000</text:p>
          </table:table-cell>
          <table:table-cell table:formula="oooc:=CEILING(([.P29]-[.S29]/2);[.S29])" office:value-type="float" office:value="4.3">
            <text:p>4.3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1">
            <text:p>1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594547.807821201">
            <text:p>594547.81</text:p>
          </table:table-cell>
          <table:table-cell table:formula="oooc:=[.W28]/[.K29]" office:value-type="float" office:value="36.3301314307357">
            <text:p>36.33</text:p>
          </table:table-cell>
          <table:table-cell table:formula="oooc:=([.D29]/[.C29])/([.P29]/[.O29])" office:value-type="float" office:value="0.992574178676618">
            <text:p>0.99</text:p>
          </table:table-cell>
          <table:table-cell/>
          <table:table-cell table:formula="oooc:=[.G29]^[$globals.$C$16]*[$globals.$C$22]/[.P29]*[.I29]*[.U29]" office:value-type="float" office:value="2773400.85281027">
            <text:p>2773400.85</text:p>
          </table:table-cell>
          <table:table-cell table:formula="oooc:=[.Q29]/[.F29]" office:value-type="float" office:value="4.291015625">
            <text:p>4.29</text:p>
          </table:table-cell>
          <table:table-cell table:formula="oooc:=[.G29]/[.H29]" office:value-type="float" office:value="171.640625">
            <text:p>171.64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4300000">
            <text:p>4,300,000</text:p>
          </table:table-cell>
          <table:table-cell table:formula="oooc:=CEILING(([.P30]-[.S30]/2);[.S30])" office:value-type="float" office:value="5.4">
            <text:p>5.4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1">
            <text:p>1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919567.52536977">
            <text:p>919567.53</text:p>
          </table:table-cell>
          <table:table-cell table:formula="oooc:=[.W28]/[.K30]" office:value-type="float" office:value="23.4893027473043">
            <text:p>23.49</text:p>
          </table:table-cell>
          <table:table-cell table:formula="oooc:=([.D30]/[.C30])/([.P30]/[.O30])" office:value-type="float" office:value="0.991740443865633">
            <text:p>0.99</text:p>
          </table:table-cell>
          <table:table-cell/>
          <table:table-cell table:formula="oooc:=[.G30]^[$globals.$C$16]*[$globals.$C$22]/[.P30]*[.I30]*[.U30]" office:value-type="float" office:value="4289527.81513595">
            <text:p>4289527.82</text:p>
          </table:table-cell>
          <table:table-cell table:formula="oooc:=[.Q30]/[.F30]" office:value-type="float" office:value="5.43171241774432">
            <text:p>5.43</text:p>
          </table:table-cell>
          <table:table-cell table:formula="oooc:=[.G30]/[.H30]" office:value-type="float" office:value="217.268496709773">
            <text:p>217.27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6600000">
            <text:p>6,600,000</text:p>
          </table:table-cell>
          <table:table-cell table:formula="oooc:=CEILING(([.P31]-[.S31]/2);[.S31])" office:value-type="float" office:value="6.9">
            <text:p>6.9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1">
            <text:p>1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1422264.82478089">
            <text:p>1422264.82</text:p>
          </table:table-cell>
          <table:table-cell table:formula="oooc:=[.W28]/[.K31]" office:value-type="float" office:value="15.1870450732181">
            <text:p>15.19</text:p>
          </table:table-cell>
          <table:table-cell table:formula="oooc:=([.D31]/[.C31])/([.P31]/[.O31])" office:value-type="float" office:value="1.00878367789655">
            <text:p>1.01</text:p>
          </table:table-cell>
          <table:table-cell/>
          <table:table-cell table:formula="oooc:=[.G31]^[$globals.$C$16]*[$globals.$C$22]/[.P31]*[.I31]*[.U31]" office:value-type="float" office:value="6634471.48585838">
            <text:p>6634471.49</text:p>
          </table:table-cell>
          <table:table-cell table:formula="oooc:=[.Q31]/[.F31]" office:value-type="float" office:value="6.87564492125983">
            <text:p>6.88</text:p>
          </table:table-cell>
          <table:table-cell table:formula="oooc:=[.G31]/[.H31]" office:value-type="float" office:value="275.025796850393">
            <text:p>275.03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0000000">
            <text:p>10,000,000</text:p>
          </table:table-cell>
          <table:table-cell table:formula="oooc:=CEILING(([.P32]-[.S32]/2);[.S32])" office:value-type="float" office:value="8.7">
            <text:p>8.7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1">
            <text:p>1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2199770.19196671">
            <text:p>2199770.19</text:p>
          </table:table-cell>
          <table:table-cell table:formula="oooc:=[.W28]/[.K32]" office:value-type="float" office:value="9.81920751489428">
            <text:p>9.82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6]*[$globals.$C$22]/[.P32]*[.I32]*[.U32]" office:value-type="float" office:value="10261318.6797281">
            <text:p>10261318.68</text:p>
          </table:table-cell>
          <table:table-cell table:formula="oooc:=[.Q32]/[.F32]" office:value-type="float" office:value="8.7034234229356">
            <text:p>8.7</text:p>
          </table:table-cell>
          <table:table-cell table:formula="oooc:=[.G32]/[.H32]" office:value-type="float" office:value="348.136936917424">
            <text:p>348.14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6000000">
            <text:p>16,000,000</text:p>
          </table:table-cell>
          <table:table-cell table:formula="oooc:=CEILING(([.P33]-[.S33]/2);[.S33])" office:value-type="float" office:value="11">
            <text:p>11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1">
            <text:p>1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3402312.1525281">
            <text:p>3402312.15</text:p>
          </table:table-cell>
          <table:table-cell table:formula="oooc:=[.W28]/[.K33]" office:value-type="float" office:value="6.34862382746099">
            <text:p>6.35</text:p>
          </table:table-cell>
          <table:table-cell table:formula="oooc:=([.D33]/[.C33])/([.P33]/[.O33])" office:value-type="float" office:value="0.990389293449102">
            <text:p>0.99</text:p>
          </table:table-cell>
          <table:table-cell/>
          <table:table-cell table:formula="oooc:=[.G33]^[$globals.$C$16]*[$globals.$C$22]/[.P33]*[.I33]*[.U33]" office:value-type="float" office:value="15870843.8601894">
            <text:p>15870843.86</text:p>
          </table:table-cell>
          <table:table-cell table:formula="oooc:=[.Q33]/[.F33]" office:value-type="float" office:value="11.0170871454811">
            <text:p>11.02</text:p>
          </table:table-cell>
          <table:table-cell table:formula="oooc:=[.G33]/[.H33]" office:value-type="float" office:value="440.683485819244">
            <text:p>440.68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25000000">
            <text:p>25,000,000</text:p>
          </table:table-cell>
          <table:table-cell table:formula="oooc:=CEILING(([.P34]-[.S34]/2);[.S34])" office:value-type="float" office:value="14">
            <text:p>14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1">
            <text:p>1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5262244.22237992">
            <text:p>5262244.22</text:p>
          </table:table-cell>
          <table:table-cell table:formula="oooc:=[.W28]/[.K34]" office:value-type="float" office:value="4.10471256885738">
            <text:p>4.1</text:p>
          </table:table-cell>
          <table:table-cell table:formula="oooc:=([.D34]/[.C34])/([.P34]/[.O34])" office:value-type="float" office:value="0.985692455911809">
            <text:p>0.99</text:p>
          </table:table-cell>
          <table:table-cell/>
          <table:table-cell table:formula="oooc:=[.G34]^[$globals.$C$16]*[$globals.$C$22]/[.P34]*[.I34]*[.U34]" office:value-type="float" office:value="24546911.8245127">
            <text:p>24546911.82</text:p>
          </table:table-cell>
          <table:table-cell table:formula="oooc:=[.Q34]/[.F34]" office:value-type="float" office:value="13.94580078125">
            <text:p>13.95</text:p>
          </table:table-cell>
          <table:table-cell table:formula="oooc:=[.G34]/[.H34]" office:value-type="float" office:value="557.83203125">
            <text:p>557.83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75">
            <text:p>75</text:p>
          </table:table-cell>
          <table:table-cell table:formula="oooc:=[.G28]*[$globals.$C$13]" office:value-type="float" office:value="557.83203125">
            <text:p>557.8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557.83203125">
            <text:p>557.83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46000000">
            <text:p>46,000,000</text:p>
          </table:table-cell>
          <table:table-cell table:formula="oooc:=CEILING(([.P37]-[.S37]/2);[.S37])" office:value-type="float" office:value="7.4">
            <text:p>7.4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1">
            <text:p>1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8417854.7783297">
            <text:p>18417854.78</text:p>
          </table:table-cell>
          <table:table-cell table:formula="oooc:=[.W36]/[.K37]" office:value-type="float" office:value="35.1832505902061">
            <text:p>35.18</text:p>
          </table:table-cell>
          <table:table-cell table:formula="oooc:=([.D37]/[.C37])/([.P37]/[.O37])" office:value-type="float" office:value="0.99547380816501">
            <text:p>1</text:p>
          </table:table-cell>
          <table:table-cell/>
          <table:table-cell table:formula="oooc:=[.G37]^[$globals.$C$16]*[$globals.$C$22]/[.P37]*[.I37]*[.U37]" office:value-type="float" office:value="46025459.6709614">
            <text:p>46025459.67</text:p>
          </table:table-cell>
          <table:table-cell table:formula="oooc:=[.Q37]/[.F37]" office:value-type="float" office:value="7.43776041666667">
            <text:p>7.44</text:p>
          </table:table-cell>
          <table:table-cell table:formula="oooc:=[.G37]/[.H37]" office:value-type="float" office:value="557.83203125">
            <text:p>557.83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71000000">
            <text:p>71,000,000</text:p>
          </table:table-cell>
          <table:table-cell table:formula="oooc:=CEILING(([.P38]-[.S38]/2);[.S38])" office:value-type="float" office:value="9.4">
            <text:p>9.4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1">
            <text:p>1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28486289.7791085">
            <text:p>28486289.78</text:p>
          </table:table-cell>
          <table:table-cell table:formula="oooc:=[.W36]/[.K38]" office:value-type="float" office:value="22.7477851634871">
            <text:p>22.75</text:p>
          </table:table-cell>
          <table:table-cell table:formula="oooc:=([.D38]/[.C38])/([.P38]/[.O38])" office:value-type="float" office:value="1.00102661844899">
            <text:p>1</text:p>
          </table:table-cell>
          <table:table-cell/>
          <table:table-cell table:formula="oooc:=[.G38]^[$globals.$C$16]*[$globals.$C$22]/[.P38]*[.I38]*[.U38]" office:value-type="float" office:value="71186063.587943">
            <text:p>71186063.59</text:p>
          </table:table-cell>
          <table:table-cell table:formula="oooc:=[.Q38]/[.F38]" office:value-type="float" office:value="9.41496819075682">
            <text:p>9.41</text:p>
          </table:table-cell>
          <table:table-cell table:formula="oooc:=[.G38]/[.H38]" office:value-type="float" office:value="706.122614306761">
            <text:p>706.12</text:p>
          </table:table-cell>
          <table:table-cell table:formula="oooc:=MAX(10^(FLOOR(LOG([.O38];10);1)-1);5)" office:value-type="float" office:value="1000000">
            <text:p>1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10000000">
            <text:p>110,000,000</text:p>
          </table:table-cell>
          <table:table-cell table:formula="oooc:=CEILING(([.P39]-[.S39]/2);[.S39])" office:value-type="float" office:value="12">
            <text:p>12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1">
            <text:p>1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44058806.8016536">
            <text:p>44058806.8</text:p>
          </table:table-cell>
          <table:table-cell table:formula="oooc:=[.W36]/[.K39]" office:value-type="float" office:value="14.7076157308845">
            <text:p>14.71</text:p>
          </table:table-cell>
          <table:table-cell table:formula="oooc:=([.D39]/[.C39])/([.P39]/[.O39])" office:value-type="float" office:value="1.00782436457638">
            <text:p>1.01</text:p>
          </table:table-cell>
          <table:table-cell/>
          <table:table-cell table:formula="oooc:=[.G39]^[$globals.$C$16]*[$globals.$C$22]/[.P39]*[.I39]*[.U39]" office:value-type="float" office:value="110101141.528497">
            <text:p>110101141.53</text:p>
          </table:table-cell>
          <table:table-cell table:formula="oooc:=[.Q39]/[.F39]" office:value-type="float" office:value="11.9177845301837">
            <text:p>11.92</text:p>
          </table:table-cell>
          <table:table-cell table:formula="oooc:=[.G39]/[.H39]" office:value-type="float" office:value="893.833839763777">
            <text:p>893.83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1">
            <text:p>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170000000">
            <text:p>170,000,000</text:p>
          </table:table-cell>
          <table:table-cell table:formula="oooc:=CEILING(([.P40]-[.S40]/2);[.S40])" office:value-type="float" office:value="15">
            <text:p>15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1">
            <text:p>1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68144306.3255319">
            <text:p>68144306.33</text:p>
          </table:table-cell>
          <table:table-cell table:formula="oooc:=[.W36]/[.K40]" office:value-type="float" office:value="9.50923173103328">
            <text:p>9.51</text:p>
          </table:table-cell>
          <table:table-cell table:formula="oooc:=([.D40]/[.C40])/([.P40]/[.O40])" office:value-type="float" office:value="0.995998768753192">
            <text:p>1</text:p>
          </table:table-cell>
          <table:table-cell/>
          <table:table-cell table:formula="oooc:=[.G40]^[$globals.$C$16]*[$globals.$C$22]/[.P40]*[.I40]*[.U40]" office:value-type="float" office:value="170289811.725611">
            <text:p>170289811.73</text:p>
          </table:table-cell>
          <table:table-cell table:formula="oooc:=[.Q40]/[.F40]" office:value-type="float" office:value="15.0859339330884">
            <text:p>15.09</text:p>
          </table:table-cell>
          <table:table-cell table:formula="oooc:=[.G40]/[.H40]" office:value-type="float" office:value="1131.44504498163">
            <text:p>1131.45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1">
            <text:p>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260000000">
            <text:p>260,000,000</text:p>
          </table:table-cell>
          <table:table-cell table:formula="oooc:=CEILING(([.P41]-[.S41]/2);[.S41])" office:value-type="float" office:value="19">
            <text:p>19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1">
            <text:p>1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105396555.687333">
            <text:p>105396555.69</text:p>
          </table:table-cell>
          <table:table-cell table:formula="oooc:=[.W36]/[.K41]" office:value-type="float" office:value="6.14820850429251">
            <text:p>6.15</text:p>
          </table:table-cell>
          <table:table-cell table:formula="oooc:=([.D41]/[.C41])/([.P41]/[.O41])" office:value-type="float" office:value="1.00789870737762">
            <text:p>1.01</text:p>
          </table:table-cell>
          <table:table-cell/>
          <table:table-cell table:formula="oooc:=[.G41]^[$globals.$C$16]*[$globals.$C$22]/[.P41]*[.I41]*[.U41]" office:value-type="float" office:value="263381646.865472">
            <text:p>263381646.87</text:p>
          </table:table-cell>
          <table:table-cell table:formula="oooc:=[.Q41]/[.F41]" office:value-type="float" office:value="19.0962843855006">
            <text:p>19.1</text:p>
          </table:table-cell>
          <table:table-cell table:formula="oooc:=[.G41]/[.H41]" office:value-type="float" office:value="1432.22132891254">
            <text:p>1432.22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410000000">
            <text:p>410,000,000</text:p>
          </table:table-cell>
          <table:table-cell table:formula="oooc:=CEILING(([.P42]-[.S42]/2);[.S42])" office:value-type="float" office:value="24">
            <text:p>24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1">
            <text:p>1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163013383.652143">
            <text:p>163013383.65</text:p>
          </table:table-cell>
          <table:table-cell table:formula="oooc:=[.W36]/[.K42]" office:value-type="float" office:value="3.9751337312449">
            <text:p>3.98</text:p>
          </table:table-cell>
          <table:table-cell table:formula="oooc:=([.D42]/[.C42])/([.P42]/[.O42])" office:value-type="float" office:value="0.986470702651117">
            <text:p>0.99</text:p>
          </table:table-cell>
          <table:table-cell/>
          <table:table-cell table:formula="oooc:=[.G42]^[$globals.$C$16]*[$globals.$C$22]/[.P42]*[.I42]*[.U42]" office:value-type="float" office:value="407363724.245255">
            <text:p>407363724.25</text:p>
          </table:table-cell>
          <table:table-cell table:formula="oooc:=[.Q42]/[.F42]" office:value-type="float" office:value="24.1727213541667">
            <text:p>24.17</text:p>
          </table:table-cell>
          <table:table-cell table:formula="oooc:=[.G42]/[.H42]" office:value-type="float" office:value="1812.9541015625">
            <text:p>1812.95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36]*[$globals.$C$13]" office:value-type="float" office:value="1812.9541015625">
            <text:p>1812.9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1812.9541015625">
            <text:p>1812.95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900000000">
            <text:p>1,900,000,000</text:p>
          </table:table-cell>
          <table:table-cell table:formula="oooc:=CEILING(([.P45]-[.S45]/2);[.S45])" office:value-type="float" office:value="5.2">
            <text:p>5.2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1">
            <text:p>1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570546842.7825">
            <text:p>570546842.78</text:p>
          </table:table-cell>
          <table:table-cell table:formula="oooc:=[.W44]/[.K45]" office:value-type="float" office:value="34.072574839242">
            <text:p>34.07</text:p>
          </table:table-cell>
          <table:table-cell table:formula="oooc:=([.D45]/[.C45])/([.P45]/[.O45])" office:value-type="float" office:value="1.00443100745182">
            <text:p>1</text:p>
          </table:table-cell>
          <table:table-cell/>
          <table:table-cell table:formula="oooc:=[.G45]^[$globals.$C$16]*[$globals.$C$22]/[.P45]*[.I45]*[.U45]" office:value-type="float" office:value="1901030713.14452">
            <text:p>1901030713.14</text:p>
          </table:table-cell>
          <table:table-cell table:formula="oooc:=[.Q45]/[.F45]" office:value-type="float" office:value="5.17986886160714">
            <text:p>5.18</text:p>
          </table:table-cell>
          <table:table-cell table:formula="oooc:=[.G45]/[.H45]" office:value-type="float" office:value="1812.9541015625">
            <text:p>1812.95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6">
            <text:p>6.6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1">
            <text:p>1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882446022.713819">
            <text:p>882446022.71</text:p>
          </table:table-cell>
          <table:table-cell table:formula="oooc:=[.W44]/[.K46]" office:value-type="float" office:value="22.0296760364055">
            <text:p>22.03</text:p>
          </table:table-cell>
          <table:table-cell table:formula="oooc:=([.D46]/[.C46])/([.P46]/[.O46])" office:value-type="float" office:value="1.02055514744941">
            <text:p>1.02</text:p>
          </table:table-cell>
          <table:table-cell/>
          <table:table-cell table:formula="oooc:=[.G46]^[$globals.$C$16]*[$globals.$C$22]/[.P46]*[.I46]*[.U46]" office:value-type="float" office:value="2940261633.3655">
            <text:p>2940261633.37</text:p>
          </table:table-cell>
          <table:table-cell table:formula="oooc:=[.Q46]/[.F46]" office:value-type="float" office:value="6.55685284713421">
            <text:p>6.56</text:p>
          </table:table-cell>
          <table:table-cell table:formula="oooc:=[.G46]/[.H46]" office:value-type="float" office:value="2294.89849649697">
            <text:p>2294.9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500000000">
            <text:p>4,500,000,000</text:p>
          </table:table-cell>
          <table:table-cell table:formula="oooc:=CEILING(([.P47]-[.S47]/2);[.S47])" office:value-type="float" office:value="8.3">
            <text:p>8.3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1">
            <text:p>1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1364850218.44261">
            <text:p>1364850218.44</text:p>
          </table:table-cell>
          <table:table-cell table:formula="oooc:=[.W44]/[.K47]" office:value-type="float" office:value="14.24332116251">
            <text:p>14.24</text:p>
          </table:table-cell>
          <table:table-cell table:formula="oooc:=([.D47]/[.C47])/([.P47]/[.O47])" office:value-type="float" office:value="1.01059300963653">
            <text:p>1.01</text:p>
          </table:table-cell>
          <table:table-cell/>
          <table:table-cell table:formula="oooc:=[.G47]^[$globals.$C$16]*[$globals.$C$22]/[.P47]*[.I47]*[.U47]" office:value-type="float" office:value="4547605892.35356">
            <text:p>4547605892.35</text:p>
          </table:table-cell>
          <table:table-cell table:formula="oooc:=[.Q47]/[.F47]" office:value-type="float" office:value="8.29988565494936">
            <text:p>8.3</text:p>
          </table:table-cell>
          <table:table-cell table:formula="oooc:=[.G47]/[.H47]" office:value-type="float" office:value="2904.95997923228">
            <text:p>2904.96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7000000000">
            <text:p>7,0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1">
            <text:p>1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2110968910.09159">
            <text:p>2110968910.09</text:p>
          </table:table-cell>
          <table:table-cell table:formula="oooc:=[.W44]/[.K48]" office:value-type="float" office:value="9.20904135871739">
            <text:p>9.21</text:p>
          </table:table-cell>
          <table:table-cell table:formula="oooc:=([.D48]/[.C48])/([.P48]/[.O48])" office:value-type="float" office:value="1.05202370981004">
            <text:p>1.05</text:p>
          </table:table-cell>
          <table:table-cell/>
          <table:table-cell table:formula="oooc:=[.G48]^[$globals.$C$16]*[$globals.$C$22]/[.P48]*[.I48]*[.U48]" office:value-type="float" office:value="7033632353.49134">
            <text:p>7033632353.49</text:p>
          </table:table-cell>
          <table:table-cell table:formula="oooc:=[.Q48]/[.F48]" office:value-type="float" office:value="10.5062754176865">
            <text:p>10.51</text:p>
          </table:table-cell>
          <table:table-cell table:formula="oooc:=[.G48]/[.H48]" office:value-type="float" office:value="3677.19639619029">
            <text:p>3677.2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3">
            <text:p>13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1">
            <text:p>1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3264966132.66332">
            <text:p>3264966132.66</text:p>
          </table:table-cell>
          <table:table-cell table:formula="oooc:=[.W44]/[.K49]" office:value-type="float" office:value="5.95411995411489">
            <text:p>5.95</text:p>
          </table:table-cell>
          <table:table-cell table:formula="oooc:=([.D49]/[.C49])/([.P49]/[.O49])" office:value-type="float" office:value="0.966722265013896">
            <text:p>0.97</text:p>
          </table:table-cell>
          <table:table-cell/>
          <table:table-cell table:formula="oooc:=[.G49]^[$globals.$C$16]*[$globals.$C$22]/[.P49]*[.I49]*[.U49]" office:value-type="float" office:value="10878687655.6879">
            <text:p>10878687655.69</text:p>
          </table:table-cell>
          <table:table-cell table:formula="oooc:=[.Q49]/[.F49]" office:value-type="float" office:value="13.2991980541879">
            <text:p>13.3</text:p>
          </table:table-cell>
          <table:table-cell table:formula="oooc:=[.G49]/[.H49]" office:value-type="float" office:value="4654.71931896576">
            <text:p>4654.72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7000000000">
            <text:p>17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1">
            <text:p>1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5049815654.07137">
            <text:p>5049815654.07</text:p>
          </table:table-cell>
          <table:table-cell table:formula="oooc:=[.W44]/[.K50]" office:value-type="float" office:value="3.84964547850904">
            <text:p>3.85</text:p>
          </table:table-cell>
          <table:table-cell table:formula="oooc:=([.D50]/[.C50])/([.P50]/[.O50])" office:value-type="float" office:value="0.999473365637476">
            <text:p>1</text:p>
          </table:table-cell>
          <table:table-cell/>
          <table:table-cell table:formula="oooc:=[.G50]^[$globals.$C$16]*[$globals.$C$22]/[.P50]*[.I50]*[.U50]" office:value-type="float" office:value="16825708135.1816">
            <text:p>16825708135.18</text:p>
          </table:table-cell>
          <table:table-cell table:formula="oooc:=[.Q50]/[.F50]" office:value-type="float" office:value="16.8345738002232">
            <text:p>16.83</text:p>
          </table:table-cell>
          <table:table-cell table:formula="oooc:=[.G50]/[.H50]" office:value-type="float" office:value="5892.10083007812">
            <text:p>5892.1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200">
            <text:p>1200</text:p>
          </table:table-cell>
          <table:table-cell table:formula="oooc:=[.G44]*[$globals.$C$13]" office:value-type="float" office:value="5892.10083007812">
            <text:p>5892.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5892.10083007812">
            <text:p>5892.1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58000000000">
            <text:p>58,000,000,000</text:p>
          </table:table-cell>
          <table:table-cell table:formula="oooc:=CEILING(([.P53]-[.S53]/2);[.S53])" office:value-type="float" office:value="4.9">
            <text:p>4.9</text:p>
          </table:table-cell>
          <table:table-cell/>
          <table:table-cell table:formula="oooc:=[.F52]" office:value-type="float" office:value="1200">
            <text:p>12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1">
            <text:p>1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7674354789.2498">
            <text:p>17674354789.25</text:p>
          </table:table-cell>
          <table:table-cell table:formula="oooc:=[.W52]/[.K53]" office:value-type="float" office:value="32.9969612443632">
            <text:p>33</text:p>
          </table:table-cell>
          <table:table-cell table:formula="oooc:=([.D53]/[.C53])/([.P53]/[.O53])" office:value-type="float" office:value="0.992580445874459">
            <text:p>0.99</text:p>
          </table:table-cell>
          <table:table-cell/>
          <table:table-cell table:formula="oooc:=[.G53]^[$globals.$C$16]*[$globals.$C$22]/[.P53]*[.I53]*[.U53]" office:value-type="float" office:value="57688142177.7654">
            <text:p>57688142177.77</text:p>
          </table:table-cell>
          <table:table-cell table:formula="oooc:=[.Q53]/[.F53]" office:value-type="float" office:value="4.9100840250651">
            <text:p>4.91</text:p>
          </table:table-cell>
          <table:table-cell table:formula="oooc:=[.G53]/[.H53]" office:value-type="float" office:value="5892.10083007812">
            <text:p>5892.1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89000000000">
            <text:p>89,000,000,000</text:p>
          </table:table-cell>
          <table:table-cell table:formula="oooc:=CEILING(([.P54]-[.S54]/2);[.S54])" office:value-type="float" office:value="6.2">
            <text:p>6.2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1">
            <text:p>1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27336342817.6082">
            <text:p>27336342817.61</text:p>
          </table:table-cell>
          <table:table-cell table:formula="oooc:=[.W52]/[.K54]" office:value-type="float" office:value="21.3342364006477">
            <text:p>21.33</text:p>
          </table:table-cell>
          <table:table-cell table:formula="oooc:=([.D54]/[.C54])/([.P54]/[.O54])" office:value-type="float" office:value="1.00004486220542">
            <text:p>1</text:p>
          </table:table-cell>
          <table:table-cell/>
          <table:table-cell table:formula="oooc:=[.G54]^[$globals.$C$16]*[$globals.$C$22]/[.P54]*[.I54]*[.U54]" office:value-type="float" office:value="89224350754.8856">
            <text:p>89224350754.89</text:p>
          </table:table-cell>
          <table:table-cell table:formula="oooc:=[.Q54]/[.F54]" office:value-type="float" office:value="6.2153500946793">
            <text:p>6.22</text:p>
          </table:table-cell>
          <table:table-cell table:formula="oooc:=[.G54]/[.H54]" office:value-type="float" office:value="7458.42011361516">
            <text:p>7458.42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40000000000">
            <text:p>140,000,000,000</text:p>
          </table:table-cell>
          <table:table-cell table:formula="oooc:=CEILING(([.P55]-[.S55]/2);[.S55])" office:value-type="float" office:value="7.9">
            <text:p>7.9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1">
            <text:p>1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42280221685.7341">
            <text:p>42280221685.73</text:p>
          </table:table-cell>
          <table:table-cell table:formula="oooc:=[.W52]/[.K55]" office:value-type="float" office:value="13.793683588863">
            <text:p>13.79</text:p>
          </table:table-cell>
          <table:table-cell table:formula="oooc:=([.D55]/[.C55])/([.P55]/[.O55])" office:value-type="float" office:value="0.989776246655184">
            <text:p>0.99</text:p>
          </table:table-cell>
          <table:table-cell/>
          <table:table-cell table:formula="oooc:=[.G55]^[$globals.$C$16]*[$globals.$C$22]/[.P55]*[.I55]*[.U55]" office:value-type="float" office:value="138000366576.188">
            <text:p>138000366576.19</text:p>
          </table:table-cell>
          <table:table-cell table:formula="oooc:=[.Q55]/[.F55]" office:value-type="float" office:value="7.86759994375408">
            <text:p>7.87</text:p>
          </table:table-cell>
          <table:table-cell table:formula="oooc:=[.G55]/[.H55]" office:value-type="float" office:value="9441.1199325049">
            <text:p>9441.12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10000000000">
            <text:p>210,000,000,000</text:p>
          </table:table-cell>
          <table:table-cell table:formula="oooc:=CEILING(([.P56]-[.S56]/2);[.S56])" office:value-type="float" office:value="10">
            <text:p>10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1">
            <text:p>1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65393427267.2116">
            <text:p>65393427267.21</text:p>
          </table:table-cell>
          <table:table-cell table:formula="oooc:=[.W52]/[.K56]" office:value-type="float" office:value="8.91832748904442">
            <text:p>8.92</text:p>
          </table:table-cell>
          <table:table-cell table:formula="oooc:=([.D56]/[.C56])/([.P56]/[.O56])" office:value-type="float" office:value="1.02056071813268">
            <text:p>1.02</text:p>
          </table:table-cell>
          <table:table-cell/>
          <table:table-cell table:formula="oooc:=[.G56]^[$globals.$C$16]*[$globals.$C$22]/[.P56]*[.I56]*[.U56]" office:value-type="float" office:value="213440624829.869">
            <text:p>213440624829.87</text:p>
          </table:table-cell>
          <table:table-cell table:formula="oooc:=[.Q56]/[.F56]" office:value-type="float" office:value="9.95907357301537">
            <text:p>9.96</text:p>
          </table:table-cell>
          <table:table-cell table:formula="oooc:=[.G56]/[.H56]" office:value-type="float" office:value="11950.8882876184">
            <text:p>11950.89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330000000000">
            <text:p>330,000,000,000</text:p>
          </table:table-cell>
          <table:table-cell table:formula="oooc:=CEILING(([.P57]-[.S57]/2);[.S57])" office:value-type="float" office:value="13">
            <text:p>13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1">
            <text:p>1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101141861590.451">
            <text:p>101141861590.45</text:p>
          </table:table-cell>
          <table:table-cell table:formula="oooc:=[.W52]/[.K57]" office:value-type="float" office:value="5.76615845139895">
            <text:p>5.77</text:p>
          </table:table-cell>
          <table:table-cell table:formula="oooc:=([.D57]/[.C57])/([.P57]/[.O57])" office:value-type="float" office:value="1.03159143258771">
            <text:p>1.03</text:p>
          </table:table-cell>
          <table:table-cell/>
          <table:table-cell table:formula="oooc:=[.G57]^[$globals.$C$16]*[$globals.$C$22]/[.P57]*[.I57]*[.U57]" office:value-type="float" office:value="330121589225.009">
            <text:p>330121589225.01</text:p>
          </table:table-cell>
          <table:table-cell table:formula="oooc:=[.Q57]/[.F57]" office:value-type="float" office:value="12.6065314888656">
            <text:p>12.61</text:p>
          </table:table-cell>
          <table:table-cell table:formula="oooc:=[.G57]/[.H57]" office:value-type="float" office:value="15127.8377866387">
            <text:p>15127.84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510000000000">
            <text:p>510,000,000,000</text:p>
          </table:table-cell>
          <table:table-cell table:formula="oooc:=CEILING(([.P58]-[.S58]/2);[.S58])" office:value-type="float" office:value="16">
            <text:p>16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1">
            <text:p>1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156432788331.788">
            <text:p>156432788331.79</text:p>
          </table:table-cell>
          <table:table-cell table:formula="oooc:=[.W52]/[.K58]" office:value-type="float" office:value="3.72811867779953">
            <text:p>3.73</text:p>
          </table:table-cell>
          <table:table-cell table:formula="oooc:=([.D58]/[.C58])/([.P58]/[.O58])" office:value-type="float" office:value="1.00380254431026">
            <text:p>1</text:p>
          </table:table-cell>
          <table:table-cell/>
          <table:table-cell table:formula="oooc:=[.G58]^[$globals.$C$16]*[$globals.$C$22]/[.P58]*[.I58]*[.U58]" office:value-type="float" office:value="510588196409.716">
            <text:p>510588196409.72</text:p>
          </table:table-cell>
          <table:table-cell table:formula="oooc:=[.Q58]/[.F58]" office:value-type="float" office:value="15.9577730814616">
            <text:p>15.96</text:p>
          </table:table-cell>
          <table:table-cell table:formula="oooc:=[.G58]/[.H58]" office:value-type="float" office:value="19149.3276977539">
            <text:p>19149.33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laser" table:style-name="ta1" table:print="false">
        <office:forms form:automatic-focus="false" form:apply-design-mode="false"/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0.4">
            <text:p>0.4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2.5">
            <text:p>2.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80">
            <text:p>80</text:p>
          </table:table-cell>
          <table:table-cell table:formula="oooc:=CEILING(([.P5]-[.S5]/2);[.S5])" office:value-type="float" office:value="6.2">
            <text:p>6.2</text:p>
          </table:table-cell>
          <table:table-cell/>
          <table:table-cell table:formula="oooc:=[.F4]" office:value-type="float" office:value="0.4">
            <text:p>0.4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2">
            <text:p>2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40">
            <text:p>40</text:p>
          </table:table-cell>
          <table:table-cell table:formula="oooc:=[.W4]/[.K5]" office:value-type="float" office:value="20">
            <text:p>20</text:p>
          </table:table-cell>
          <table:table-cell table:formula="oooc:=([.D5]/[.C5])/([.P5]/[.O5])" office:value-type="float" office:value="0.992">
            <text:p>0.99</text:p>
          </table:table-cell>
          <table:table-cell/>
          <table:table-cell table:formula="oooc:=[.G5]^[$globals.$C$16]*[$globals.$C$22]/[.P5]*[.I5]*[.U5]" office:value-type="float" office:value="80">
            <text:p>80</text:p>
          </table:table-cell>
          <table:table-cell table:formula="oooc:=[.Q5]/[.F5]" office:value-type="float" office:value="6.25">
            <text:p>6.25</text:p>
          </table:table-cell>
          <table:table-cell table:formula="oooc:=[.G5]/[.H5]" office:value-type="float" office:value="2.5">
            <text:p>2.5</text:p>
          </table:table-cell>
          <table:table-cell table:formula="oooc:=MAX(10^(FLOOR(LOG([.O5];10);1)-1);5)" office:value-type="float" office:value="5">
            <text:p>5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20">
            <text:p>120</text:p>
          </table:table-cell>
          <table:table-cell table:formula="oooc:=CEILING(([.P6]-[.S6]/2);[.S6])" office:value-type="float" office:value="7.9">
            <text:p>7.9</text:p>
          </table:table-cell>
          <table:table-cell/>
          <table:table-cell table:formula="oooc:=[.F5]" office:value-type="float" office:value="0.4">
            <text:p>0.4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2">
            <text:p>2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61.8666834372594">
            <text:p>61.87</text:p>
          </table:table-cell>
          <table:table-cell table:formula="oooc:=[.W4]/[.K6]" office:value-type="float" office:value="12.9310309774614">
            <text:p>12.93</text:p>
          </table:table-cell>
          <table:table-cell table:formula="oooc:=([.D6]/[.C6])/([.P6]/[.O6])" office:value-type="float" office:value="1.02961766777335">
            <text:p>1.03</text:p>
          </table:table-cell>
          <table:table-cell/>
          <table:table-cell table:formula="oooc:=[.G6]^[$globals.$C$16]*[$globals.$C$22]/[.P6]*[.I6]*[.U6]" office:value-type="float" office:value="123.733366874519">
            <text:p>123.73</text:p>
          </table:table-cell>
          <table:table-cell table:formula="oooc:=[.Q6]/[.F6]" office:value-type="float" office:value="7.9114609634874">
            <text:p>7.91</text:p>
          </table:table-cell>
          <table:table-cell table:formula="oooc:=[.G6]/[.H6]" office:value-type="float" office:value="3.16458438539496">
            <text:p>3.16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90">
            <text:p>190</text:p>
          </table:table-cell>
          <table:table-cell table:formula="oooc:=CEILING(([.P7]-[.S7]/2);[.S7])" office:value-type="float" office:value="10">
            <text:p>10</text:p>
          </table:table-cell>
          <table:table-cell/>
          <table:table-cell table:formula="oooc:=[.F6]" office:value-type="float" office:value="0.4">
            <text:p>0.4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2">
            <text:p>2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95.6871629881518">
            <text:p>95.69</text:p>
          </table:table-cell>
          <table:table-cell table:formula="oooc:=[.W4]/[.K7]" office:value-type="float" office:value="8.36057810700332">
            <text:p>8.36</text:p>
          </table:table-cell>
          <table:table-cell table:formula="oooc:=([.D7]/[.C7])/([.P7]/[.O7])" office:value-type="float" office:value="1.00576544709849">
            <text:p>1.01</text:p>
          </table:table-cell>
          <table:table-cell/>
          <table:table-cell table:formula="oooc:=[.G7]^[$globals.$C$16]*[$globals.$C$22]/[.P7]*[.I7]*[.U7]" office:value-type="float" office:value="191.374325976304">
            <text:p>191.37</text:p>
          </table:table-cell>
          <table:table-cell table:formula="oooc:=[.Q7]/[.F7]" office:value-type="float" office:value="10.0145943322856">
            <text:p>10.01</text:p>
          </table:table-cell>
          <table:table-cell table:formula="oooc:=[.G7]/[.H7]" office:value-type="float" office:value="4.00583773291424">
            <text:p>4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1">
            <text:p>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00">
            <text:p>300</text:p>
          </table:table-cell>
          <table:table-cell table:formula="oooc:=CEILING(([.P8]-[.S8]/2);[.S8])" office:value-type="float" office:value="13">
            <text:p>13</text:p>
          </table:table-cell>
          <table:table-cell/>
          <table:table-cell table:formula="oooc:=[.F7]" office:value-type="float" office:value="0.4">
            <text:p>0.4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2">
            <text:p>2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147.996185539936">
            <text:p>148</text:p>
          </table:table-cell>
          <table:table-cell table:formula="oooc:=[.W4]/[.K8]" office:value-type="float" office:value="5.40554472455728">
            <text:p>5.41</text:p>
          </table:table-cell>
          <table:table-cell table:formula="oooc:=([.D8]/[.C8])/([.P8]/[.O8])" office:value-type="float" office:value="1.01179512211328">
            <text:p>1.01</text:p>
          </table:table-cell>
          <table:table-cell/>
          <table:table-cell table:formula="oooc:=[.G8]^[$globals.$C$16]*[$globals.$C$22]/[.P8]*[.I8]*[.U8]" office:value-type="float" office:value="295.992371079872">
            <text:p>295.99</text:p>
          </table:table-cell>
          <table:table-cell table:formula="oooc:=[.Q8]/[.F8]" office:value-type="float" office:value="12.6768115400063">
            <text:p>12.68</text:p>
          </table:table-cell>
          <table:table-cell table:formula="oooc:=[.G8]/[.H8]" office:value-type="float" office:value="5.07072461600253">
            <text:p>5.07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60">
            <text:p>460</text:p>
          </table:table-cell>
          <table:table-cell table:formula="oooc:=CEILING(([.P9]-[.S9]/2);[.S9])" office:value-type="float" office:value="16">
            <text:p>16</text:p>
          </table:table-cell>
          <table:table-cell/>
          <table:table-cell table:formula="oooc:=[.F8]" office:value-type="float" office:value="0.4">
            <text:p>0.4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2">
            <text:p>2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228.900829018028">
            <text:p>228.9</text:p>
          </table:table-cell>
          <table:table-cell table:formula="oooc:=[.W4]/[.K9]" office:value-type="float" office:value="3.49496331416516">
            <text:p>3.49</text:p>
          </table:table-cell>
          <table:table-cell table:formula="oooc:=([.D9]/[.C9])/([.P9]/[.O9])" office:value-type="float" office:value="0.992322425495597">
            <text:p>0.99</text:p>
          </table:table-cell>
          <table:table-cell/>
          <table:table-cell table:formula="oooc:=[.G9]^[$globals.$C$16]*[$globals.$C$22]/[.P9]*[.I9]*[.U9]" office:value-type="float" office:value="457.801658036056">
            <text:p>457.8</text:p>
          </table:table-cell>
          <table:table-cell table:formula="oooc:=[.Q9]/[.F9]" office:value-type="float" office:value="16.0467359424395">
            <text:p>16.05</text:p>
          </table:table-cell>
          <table:table-cell table:formula="oooc:=[.G9]/[.H9]" office:value-type="float" office:value="6.41869437697579">
            <text:p>6.42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710">
            <text:p>710</text:p>
          </table:table-cell>
          <table:table-cell table:formula="oooc:=CEILING(([.P10]-[.S10]/2);[.S10])" office:value-type="float" office:value="20">
            <text:p>20</text:p>
          </table:table-cell>
          <table:table-cell/>
          <table:table-cell table:formula="oooc:=[.F9]" office:value-type="float" office:value="0.4">
            <text:p>0.4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2">
            <text:p>2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354.033378184615">
            <text:p>354.03</text:p>
          </table:table-cell>
          <table:table-cell table:formula="oooc:=[.W4]/[.K10]" office:value-type="float" office:value="2.25967394402804">
            <text:p>2.26</text:p>
          </table:table-cell>
          <table:table-cell table:formula="oooc:=([.D10]/[.C10])/([.P10]/[.O10])" office:value-type="float" office:value="0.981934396698389">
            <text:p>0.98</text:p>
          </table:table-cell>
          <table:table-cell/>
          <table:table-cell table:formula="oooc:=[.G10]^[$globals.$C$16]*[$globals.$C$22]/[.P10]*[.I10]*[.U10]" office:value-type="float" office:value="708.066756369229">
            <text:p>708.07</text:p>
          </table:table-cell>
          <table:table-cell table:formula="oooc:=[.Q10]/[.F10]" office:value-type="float" office:value="20.3125">
            <text:p>20.31</text:p>
          </table:table-cell>
          <table:table-cell table:formula="oooc:=[.G10]/[.H10]" office:value-type="float" office:value="8.125">
            <text:p>8.13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W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.5">
            <text:p>1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8.125">
            <text:p>8.13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2700">
            <text:p>2,700</text:p>
          </table:table-cell>
          <table:table-cell table:formula="oooc:=CEILING(([.P13]-[.S13]/2);[.S13])" office:value-type="float" office:value="5.4">
            <text:p>5.4</text:p>
          </table:table-cell>
          <table:table-cell/>
          <table:table-cell table:formula="oooc:=[.F12]" office:value-type="float" office:value="1.5">
            <text:p>1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2">
            <text:p>2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1239.11682364615">
            <text:p>1239.12</text:p>
          </table:table-cell>
          <table:table-cell table:formula="oooc:=[.W12]/[.K13]" office:value-type="float" office:value="19.3686338059547">
            <text:p>19.37</text:p>
          </table:table-cell>
          <table:table-cell table:formula="oooc:=([.D13]/[.C13])/([.P13]/[.O13])" office:value-type="float" office:value="0.980400124203548">
            <text:p>0.98</text:p>
          </table:table-cell>
          <table:table-cell/>
          <table:table-cell table:formula="oooc:=[.G13]^[$globals.$C$16]*[$globals.$C$22]/[.P13]*[.I13]*[.U13]" office:value-type="float" office:value="2655.25033638461">
            <text:p>2655.25</text:p>
          </table:table-cell>
          <table:table-cell table:formula="oooc:=[.Q13]/[.F13]" office:value-type="float" office:value="5.41666666666667">
            <text:p>5.42</text:p>
          </table:table-cell>
          <table:table-cell table:formula="oooc:=[.G13]/[.H13]" office:value-type="float" office:value="8.125">
            <text:p>8.13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4100">
            <text:p>4,100</text:p>
          </table:table-cell>
          <table:table-cell table:formula="oooc:=CEILING(([.P14]-[.S14]/2);[.S14])" office:value-type="float" office:value="6.9">
            <text:p>6.9</text:p>
          </table:table-cell>
          <table:table-cell/>
          <table:table-cell table:formula="oooc:=[.F13]" office:value-type="float" office:value="1.5">
            <text:p>1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2">
            <text:p>2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916.50120675747">
            <text:p>1916.5</text:p>
          </table:table-cell>
          <table:table-cell table:formula="oooc:=[.W12]/[.K14]" office:value-type="float" office:value="12.5228201867953">
            <text:p>12.52</text:p>
          </table:table-cell>
          <table:table-cell table:formula="oooc:=([.D14]/[.C14])/([.P14]/[.O14])" office:value-type="float" office:value="1.00799590392001">
            <text:p>1.01</text:p>
          </table:table-cell>
          <table:table-cell/>
          <table:table-cell table:formula="oooc:=[.G14]^[$globals.$C$16]*[$globals.$C$22]/[.P14]*[.I14]*[.U14]" office:value-type="float" office:value="4106.78830019458">
            <text:p>4106.79</text:p>
          </table:table-cell>
          <table:table-cell table:formula="oooc:=[.Q14]/[.F14]" office:value-type="float" office:value="6.85659950168908">
            <text:p>6.86</text:p>
          </table:table-cell>
          <table:table-cell table:formula="oooc:=[.G14]/[.H14]" office:value-type="float" office:value="10.2848992525336">
            <text:p>10.28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6400">
            <text:p>6,400</text:p>
          </table:table-cell>
          <table:table-cell table:formula="oooc:=CEILING(([.P15]-[.S15]/2);[.S15])" office:value-type="float" office:value="8.7">
            <text:p>8.7</text:p>
          </table:table-cell>
          <table:table-cell/>
          <table:table-cell table:formula="oooc:=[.F14]" office:value-type="float" office:value="1.5">
            <text:p>1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2">
            <text:p>2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2964.18933663975">
            <text:p>2964.19</text:p>
          </table:table-cell>
          <table:table-cell table:formula="oooc:=[.W12]/[.K15]" office:value-type="float" office:value="8.09664878803145">
            <text:p>8.1</text:p>
          </table:table-cell>
          <table:table-cell table:formula="oooc:=([.D15]/[.C15])/([.P15]/[.O15])" office:value-type="float" office:value="0.994839414659737">
            <text:p>0.99</text:p>
          </table:table-cell>
          <table:table-cell/>
          <table:table-cell table:formula="oooc:=[.G15]^[$globals.$C$16]*[$globals.$C$22]/[.P15]*[.I15]*[.U15]" office:value-type="float" office:value="6351.83429279947">
            <text:p>6351.83</text:p>
          </table:table-cell>
          <table:table-cell table:formula="oooc:=[.Q15]/[.F15]" office:value-type="float" office:value="8.67931508798085">
            <text:p>8.68</text:p>
          </table:table-cell>
          <table:table-cell table:formula="oooc:=[.G15]/[.H15]" office:value-type="float" office:value="13.0189726319713">
            <text:p>13.02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9800">
            <text:p>9,800</text:p>
          </table:table-cell>
          <table:table-cell table:formula="oooc:=CEILING(([.P16]-[.S16]/2);[.S16])" office:value-type="float" office:value="11">
            <text:p>11</text:p>
          </table:table-cell>
          <table:table-cell/>
          <table:table-cell table:formula="oooc:=[.F15]" office:value-type="float" office:value="1.5">
            <text:p>1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2">
            <text:p>2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4584.61408344979">
            <text:p>4584.61</text:p>
          </table:table-cell>
          <table:table-cell table:formula="oooc:=[.W12]/[.K16]" office:value-type="float" office:value="5.234900814583">
            <text:p>5.23</text:p>
          </table:table-cell>
          <table:table-cell table:formula="oooc:=([.D16]/[.C16])/([.P16]/[.O16])" office:value-type="float" office:value="1.0036920529526">
            <text:p>1</text:p>
          </table:table-cell>
          <table:table-cell/>
          <table:table-cell table:formula="oooc:=[.G16]^[$globals.$C$16]*[$globals.$C$22]/[.P16]*[.I16]*[.U16]" office:value-type="float" office:value="9824.17303596384">
            <text:p>9824.17</text:p>
          </table:table-cell>
          <table:table-cell table:formula="oooc:=[.Q16]/[.F16]" office:value-type="float" office:value="10.9865700013388">
            <text:p>10.99</text:p>
          </table:table-cell>
          <table:table-cell table:formula="oooc:=[.G16]/[.H16]" office:value-type="float" office:value="16.4798550020082">
            <text:p>16.48</text:p>
          </table:table-cell>
          <table:table-cell table:formula="oooc:=MAX(10^(FLOOR(LOG([.O16];10);1)-1);5)" office:value-type="float" office:value="100">
            <text:p>100</text:p>
          </table:table-cell>
          <table:table-cell table:formula="oooc:=10^(FLOOR(LOG([.P16];10);1)-1)" office:value-type="float" office:value="1">
            <text:p>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15000">
            <text:p>15,000</text:p>
          </table:table-cell>
          <table:table-cell table:formula="oooc:=CEILING(([.P17]-[.S17]/2);[.S17])" office:value-type="float" office:value="14">
            <text:p>14</text:p>
          </table:table-cell>
          <table:table-cell/>
          <table:table-cell table:formula="oooc:=[.F16]" office:value-type="float" office:value="1.5">
            <text:p>1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2">
            <text:p>2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7090.87170456974">
            <text:p>7090.87</text:p>
          </table:table-cell>
          <table:table-cell table:formula="oooc:=[.W12]/[.K17]" office:value-type="float" office:value="3.38463322986553">
            <text:p>3.38</text:p>
          </table:table-cell>
          <table:table-cell table:formula="oooc:=([.D17]/[.C17])/([.P17]/[.O17])" office:value-type="float" office:value="1.01974321420665">
            <text:p>1.02</text:p>
          </table:table-cell>
          <table:table-cell/>
          <table:table-cell table:formula="oooc:=[.G17]^[$globals.$C$16]*[$globals.$C$22]/[.P17]*[.I17]*[.U17]" office:value-type="float" office:value="15194.7250812209">
            <text:p>15194.73</text:p>
          </table:table-cell>
          <table:table-cell table:formula="oooc:=[.Q17]/[.F17]" office:value-type="float" office:value="13.9071711501142">
            <text:p>13.91</text:p>
          </table:table-cell>
          <table:table-cell table:formula="oooc:=[.G17]/[.H17]" office:value-type="float" office:value="20.8607567251713">
            <text:p>20.86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1">
            <text:p>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24000">
            <text:p>24,000</text:p>
          </table:table-cell>
          <table:table-cell table:formula="oooc:=CEILING(([.P18]-[.S18]/2);[.S18])" office:value-type="float" office:value="18">
            <text:p>18</text:p>
          </table:table-cell>
          <table:table-cell/>
          <table:table-cell table:formula="oooc:=[.F17]" office:value-type="float" office:value="1.5">
            <text:p>1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2">
            <text:p>2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10967.2178760209">
            <text:p>10967.22</text:p>
          </table:table-cell>
          <table:table-cell table:formula="oooc:=[.W12]/[.K18]" office:value-type="float" office:value="2.18833985713682">
            <text:p>2.19</text:p>
          </table:table-cell>
          <table:table-cell table:formula="oooc:=([.D18]/[.C18])/([.P18]/[.O18])" office:value-type="float" office:value="1.00123375368576">
            <text:p>1</text:p>
          </table:table-cell>
          <table:table-cell/>
          <table:table-cell table:formula="oooc:=[.G18]^[$globals.$C$16]*[$globals.$C$22]/[.P18]*[.I18]*[.U18]" office:value-type="float" office:value="23501.1811629019">
            <text:p>23501.18</text:p>
          </table:table-cell>
          <table:table-cell table:formula="oooc:=[.Q18]/[.F18]" office:value-type="float" office:value="17.6041666666667">
            <text:p>17.6</text:p>
          </table:table-cell>
          <table:table-cell table:formula="oooc:=[.G18]/[.H18]" office:value-type="float" office:value="26.40625">
            <text:p>26.41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W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5">
            <text:p>5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26.40625">
            <text:p>26.41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78000">
            <text:p>78,000</text:p>
          </table:table-cell>
          <table:table-cell table:formula="oooc:=CEILING(([.P21]-[.S21]/2);[.S21])" office:value-type="float" office:value="5.3">
            <text:p>5.3</text:p>
          </table:table-cell>
          <table:table-cell/>
          <table:table-cell table:formula="oooc:=[.F20]" office:value-type="float" office:value="5">
            <text:p>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2">
            <text:p>2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38385.2625660732">
            <text:p>38385.26</text:p>
          </table:table-cell>
          <table:table-cell table:formula="oooc:=[.W20]/[.K21]" office:value-type="float" office:value="18.7571987754585">
            <text:p>18.76</text:p>
          </table:table-cell>
          <table:table-cell table:formula="oooc:=([.D21]/[.C21])/([.P21]/[.O21])" office:value-type="float" office:value="1.00788962859156">
            <text:p>1.01</text:p>
          </table:table-cell>
          <table:table-cell/>
          <table:table-cell table:formula="oooc:=[.G21]^[$globals.$C$16]*[$globals.$C$22]/[.P21]*[.I21]*[.U21]" office:value-type="float" office:value="78337.2705430065">
            <text:p>78337.27</text:p>
          </table:table-cell>
          <table:table-cell table:formula="oooc:=[.Q21]/[.F21]" office:value-type="float" office:value="5.28125">
            <text:p>5.28</text:p>
          </table:table-cell>
          <table:table-cell table:formula="oooc:=[.G21]/[.H21]" office:value-type="float" office:value="26.40625">
            <text:p>26.41</text:p>
          </table:table-cell>
          <table:table-cell table:formula="oooc:=MAX(10^(FLOOR(LOG([.O21];10);1)-1);5)" office:value-type="float" office:value="1000">
            <text:p>1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120000">
            <text:p>120,000</text:p>
          </table:table-cell>
          <table:table-cell table:formula="oooc:=CEILING(([.P22]-[.S22]/2);[.S22])" office:value-type="float" office:value="6.7">
            <text:p>6.7</text:p>
          </table:table-cell>
          <table:table-cell/>
          <table:table-cell table:formula="oooc:=[.F21]" office:value-type="float" office:value="5">
            <text:p>5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2">
            <text:p>2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59369.2221957833">
            <text:p>59369.22</text:p>
          </table:table-cell>
          <table:table-cell table:formula="oooc:=[.W20]/[.K22]" office:value-type="float" office:value="12.1274959207927">
            <text:p>12.13</text:p>
          </table:table-cell>
          <table:table-cell table:formula="oooc:=([.D22]/[.C22])/([.P22]/[.O22])" office:value-type="float" office:value="1.01191827060647">
            <text:p>1.01</text:p>
          </table:table-cell>
          <table:table-cell/>
          <table:table-cell table:formula="oooc:=[.G22]^[$globals.$C$16]*[$globals.$C$22]/[.P22]*[.I22]*[.U22]" office:value-type="float" office:value="121161.677950578">
            <text:p>121161.68</text:p>
          </table:table-cell>
          <table:table-cell table:formula="oooc:=[.Q22]/[.F22]" office:value-type="float" office:value="6.68518451414685">
            <text:p>6.69</text:p>
          </table:table-cell>
          <table:table-cell table:formula="oooc:=[.G22]/[.H22]" office:value-type="float" office:value="33.4259225707343">
            <text:p>33.43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190000">
            <text:p>190,000</text:p>
          </table:table-cell>
          <table:table-cell table:formula="oooc:=CEILING(([.P23]-[.S23]/2);[.S23])" office:value-type="float" office:value="8.5">
            <text:p>8.5</text:p>
          </table:table-cell>
          <table:table-cell/>
          <table:table-cell table:formula="oooc:=[.F22]" office:value-type="float" office:value="5">
            <text:p>5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2">
            <text:p>2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91824.4218875711">
            <text:p>91824.42</text:p>
          </table:table-cell>
          <table:table-cell table:formula="oooc:=[.W20]/[.K23]" office:value-type="float" office:value="7.84105127154038">
            <text:p>7.84</text:p>
          </table:table-cell>
          <table:table-cell table:formula="oooc:=([.D23]/[.C23])/([.P23]/[.O23])" office:value-type="float" office:value="0.990689081987249">
            <text:p>0.99</text:p>
          </table:table-cell>
          <table:table-cell/>
          <table:table-cell table:formula="oooc:=[.G23]^[$globals.$C$16]*[$globals.$C$22]/[.P23]*[.I23]*[.U23]" office:value-type="float" office:value="187396.77936239">
            <text:p>187396.78</text:p>
          </table:table-cell>
          <table:table-cell table:formula="oooc:=[.Q23]/[.F23]" office:value-type="float" office:value="8.46233221078133">
            <text:p>8.46</text:p>
          </table:table-cell>
          <table:table-cell table:formula="oooc:=[.G23]/[.H23]" office:value-type="float" office:value="42.3116610539066">
            <text:p>42.31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290000">
            <text:p>290,000</text:p>
          </table:table-cell>
          <table:table-cell table:formula="oooc:=CEILING(([.P24]-[.S24]/2);[.S24])" office:value-type="float" office:value="11">
            <text:p>11</text:p>
          </table:table-cell>
          <table:table-cell/>
          <table:table-cell table:formula="oooc:=[.F23]" office:value-type="float" office:value="5">
            <text:p>5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2">
            <text:p>2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142021.811018193">
            <text:p>142021.81</text:p>
          </table:table-cell>
          <table:table-cell table:formula="oooc:=[.W20]/[.K24]" office:value-type="float" office:value="5.06964384440759">
            <text:p>5.07</text:p>
          </table:table-cell>
          <table:table-cell table:formula="oooc:=([.D24]/[.C24])/([.P24]/[.O24])" office:value-type="float" office:value="1.02632973298139">
            <text:p>1.03</text:p>
          </table:table-cell>
          <table:table-cell/>
          <table:table-cell table:formula="oooc:=[.G24]^[$globals.$C$16]*[$globals.$C$22]/[.P24]*[.I24]*[.U24]" office:value-type="float" office:value="289840.430649373">
            <text:p>289840.43</text:p>
          </table:table-cell>
          <table:table-cell table:formula="oooc:=[.Q24]/[.F24]" office:value-type="float" office:value="10.7119057513054">
            <text:p>10.71</text:p>
          </table:table-cell>
          <table:table-cell table:formula="oooc:=[.G24]/[.H24]" office:value-type="float" office:value="53.5595287565268">
            <text:p>53.56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1">
            <text:p>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450000">
            <text:p>450,000</text:p>
          </table:table-cell>
          <table:table-cell table:formula="oooc:=CEILING(([.P25]-[.S25]/2);[.S25])" office:value-type="float" office:value="14">
            <text:p>14</text:p>
          </table:table-cell>
          <table:table-cell/>
          <table:table-cell table:formula="oooc:=[.F24]" office:value-type="float" office:value="5">
            <text:p>5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2">
            <text:p>2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219660.460586221">
            <text:p>219660.46</text:p>
          </table:table-cell>
          <table:table-cell table:formula="oooc:=[.W20]/[.K25]" office:value-type="float" office:value="3.27778607983655">
            <text:p>3.28</text:p>
          </table:table-cell>
          <table:table-cell table:formula="oooc:=([.D25]/[.C25])/([.P25]/[.O25])" office:value-type="float" office:value="1.02855594018922">
            <text:p>1.03</text:p>
          </table:table-cell>
          <table:table-cell/>
          <table:table-cell table:formula="oooc:=[.G25]^[$globals.$C$16]*[$globals.$C$22]/[.P25]*[.I25]*[.U25]" office:value-type="float" office:value="448286.654257593">
            <text:p>448286.65</text:p>
          </table:table-cell>
          <table:table-cell table:formula="oooc:=[.Q25]/[.F25]" office:value-type="float" office:value="13.5594918713614">
            <text:p>13.56</text:p>
          </table:table-cell>
          <table:table-cell table:formula="oooc:=[.G25]/[.H25]" office:value-type="float" office:value="67.7974593568068">
            <text:p>67.8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1">
            <text:p>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690000">
            <text:p>690,000</text:p>
          </table:table-cell>
          <table:table-cell table:formula="oooc:=CEILING(([.P26]-[.S26]/2);[.S26])" office:value-type="float" office:value="17">
            <text:p>17</text:p>
          </table:table-cell>
          <table:table-cell/>
          <table:table-cell table:formula="oooc:=[.F25]" office:value-type="float" office:value="5">
            <text:p>5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2">
            <text:p>2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339741.604469258">
            <text:p>339741.6</text:p>
          </table:table-cell>
          <table:table-cell table:formula="oooc:=[.W20]/[.K26]" office:value-type="float" office:value="2.11925766679291">
            <text:p>2.12</text:p>
          </table:table-cell>
          <table:table-cell table:formula="oooc:=([.D26]/[.C26])/([.P26]/[.O26])" office:value-type="float" office:value="0.995250482495092">
            <text:p>1</text:p>
          </table:table-cell>
          <table:table-cell/>
          <table:table-cell table:formula="oooc:=[.G26]^[$globals.$C$16]*[$globals.$C$22]/[.P26]*[.I26]*[.U26]" office:value-type="float" office:value="693350.213202567">
            <text:p>693350.21</text:p>
          </table:table-cell>
          <table:table-cell table:formula="oooc:=[.Q26]/[.F26]" office:value-type="float" office:value="17.1640625">
            <text:p>17.16</text:p>
          </table:table-cell>
          <table:table-cell table:formula="oooc:=[.G26]/[.H26]" office:value-type="float" office:value="85.8203125">
            <text:p>85.82</text:p>
          </table:table-cell>
          <table:table-cell table:formula="oooc:=MAX(10^(FLOOR(LOG([.O26];10);1)-1);5)" office:value-type="float" office:value="10000">
            <text:p>1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0">
            <text:p>3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85.8203125">
            <text:p>85.82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4200000">
            <text:p>4,200,000</text:p>
          </table:table-cell>
          <table:table-cell table:formula="oooc:=CEILING(([.P29]-[.S29]/2);[.S29])" office:value-type="float" office:value="2.9">
            <text:p>2.9</text:p>
          </table:table-cell>
          <table:table-cell/>
          <table:table-cell table:formula="oooc:=[.F28]" office:value-type="float" office:value="30">
            <text:p>3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2">
            <text:p>2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1189095.6156424">
            <text:p>1189095.62</text:p>
          </table:table-cell>
          <table:table-cell table:formula="oooc:=[.W28]/[.K29]" office:value-type="float" office:value="18.1650657153678">
            <text:p>18.17</text:p>
          </table:table-cell>
          <table:table-cell table:formula="oooc:=([.D29]/[.C29])/([.P29]/[.O29])" office:value-type="float" office:value="1.00411573889379">
            <text:p>1</text:p>
          </table:table-cell>
          <table:table-cell/>
          <table:table-cell table:formula="oooc:=[.G29]^[$globals.$C$16]*[$globals.$C$22]/[.P29]*[.I29]*[.U29]" office:value-type="float" office:value="4160101.2792154">
            <text:p>4160101.28</text:p>
          </table:table-cell>
          <table:table-cell table:formula="oooc:=[.Q29]/[.F29]" office:value-type="float" office:value="2.86067708333333">
            <text:p>2.86</text:p>
          </table:table-cell>
          <table:table-cell table:formula="oooc:=[.G29]/[.H29]" office:value-type="float" office:value="85.8203125">
            <text:p>85.82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6400000">
            <text:p>6,400,000</text:p>
          </table:table-cell>
          <table:table-cell table:formula="oooc:=CEILING(([.P30]-[.S30]/2);[.S30])" office:value-type="float" office:value="3.6">
            <text:p>3.6</text:p>
          </table:table-cell>
          <table:table-cell/>
          <table:table-cell table:formula="oooc:=[.F29]" office:value-type="float" office:value="30">
            <text:p>3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2">
            <text:p>2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1839135.05073954">
            <text:p>1839135.05</text:p>
          </table:table-cell>
          <table:table-cell table:formula="oooc:=[.W28]/[.K30]" office:value-type="float" office:value="11.7446513736522">
            <text:p>11.74</text:p>
          </table:table-cell>
          <table:table-cell table:formula="oooc:=([.D30]/[.C30])/([.P30]/[.O30])" office:value-type="float" office:value="0.999488416083334">
            <text:p>1</text:p>
          </table:table-cell>
          <table:table-cell/>
          <table:table-cell table:formula="oooc:=[.G30]^[$globals.$C$16]*[$globals.$C$22]/[.P30]*[.I30]*[.U30]" office:value-type="float" office:value="6434291.72270393">
            <text:p>6434291.72</text:p>
          </table:table-cell>
          <table:table-cell table:formula="oooc:=[.Q30]/[.F30]" office:value-type="float" office:value="3.62114161182954">
            <text:p>3.62</text:p>
          </table:table-cell>
          <table:table-cell table:formula="oooc:=[.G30]/[.H30]" office:value-type="float" office:value="108.634248354886">
            <text:p>108.63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10000000">
            <text:p>10,000,000</text:p>
          </table:table-cell>
          <table:table-cell table:formula="oooc:=CEILING(([.P31]-[.S31]/2);[.S31])" office:value-type="float" office:value="4.6">
            <text:p>4.6</text:p>
          </table:table-cell>
          <table:table-cell/>
          <table:table-cell table:formula="oooc:=[.F30]" office:value-type="float" office:value="30">
            <text:p>3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2">
            <text:p>2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2844529.64956178">
            <text:p>2844529.65</text:p>
          </table:table-cell>
          <table:table-cell table:formula="oooc:=[.W28]/[.K31]" office:value-type="float" office:value="7.59352253660905">
            <text:p>7.59</text:p>
          </table:table-cell>
          <table:table-cell table:formula="oooc:=([.D31]/[.C31])/([.P31]/[.O31])" office:value-type="float" office:value="0.998695841117583">
            <text:p>1</text:p>
          </table:table-cell>
          <table:table-cell/>
          <table:table-cell table:formula="oooc:=[.G31]^[$globals.$C$16]*[$globals.$C$22]/[.P31]*[.I31]*[.U31]" office:value-type="float" office:value="9951707.22878757">
            <text:p>9951707.23</text:p>
          </table:table-cell>
          <table:table-cell table:formula="oooc:=[.Q31]/[.F31]" office:value-type="float" office:value="4.58376328083988">
            <text:p>4.58</text:p>
          </table:table-cell>
          <table:table-cell table:formula="oooc:=[.G31]/[.H31]" office:value-type="float" office:value="137.512898425197">
            <text:p>137.51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5000000">
            <text:p>15,000,000</text:p>
          </table:table-cell>
          <table:table-cell table:formula="oooc:=CEILING(([.P32]-[.S32]/2);[.S32])" office:value-type="float" office:value="5.8">
            <text:p>5.8</text:p>
          </table:table-cell>
          <table:table-cell/>
          <table:table-cell table:formula="oooc:=[.F31]" office:value-type="float" office:value="30">
            <text:p>3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2">
            <text:p>2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4399540.38393343">
            <text:p>4399540.38</text:p>
          </table:table-cell>
          <table:table-cell table:formula="oooc:=[.W28]/[.K32]" office:value-type="float" office:value="4.90960375744714">
            <text:p>4.91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6]*[$globals.$C$22]/[.P32]*[.I32]*[.U32]" office:value-type="float" office:value="15391978.0195922">
            <text:p>15391978.02</text:p>
          </table:table-cell>
          <table:table-cell table:formula="oooc:=[.Q32]/[.F32]" office:value-type="float" office:value="5.80228228195707">
            <text:p>5.8</text:p>
          </table:table-cell>
          <table:table-cell table:formula="oooc:=[.G32]/[.H32]" office:value-type="float" office:value="174.068468458712">
            <text:p>174.07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24000000">
            <text:p>24,000,000</text:p>
          </table:table-cell>
          <table:table-cell table:formula="oooc:=CEILING(([.P33]-[.S33]/2);[.S33])" office:value-type="float" office:value="7.3">
            <text:p>7.3</text:p>
          </table:table-cell>
          <table:table-cell/>
          <table:table-cell table:formula="oooc:=[.F32]" office:value-type="float" office:value="30">
            <text:p>3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2">
            <text:p>2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6804624.3050562">
            <text:p>6804624.31</text:p>
          </table:table-cell>
          <table:table-cell table:formula="oooc:=[.W28]/[.K33]" office:value-type="float" office:value="3.1743119137305">
            <text:p>3.17</text:p>
          </table:table-cell>
          <table:table-cell table:formula="oooc:=([.D33]/[.C33])/([.P33]/[.O33])" office:value-type="float" office:value="0.985887523933424">
            <text:p>0.99</text:p>
          </table:table-cell>
          <table:table-cell/>
          <table:table-cell table:formula="oooc:=[.G33]^[$globals.$C$16]*[$globals.$C$22]/[.P33]*[.I33]*[.U33]" office:value-type="float" office:value="23806265.7902841">
            <text:p>23806265.79</text:p>
          </table:table-cell>
          <table:table-cell table:formula="oooc:=[.Q33]/[.F33]" office:value-type="float" office:value="7.34472476365407">
            <text:p>7.34</text:p>
          </table:table-cell>
          <table:table-cell table:formula="oooc:=[.G33]/[.H33]" office:value-type="float" office:value="220.341742909622">
            <text:p>220.34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0.1">
            <text:p>0.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37000000">
            <text:p>37,000,000</text:p>
          </table:table-cell>
          <table:table-cell table:formula="oooc:=CEILING(([.P34]-[.S34]/2);[.S34])" office:value-type="float" office:value="9.3">
            <text:p>9.3</text:p>
          </table:table-cell>
          <table:table-cell/>
          <table:table-cell table:formula="oooc:=[.F33]" office:value-type="float" office:value="30">
            <text:p>3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2">
            <text:p>2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10524488.4447598">
            <text:p>10524488.44</text:p>
          </table:table-cell>
          <table:table-cell table:formula="oooc:=[.W28]/[.K34]" office:value-type="float" office:value="2.05235628442869">
            <text:p>2.05</text:p>
          </table:table-cell>
          <table:table-cell table:formula="oooc:=([.D34]/[.C34])/([.P34]/[.O34])" office:value-type="float" office:value="0.995444722005531">
            <text:p>1</text:p>
          </table:table-cell>
          <table:table-cell/>
          <table:table-cell table:formula="oooc:=[.G34]^[$globals.$C$16]*[$globals.$C$22]/[.P34]*[.I34]*[.U34]" office:value-type="float" office:value="36820367.7367691">
            <text:p>36820367.74</text:p>
          </table:table-cell>
          <table:table-cell table:formula="oooc:=[.Q34]/[.F34]" office:value-type="float" office:value="9.29720052083333">
            <text:p>9.3</text:p>
          </table:table-cell>
          <table:table-cell table:formula="oooc:=[.G34]/[.H34]" office:value-type="float" office:value="278.916015625">
            <text:p>278.9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0.1">
            <text:p>0.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90">
            <text:p>9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278.916015625">
            <text:p>278.92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110000000">
            <text:p>110,000,000</text:p>
          </table:table-cell>
          <table:table-cell table:formula="oooc:=CEILING(([.P37]-[.S37]/2);[.S37])" office:value-type="float" office:value="3.1">
            <text:p>3.1</text:p>
          </table:table-cell>
          <table:table-cell/>
          <table:table-cell table:formula="oooc:=[.F36]" office:value-type="float" office:value="90">
            <text:p>9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2">
            <text:p>2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36835709.5566594">
            <text:p>36835709.56</text:p>
          </table:table-cell>
          <table:table-cell table:formula="oooc:=[.W36]/[.K37]" office:value-type="float" office:value="17.5916252951031">
            <text:p>17.59</text:p>
          </table:table-cell>
          <table:table-cell table:formula="oooc:=([.D37]/[.C37])/([.P37]/[.O37])" office:value-type="float" office:value="1.00449421947831">
            <text:p>1</text:p>
          </table:table-cell>
          <table:table-cell/>
          <table:table-cell table:formula="oooc:=[.G37]^[$globals.$C$16]*[$globals.$C$22]/[.P37]*[.I37]*[.U37]" office:value-type="float" office:value="110461103.210307">
            <text:p>110461103.21</text:p>
          </table:table-cell>
          <table:table-cell table:formula="oooc:=[.Q37]/[.F37]" office:value-type="float" office:value="3.09906684027778">
            <text:p>3.1</text:p>
          </table:table-cell>
          <table:table-cell table:formula="oooc:=[.G37]/[.H37]" office:value-type="float" office:value="278.916015625">
            <text:p>278.92</text:p>
          </table:table-cell>
          <table:table-cell table:formula="oooc:=MAX(10^(FLOOR(LOG([.O37];10);1)-1);5)" office:value-type="float" office:value="10000000">
            <text:p>10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70000000">
            <text:p>170,000,000</text:p>
          </table:table-cell>
          <table:table-cell table:formula="oooc:=CEILING(([.P38]-[.S38]/2);[.S38])" office:value-type="float" office:value="3.9">
            <text:p>3.9</text:p>
          </table:table-cell>
          <table:table-cell/>
          <table:table-cell table:formula="oooc:=[.F37]" office:value-type="float" office:value="90">
            <text:p>90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2">
            <text:p>2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56972579.558217">
            <text:p>56972579.56</text:p>
          </table:table-cell>
          <table:table-cell table:formula="oooc:=[.W36]/[.K38]" office:value-type="float" office:value="11.3738925817436">
            <text:p>11.37</text:p>
          </table:table-cell>
          <table:table-cell table:formula="oooc:=([.D38]/[.C38])/([.P38]/[.O38])" office:value-type="float" office:value="0.999112264665522">
            <text:p>1</text:p>
          </table:table-cell>
          <table:table-cell/>
          <table:table-cell table:formula="oooc:=[.G38]^[$globals.$C$16]*[$globals.$C$22]/[.P38]*[.I38]*[.U38]" office:value-type="float" office:value="170846552.611063">
            <text:p>170846552.61</text:p>
          </table:table-cell>
          <table:table-cell table:formula="oooc:=[.Q38]/[.F38]" office:value-type="float" office:value="3.92290341281534">
            <text:p>3.92</text:p>
          </table:table-cell>
          <table:table-cell table:formula="oooc:=[.G38]/[.H38]" office:value-type="float" office:value="353.061307153381">
            <text:p>353.06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260000000">
            <text:p>260,000,000</text:p>
          </table:table-cell>
          <table:table-cell table:formula="oooc:=CEILING(([.P39]-[.S39]/2);[.S39])" office:value-type="float" office:value="5">
            <text:p>5</text:p>
          </table:table-cell>
          <table:table-cell/>
          <table:table-cell table:formula="oooc:=[.F38]" office:value-type="float" office:value="90">
            <text:p>90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2">
            <text:p>2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88117613.6033073">
            <text:p>88117613.6</text:p>
          </table:table-cell>
          <table:table-cell table:formula="oooc:=[.W36]/[.K39]" office:value-type="float" office:value="7.35380786544223">
            <text:p>7.35</text:p>
          </table:table-cell>
          <table:table-cell table:formula="oooc:=([.D39]/[.C39])/([.P39]/[.O39])" office:value-type="float" office:value="1.02332935480063">
            <text:p>1.02</text:p>
          </table:table-cell>
          <table:table-cell/>
          <table:table-cell table:formula="oooc:=[.G39]^[$globals.$C$16]*[$globals.$C$22]/[.P39]*[.I39]*[.U39]" office:value-type="float" office:value="264242739.668393">
            <text:p>264242739.67</text:p>
          </table:table-cell>
          <table:table-cell table:formula="oooc:=[.Q39]/[.F39]" office:value-type="float" office:value="4.96574355424321">
            <text:p>4.97</text:p>
          </table:table-cell>
          <table:table-cell table:formula="oooc:=[.G39]/[.H39]" office:value-type="float" office:value="446.916919881889">
            <text:p>446.92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410000000">
            <text:p>410,000,000</text:p>
          </table:table-cell>
          <table:table-cell table:formula="oooc:=CEILING(([.P40]-[.S40]/2);[.S40])" office:value-type="float" office:value="6.3">
            <text:p>6.3</text:p>
          </table:table-cell>
          <table:table-cell/>
          <table:table-cell table:formula="oooc:=[.F39]" office:value-type="float" office:value="90">
            <text:p>90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2">
            <text:p>2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136288612.651064">
            <text:p>136288612.65</text:p>
          </table:table-cell>
          <table:table-cell table:formula="oooc:=[.W36]/[.K40]" office:value-type="float" office:value="4.75461586551664">
            <text:p>4.75</text:p>
          </table:table-cell>
          <table:table-cell table:formula="oooc:=([.D40]/[.C40])/([.P40]/[.O40])" office:value-type="float" office:value="0.9990693600793">
            <text:p>1</text:p>
          </table:table-cell>
          <table:table-cell/>
          <table:table-cell table:formula="oooc:=[.G40]^[$globals.$C$16]*[$globals.$C$22]/[.P40]*[.I40]*[.U40]" office:value-type="float" office:value="408695548.141466">
            <text:p>408695548.14</text:p>
          </table:table-cell>
          <table:table-cell table:formula="oooc:=[.Q40]/[.F40]" office:value-type="float" office:value="6.28580580545349">
            <text:p>6.29</text:p>
          </table:table-cell>
          <table:table-cell table:formula="oooc:=[.G40]/[.H40]" office:value-type="float" office:value="565.722522490814">
            <text:p>565.72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0.1">
            <text:p>0.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630000000">
            <text:p>630,000,000</text:p>
          </table:table-cell>
          <table:table-cell table:formula="oooc:=CEILING(([.P41]-[.S41]/2);[.S41])" office:value-type="float" office:value="8">
            <text:p>8</text:p>
          </table:table-cell>
          <table:table-cell/>
          <table:table-cell table:formula="oooc:=[.F40]" office:value-type="float" office:value="90">
            <text:p>90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2">
            <text:p>2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210793111.374666">
            <text:p>210793111.37</text:p>
          </table:table-cell>
          <table:table-cell table:formula="oooc:=[.W36]/[.K41]" office:value-type="float" office:value="3.07410425214626">
            <text:p>3.07</text:p>
          </table:table-cell>
          <table:table-cell table:formula="oooc:=([.D41]/[.C41])/([.P41]/[.O41])" office:value-type="float" office:value="1.00880808966999">
            <text:p>1.01</text:p>
          </table:table-cell>
          <table:table-cell/>
          <table:table-cell table:formula="oooc:=[.G41]^[$globals.$C$16]*[$globals.$C$22]/[.P41]*[.I41]*[.U41]" office:value-type="float" office:value="632115952.477133">
            <text:p>632115952.48</text:p>
          </table:table-cell>
          <table:table-cell table:formula="oooc:=[.Q41]/[.F41]" office:value-type="float" office:value="7.95678516062524">
            <text:p>7.96</text:p>
          </table:table-cell>
          <table:table-cell table:formula="oooc:=[.G41]/[.H41]" office:value-type="float" office:value="716.110664456271">
            <text:p>716.11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0.1">
            <text:p>0.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980000000">
            <text:p>980,000,000</text:p>
          </table:table-cell>
          <table:table-cell table:formula="oooc:=CEILING(([.P42]-[.S42]/2);[.S42])" office:value-type="float" office:value="10">
            <text:p>10</text:p>
          </table:table-cell>
          <table:table-cell/>
          <table:table-cell table:formula="oooc:=[.F41]" office:value-type="float" office:value="90">
            <text:p>90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2">
            <text:p>2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326026767.304286">
            <text:p>326026767.3</text:p>
          </table:table-cell>
          <table:table-cell table:formula="oooc:=[.W36]/[.K42]" office:value-type="float" office:value="1.98756686562245">
            <text:p>1.99</text:p>
          </table:table-cell>
          <table:table-cell table:formula="oooc:=([.D42]/[.C42])/([.P42]/[.O42])" office:value-type="float" office:value="0.990497113682346">
            <text:p>0.99</text:p>
          </table:table-cell>
          <table:table-cell/>
          <table:table-cell table:formula="oooc:=[.G42]^[$globals.$C$16]*[$globals.$C$22]/[.P42]*[.I42]*[.U42]" office:value-type="float" office:value="977672938.188612">
            <text:p>977672938.19</text:p>
          </table:table-cell>
          <table:table-cell table:formula="oooc:=[.Q42]/[.F42]" office:value-type="float" office:value="10.0719672309028">
            <text:p>10.07</text:p>
          </table:table-cell>
          <table:table-cell table:formula="oooc:=[.G42]/[.H42]" office:value-type="float" office:value="906.47705078125">
            <text:p>906.48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70">
            <text:p>17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906.47705078125">
            <text:p>906.48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800000000">
            <text:p>1,800,000,000</text:p>
          </table:table-cell>
          <table:table-cell table:formula="oooc:=CEILING(([.P45]-[.S45]/2);[.S45])" office:value-type="float" office:value="5.3">
            <text:p>5.3</text:p>
          </table:table-cell>
          <table:table-cell/>
          <table:table-cell table:formula="oooc:=[.F44]" office:value-type="float" office:value="170">
            <text:p>17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2">
            <text:p>2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1141093685.565">
            <text:p>1141093685.57</text:p>
          </table:table-cell>
          <table:table-cell table:formula="oooc:=[.W44]/[.K45]" office:value-type="float" office:value="17.036287419621">
            <text:p>17.04</text:p>
          </table:table-cell>
          <table:table-cell table:formula="oooc:=([.D45]/[.C45])/([.P45]/[.O45])" office:value-type="float" office:value="1.01975414296756">
            <text:p>1.02</text:p>
          </table:table-cell>
          <table:table-cell/>
          <table:table-cell table:formula="oooc:=[.G45]^[$globals.$C$16]*[$globals.$C$22]/[.P45]*[.I45]*[.U45]" office:value-type="float" office:value="1846715549.91182">
            <text:p>1846715549.91</text:p>
          </table:table-cell>
          <table:table-cell table:formula="oooc:=[.Q45]/[.F45]" office:value-type="float" office:value="5.33221794577206">
            <text:p>5.33</text:p>
          </table:table-cell>
          <table:table-cell table:formula="oooc:=[.G45]/[.H45]" office:value-type="float" office:value="906.47705078125">
            <text:p>906.48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7">
            <text:p>6.7</text:p>
          </table:table-cell>
          <table:table-cell/>
          <table:table-cell table:formula="oooc:=[.F45]" office:value-type="float" office:value="170">
            <text:p>17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2">
            <text:p>2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1764892045.42764">
            <text:p>1764892045.43</text:p>
          </table:table-cell>
          <table:table-cell table:formula="oooc:=[.W44]/[.K46]" office:value-type="float" office:value="11.0148380182028">
            <text:p>11.01</text:p>
          </table:table-cell>
          <table:table-cell table:formula="oooc:=([.D46]/[.C46])/([.P46]/[.O46])" office:value-type="float" office:value="0.977662798766253">
            <text:p>0.98</text:p>
          </table:table-cell>
          <table:table-cell/>
          <table:table-cell table:formula="oooc:=[.G46]^[$globals.$C$16]*[$globals.$C$22]/[.P46]*[.I46]*[.U46]" office:value-type="float" office:value="2856254158.12648">
            <text:p>2856254158.13</text:p>
          </table:table-cell>
          <table:table-cell table:formula="oooc:=[.Q46]/[.F46]" office:value-type="float" office:value="6.74970146028522">
            <text:p>6.75</text:p>
          </table:table-cell>
          <table:table-cell table:formula="oooc:=[.G46]/[.H46]" office:value-type="float" office:value="1147.44924824849">
            <text:p>1147.45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400000000">
            <text:p>4,400,000,000</text:p>
          </table:table-cell>
          <table:table-cell table:formula="oooc:=CEILING(([.P47]-[.S47]/2);[.S47])" office:value-type="float" office:value="8.5">
            <text:p>8.5</text:p>
          </table:table-cell>
          <table:table-cell/>
          <table:table-cell table:formula="oooc:=[.F46]" office:value-type="float" office:value="170">
            <text:p>17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2">
            <text:p>2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2729700436.88522">
            <text:p>2729700436.89</text:p>
          </table:table-cell>
          <table:table-cell table:formula="oooc:=[.W44]/[.K47]" office:value-type="float" office:value="7.12166058125498">
            <text:p>7.12</text:p>
          </table:table-cell>
          <table:table-cell table:formula="oooc:=([.D47]/[.C47])/([.P47]/[.O47])" office:value-type="float" office:value="0.998846393524342">
            <text:p>1</text:p>
          </table:table-cell>
          <table:table-cell/>
          <table:table-cell table:formula="oooc:=[.G47]^[$globals.$C$16]*[$globals.$C$22]/[.P47]*[.I47]*[.U47]" office:value-type="float" office:value="4417674295.42917">
            <text:p>4417674295.43</text:p>
          </table:table-cell>
          <table:table-cell table:formula="oooc:=[.Q47]/[.F47]" office:value-type="float" office:value="8.54399993891846">
            <text:p>8.54</text:p>
          </table:table-cell>
          <table:table-cell table:formula="oooc:=[.G47]/[.H47]" office:value-type="float" office:value="1452.47998961614">
            <text:p>1452.48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6800000000">
            <text:p>6,8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170">
            <text:p>17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2">
            <text:p>2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4221937820.18317">
            <text:p>4221937820.18</text:p>
          </table:table-cell>
          <table:table-cell table:formula="oooc:=[.W44]/[.K48]" office:value-type="float" office:value="4.6045206793587">
            <text:p>4.6</text:p>
          </table:table-cell>
          <table:table-cell table:formula="oooc:=([.D48]/[.C48])/([.P48]/[.O48])" office:value-type="float" office:value="1.02196588952976">
            <text:p>1.02</text:p>
          </table:table-cell>
          <table:table-cell/>
          <table:table-cell table:formula="oooc:=[.G48]^[$globals.$C$16]*[$globals.$C$22]/[.P48]*[.I48]*[.U48]" office:value-type="float" office:value="6832671429.10587">
            <text:p>6832671429.11</text:p>
          </table:table-cell>
          <table:table-cell table:formula="oooc:=[.Q48]/[.F48]" office:value-type="float" office:value="10.8152835182067">
            <text:p>10.82</text:p>
          </table:table-cell>
          <table:table-cell table:formula="oooc:=[.G48]/[.H48]" office:value-type="float" office:value="1838.59819809515">
            <text:p>1838.6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4">
            <text:p>14</text:p>
          </table:table-cell>
          <table:table-cell/>
          <table:table-cell table:formula="oooc:=[.F48]" office:value-type="float" office:value="170">
            <text:p>17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2">
            <text:p>2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6529932265.32664">
            <text:p>6529932265.33</text:p>
          </table:table-cell>
          <table:table-cell table:formula="oooc:=[.W44]/[.K49]" office:value-type="float" office:value="2.97705997705745">
            <text:p>2.98</text:p>
          </table:table-cell>
          <table:table-cell table:formula="oooc:=([.D49]/[.C49])/([.P49]/[.O49])" office:value-type="float" office:value="0.982444780972364">
            <text:p>0.98</text:p>
          </table:table-cell>
          <table:table-cell/>
          <table:table-cell table:formula="oooc:=[.G49]^[$globals.$C$16]*[$globals.$C$22]/[.P49]*[.I49]*[.U49]" office:value-type="float" office:value="10567868008.3825">
            <text:p>10567868008.38</text:p>
          </table:table-cell>
          <table:table-cell table:formula="oooc:=[.Q49]/[.F49]" office:value-type="float" office:value="13.6903509381346">
            <text:p>13.69</text:p>
          </table:table-cell>
          <table:table-cell table:formula="oooc:=[.G49]/[.H49]" office:value-type="float" office:value="2327.35965948288">
            <text:p>2327.36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6000000000">
            <text:p>16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170">
            <text:p>17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2">
            <text:p>2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10099631308.1427">
            <text:p>10099631308.14</text:p>
          </table:table-cell>
          <table:table-cell table:formula="oooc:=[.W44]/[.K50]" office:value-type="float" office:value="1.92482273925452">
            <text:p>1.92</text:p>
          </table:table-cell>
          <table:table-cell table:formula="oooc:=([.D50]/[.C50])/([.P50]/[.O50])" office:value-type="float" office:value="1.00212502966876">
            <text:p>1</text:p>
          </table:table-cell>
          <table:table-cell/>
          <table:table-cell table:formula="oooc:=[.G50]^[$globals.$C$16]*[$globals.$C$22]/[.P50]*[.I50]*[.U50]" office:value-type="float" office:value="16344973617.0335">
            <text:p>16344973617.03</text:p>
          </table:table-cell>
          <table:table-cell table:formula="oooc:=[.Q50]/[.F50]" office:value-type="float" office:value="17.3297083237592">
            <text:p>17.33</text:p>
          </table:table-cell>
          <table:table-cell table:formula="oooc:=[.G50]/[.H50]" office:value-type="float" office:value="2946.05041503906">
            <text:p>2946.05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2946.05041503906">
            <text:p>2946.05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34000000000">
            <text:p>34,000,000,000</text:p>
          </table:table-cell>
          <table:table-cell table:formula="oooc:=CEILING(([.P53]-[.S53]/2);[.S53])" office:value-type="float" office:value="8.4">
            <text:p>8.4</text:p>
          </table:table-cell>
          <table:table-cell/>
          <table:table-cell table:formula="oooc:=[.F52]" office:value-type="float" office:value="350">
            <text:p>35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2">
            <text:p>2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35348709578.4996">
            <text:p>35348709578.5</text:p>
          </table:table-cell>
          <table:table-cell table:formula="oooc:=[.W52]/[.K53]" office:value-type="float" office:value="16.4984806221816">
            <text:p>16.5</text:p>
          </table:table-cell>
          <table:table-cell table:formula="oooc:=([.D53]/[.C53])/([.P53]/[.O53])" office:value-type="float" office:value="0.987714855453506">
            <text:p>0.99</text:p>
          </table:table-cell>
          <table:table-cell/>
          <table:table-cell table:formula="oooc:=[.G53]^[$globals.$C$16]*[$globals.$C$22]/[.P53]*[.I53]*[.U53]" office:value-type="float" office:value="33651416270.3631">
            <text:p>33651416270.36</text:p>
          </table:table-cell>
          <table:table-cell table:formula="oooc:=[.Q53]/[.F53]" office:value-type="float" office:value="8.41728690011161">
            <text:p>8.42</text:p>
          </table:table-cell>
          <table:table-cell table:formula="oooc:=[.G53]/[.H53]" office:value-type="float" office:value="2946.05041503906">
            <text:p>2946.05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52000000000">
            <text:p>52,000,000,000</text:p>
          </table:table-cell>
          <table:table-cell table:formula="oooc:=CEILING(([.P54]-[.S54]/2);[.S54])" office:value-type="float" office:value="11">
            <text:p>11</text:p>
          </table:table-cell>
          <table:table-cell/>
          <table:table-cell table:formula="oooc:=[.F53]" office:value-type="float" office:value="350">
            <text:p>35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2">
            <text:p>2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54672685635.2163">
            <text:p>54672685635.22</text:p>
          </table:table-cell>
          <table:table-cell table:formula="oooc:=[.W52]/[.K54]" office:value-type="float" office:value="10.6671182003238">
            <text:p>10.67</text:p>
          </table:table-cell>
          <table:table-cell table:formula="oooc:=([.D54]/[.C54])/([.P54]/[.O54])" office:value-type="float" office:value="1.03333402443601">
            <text:p>1.03</text:p>
          </table:table-cell>
          <table:table-cell/>
          <table:table-cell table:formula="oooc:=[.G54]^[$globals.$C$16]*[$globals.$C$22]/[.P54]*[.I54]*[.U54]" office:value-type="float" office:value="52047537940.3499">
            <text:p>52047537940.35</text:p>
          </table:table-cell>
          <table:table-cell table:formula="oooc:=[.Q54]/[.F54]" office:value-type="float" office:value="10.6548858765931">
            <text:p>10.65</text:p>
          </table:table-cell>
          <table:table-cell table:formula="oooc:=[.G54]/[.H54]" office:value-type="float" office:value="3729.21005680758">
            <text:p>3729.21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1">
            <text:p>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81000000000">
            <text:p>81,000,000,000</text:p>
          </table:table-cell>
          <table:table-cell table:formula="oooc:=CEILING(([.P55]-[.S55]/2);[.S55])" office:value-type="float" office:value="13">
            <text:p>13</text:p>
          </table:table-cell>
          <table:table-cell/>
          <table:table-cell table:formula="oooc:=[.F54]" office:value-type="float" office:value="350">
            <text:p>35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2">
            <text:p>2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84560443371.4682">
            <text:p>84560443371.47</text:p>
          </table:table-cell>
          <table:table-cell table:formula="oooc:=[.W52]/[.K55]" office:value-type="float" office:value="6.8968417944315">
            <text:p>6.9</text:p>
          </table:table-cell>
          <table:table-cell table:formula="oooc:=([.D55]/[.C55])/([.P55]/[.O55])" office:value-type="float" office:value="0.957921438209847">
            <text:p>0.96</text:p>
          </table:table-cell>
          <table:table-cell/>
          <table:table-cell table:formula="oooc:=[.G55]^[$globals.$C$16]*[$globals.$C$22]/[.P55]*[.I55]*[.U55]" office:value-type="float" office:value="80500213836.1095">
            <text:p>80500213836.11</text:p>
          </table:table-cell>
          <table:table-cell table:formula="oooc:=[.Q55]/[.F55]" office:value-type="float" office:value="13.4873141892927">
            <text:p>13.49</text:p>
          </table:table-cell>
          <table:table-cell table:formula="oooc:=[.G55]/[.H55]" office:value-type="float" office:value="4720.55996625245">
            <text:p>4720.56</text:p>
          </table:table-cell>
          <table:table-cell table:formula="oooc:=MAX(10^(FLOOR(LOG([.O55];10);1)-1);5)" office:value-type="float" office:value="1000000000">
            <text:p>1000000000</text:p>
          </table:table-cell>
          <table:table-cell table:formula="oooc:=10^(FLOOR(LOG([.P55];10);1)-1)" office:value-type="float" office:value="1">
            <text:p>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120000000000">
            <text:p>120,000,000,000</text:p>
          </table:table-cell>
          <table:table-cell table:formula="oooc:=CEILING(([.P56]-[.S56]/2);[.S56])" office:value-type="float" office:value="17">
            <text:p>17</text:p>
          </table:table-cell>
          <table:table-cell/>
          <table:table-cell table:formula="oooc:=[.F55]" office:value-type="float" office:value="350">
            <text:p>35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2">
            <text:p>2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130786854534.423">
            <text:p>130786854534.42</text:p>
          </table:table-cell>
          <table:table-cell table:formula="oooc:=[.W52]/[.K56]" office:value-type="float" office:value="4.45916374452221">
            <text:p>4.46</text:p>
          </table:table-cell>
          <table:table-cell table:formula="oooc:=([.D56]/[.C56])/([.P56]/[.O56])" office:value-type="float" office:value="1.03314054642911">
            <text:p>1.03</text:p>
          </table:table-cell>
          <table:table-cell/>
          <table:table-cell table:formula="oooc:=[.G56]^[$globals.$C$16]*[$globals.$C$22]/[.P56]*[.I56]*[.U56]" office:value-type="float" office:value="124507031150.757">
            <text:p>124507031150.76</text:p>
          </table:table-cell>
          <table:table-cell table:formula="oooc:=[.Q56]/[.F56]" office:value-type="float" office:value="17.0726975537406">
            <text:p>17.07</text:p>
          </table:table-cell>
          <table:table-cell table:formula="oooc:=[.G56]/[.H56]" office:value-type="float" office:value="5975.44414380922">
            <text:p>5975.44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1">
            <text:p>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190000000000">
            <text:p>190,000,000,000</text:p>
          </table:table-cell>
          <table:table-cell table:formula="oooc:=CEILING(([.P57]-[.S57]/2);[.S57])" office:value-type="float" office:value="22">
            <text:p>22</text:p>
          </table:table-cell>
          <table:table-cell/>
          <table:table-cell table:formula="oooc:=[.F56]" office:value-type="float" office:value="350">
            <text:p>35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2">
            <text:p>2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202283723180.901">
            <text:p>202283723180.9</text:p>
          </table:table-cell>
          <table:table-cell table:formula="oooc:=[.W52]/[.K57]" office:value-type="float" office:value="2.88307922569947">
            <text:p>2.88</text:p>
          </table:table-cell>
          <table:table-cell table:formula="oooc:=([.D57]/[.C57])/([.P57]/[.O57])" office:value-type="float" office:value="1.03176545273491">
            <text:p>1.03</text:p>
          </table:table-cell>
          <table:table-cell/>
          <table:table-cell table:formula="oooc:=[.G57]^[$globals.$C$16]*[$globals.$C$22]/[.P57]*[.I57]*[.U57]" office:value-type="float" office:value="192570927047.922">
            <text:p>192570927047.92</text:p>
          </table:table-cell>
          <table:table-cell table:formula="oooc:=[.Q57]/[.F57]" office:value-type="float" office:value="21.6111968380553">
            <text:p>21.61</text:p>
          </table:table-cell>
          <table:table-cell table:formula="oooc:=[.G57]/[.H57]" office:value-type="float" office:value="7563.91889331937">
            <text:p>7563.92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300000000000">
            <text:p>300,000,000,000</text:p>
          </table:table-cell>
          <table:table-cell table:formula="oooc:=CEILING(([.P58]-[.S58]/2);[.S58])" office:value-type="float" office:value="27">
            <text:p>27</text:p>
          </table:table-cell>
          <table:table-cell/>
          <table:table-cell table:formula="oooc:=[.F57]" office:value-type="float" office:value="350">
            <text:p>35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2">
            <text:p>2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312865576663.576">
            <text:p>312865576663.58</text:p>
          </table:table-cell>
          <table:table-cell table:formula="oooc:=[.W52]/[.K58]" office:value-type="float" office:value="1.86405933889977">
            <text:p>1.86</text:p>
          </table:table-cell>
          <table:table-cell table:formula="oooc:=([.D58]/[.C58])/([.P58]/[.O58])" office:value-type="float" office:value="0.97988381180912">
            <text:p>0.98</text:p>
          </table:table-cell>
          <table:table-cell/>
          <table:table-cell table:formula="oooc:=[.G58]^[$globals.$C$16]*[$globals.$C$22]/[.P58]*[.I58]*[.U58]" office:value-type="float" office:value="297843114572.334">
            <text:p>297843114572.34</text:p>
          </table:table-cell>
          <table:table-cell table:formula="oooc:=[.Q58]/[.F58]" office:value-type="float" office:value="27.3561824253627">
            <text:p>27.36</text:p>
          </table:table-cell>
          <table:table-cell table:formula="oooc:=[.G58]/[.H58]" office:value-type="float" office:value="9574.66384887695">
            <text:p>9574.66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missile" table:style-name="ta1" table:print="false">
        <office:forms form:automatic-focus="false" form:apply-design-mode="false"/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.7">
            <text:p>1.7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8.33333333333333">
            <text:p>8.33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00">
            <text:p>100</text:p>
          </table:table-cell>
          <table:table-cell table:formula="oooc:=CEILING(([.P5]-[.S5]/2);[.S5])" office:value-type="float" office:value="4.9">
            <text:p>4.9</text:p>
          </table:table-cell>
          <table:table-cell/>
          <table:table-cell table:formula="oooc:=[.F4]" office:value-type="float" office:value="1.7">
            <text:p>1.7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6">
            <text:p>0.6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12">
            <text:p>12</text:p>
          </table:table-cell>
          <table:table-cell table:formula="oooc:=[.W4]/[.K5]" office:value-type="float" office:value="66.6666666666667">
            <text:p>66.67</text:p>
          </table:table-cell>
          <table:table-cell table:formula="oooc:=([.D5]/[.C5])/([.P5]/[.O5])" office:value-type="float" office:value="1.019592">
            <text:p>1.02</text:p>
          </table:table-cell>
          <table:table-cell/>
          <table:table-cell table:formula="oooc:=[.G5]^[$globals.$C$16]*[$globals.$C$22]/[.P5]*[.I5]*[.U5]" office:value-type="float" office:value="102">
            <text:p>102</text:p>
          </table:table-cell>
          <table:table-cell table:formula="oooc:=[.Q5]/[.F5]" office:value-type="float" office:value="4.90196078431372">
            <text:p>4.9</text:p>
          </table:table-cell>
          <table:table-cell table:formula="oooc:=[.G5]/[.H5]" office:value-type="float" office:value="8.33333333333333">
            <text:p>8.33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60">
            <text:p>160</text:p>
          </table:table-cell>
          <table:table-cell table:formula="oooc:=CEILING(([.P6]-[.S6]/2);[.S6])" office:value-type="float" office:value="6.2">
            <text:p>6.2</text:p>
          </table:table-cell>
          <table:table-cell/>
          <table:table-cell table:formula="oooc:=[.F5]" office:value-type="float" office:value="1.7">
            <text:p>1.7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0.6">
            <text:p>0.6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18.5600050311778">
            <text:p>18.56</text:p>
          </table:table-cell>
          <table:table-cell table:formula="oooc:=[.W4]/[.K6]" office:value-type="float" office:value="43.103436591538">
            <text:p>43.1</text:p>
          </table:table-cell>
          <table:table-cell table:formula="oooc:=([.D6]/[.C6])/([.P6]/[.O6])" office:value-type="float" office:value="0.985195041577136">
            <text:p>0.99</text:p>
          </table:table-cell>
          <table:table-cell/>
          <table:table-cell table:formula="oooc:=[.G6]^[$globals.$C$16]*[$globals.$C$22]/[.P6]*[.I6]*[.U6]" office:value-type="float" office:value="157.760042765012">
            <text:p>157.76</text:p>
          </table:table-cell>
          <table:table-cell table:formula="oooc:=[.Q6]/[.F6]" office:value-type="float" office:value="6.20506742234306">
            <text:p>6.21</text:p>
          </table:table-cell>
          <table:table-cell table:formula="oooc:=[.G6]/[.H6]" office:value-type="float" office:value="10.5486146179832">
            <text:p>10.55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40">
            <text:p>240</text:p>
          </table:table-cell>
          <table:table-cell table:formula="oooc:=CEILING(([.P7]-[.S7]/2);[.S7])" office:value-type="float" office:value="7.9">
            <text:p>7.9</text:p>
          </table:table-cell>
          <table:table-cell/>
          <table:table-cell table:formula="oooc:=[.F6]" office:value-type="float" office:value="1.7">
            <text:p>1.7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0.6">
            <text:p>0.6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28.7061488964455">
            <text:p>28.71</text:p>
          </table:table-cell>
          <table:table-cell table:formula="oooc:=[.W4]/[.K7]" office:value-type="float" office:value="27.8685936900111">
            <text:p>27.87</text:p>
          </table:table-cell>
          <table:table-cell table:formula="oooc:=([.D7]/[.C7])/([.P7]/[.O7])" office:value-type="float" office:value="1.02255465827674">
            <text:p>1.02</text:p>
          </table:table-cell>
          <table:table-cell/>
          <table:table-cell table:formula="oooc:=[.G7]^[$globals.$C$16]*[$globals.$C$22]/[.P7]*[.I7]*[.U7]" office:value-type="float" office:value="244.002265619787">
            <text:p>244</text:p>
          </table:table-cell>
          <table:table-cell table:formula="oooc:=[.Q7]/[.F7]" office:value-type="float" office:value="7.85458379002791">
            <text:p>7.85</text:p>
          </table:table-cell>
          <table:table-cell table:formula="oooc:=[.G7]/[.H7]" office:value-type="float" office:value="13.3527924430475">
            <text:p>13.35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80">
            <text:p>380</text:p>
          </table:table-cell>
          <table:table-cell table:formula="oooc:=CEILING(([.P8]-[.S8]/2);[.S8])" office:value-type="float" office:value="9.9">
            <text:p>9.9</text:p>
          </table:table-cell>
          <table:table-cell/>
          <table:table-cell table:formula="oooc:=[.F7]" office:value-type="float" office:value="1.7">
            <text:p>1.7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0.6">
            <text:p>0.6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44.3988556619807">
            <text:p>44.4</text:p>
          </table:table-cell>
          <table:table-cell table:formula="oooc:=[.W4]/[.K8]" office:value-type="float" office:value="18.0184824151909">
            <text:p>18.02</text:p>
          </table:table-cell>
          <table:table-cell table:formula="oooc:=([.D8]/[.C8])/([.P8]/[.O8])" office:value-type="float" office:value="0.988877399351144">
            <text:p>0.99</text:p>
          </table:table-cell>
          <table:table-cell/>
          <table:table-cell table:formula="oooc:=[.G8]^[$globals.$C$16]*[$globals.$C$22]/[.P8]*[.I8]*[.U8]" office:value-type="float" office:value="377.390273126836">
            <text:p>377.39</text:p>
          </table:table-cell>
          <table:table-cell table:formula="oooc:=[.Q8]/[.F8]" office:value-type="float" office:value="9.94259728627948">
            <text:p>9.94</text:p>
          </table:table-cell>
          <table:table-cell table:formula="oooc:=[.G8]/[.H8]" office:value-type="float" office:value="16.9024153866751">
            <text:p>16.9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580">
            <text:p>580</text:p>
          </table:table-cell>
          <table:table-cell table:formula="oooc:=CEILING(([.P9]-[.S9]/2);[.S9])" office:value-type="float" office:value="13">
            <text:p>13</text:p>
          </table:table-cell>
          <table:table-cell/>
          <table:table-cell table:formula="oooc:=[.F8]" office:value-type="float" office:value="1.7">
            <text:p>1.7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0.6">
            <text:p>0.6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68.6702487054084">
            <text:p>68.67</text:p>
          </table:table-cell>
          <table:table-cell table:formula="oooc:=[.W4]/[.K9]" office:value-type="float" office:value="11.6498777138839">
            <text:p>11.65</text:p>
          </table:table-cell>
          <table:table-cell table:formula="oooc:=([.D9]/[.C9])/([.P9]/[.O9])" office:value-type="float" office:value="1.03950452314857">
            <text:p>1.04</text:p>
          </table:table-cell>
          <table:table-cell/>
          <table:table-cell table:formula="oooc:=[.G9]^[$globals.$C$16]*[$globals.$C$22]/[.P9]*[.I9]*[.U9]" office:value-type="float" office:value="583.697113995971">
            <text:p>583.7</text:p>
          </table:table-cell>
          <table:table-cell table:formula="oooc:=[.Q9]/[.F9]" office:value-type="float" office:value="12.5856752489721">
            <text:p>12.59</text:p>
          </table:table-cell>
          <table:table-cell table:formula="oooc:=[.G9]/[.H9]" office:value-type="float" office:value="21.3956479232526">
            <text:p>21.4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900">
            <text:p>900</text:p>
          </table:table-cell>
          <table:table-cell table:formula="oooc:=CEILING(([.P10]-[.S10]/2);[.S10])" office:value-type="float" office:value="16">
            <text:p>16</text:p>
          </table:table-cell>
          <table:table-cell/>
          <table:table-cell table:formula="oooc:=[.F9]" office:value-type="float" office:value="1.7">
            <text:p>1.7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0.6">
            <text:p>0.6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06.210013455384">
            <text:p>106.21</text:p>
          </table:table-cell>
          <table:table-cell table:formula="oooc:=[.W4]/[.K10]" office:value-type="float" office:value="7.53224648009348">
            <text:p>7.53</text:p>
          </table:table-cell>
          <table:table-cell table:formula="oooc:=([.D10]/[.C10])/([.P10]/[.O10])" office:value-type="float" office:value="1.00741559429271">
            <text:p>1.01</text:p>
          </table:table-cell>
          <table:table-cell/>
          <table:table-cell table:formula="oooc:=[.G10]^[$globals.$C$16]*[$globals.$C$22]/[.P10]*[.I10]*[.U10]" office:value-type="float" office:value="902.785114370768">
            <text:p>902.79</text:p>
          </table:table-cell>
          <table:table-cell table:formula="oooc:=[.Q10]/[.F10]" office:value-type="float" office:value="15.9313725490196">
            <text:p>15.93</text:p>
          </table:table-cell>
          <table:table-cell table:formula="oooc:=[.G10]/[.H10]" office:value-type="float" office:value="27.0833333333333">
            <text:p>27.08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8.6">
            <text:p>8.6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32.5">
            <text:p>32.5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3800">
            <text:p>3,800</text:p>
          </table:table-cell>
          <table:table-cell table:formula="oooc:=CEILING(([.P13]-[.S13]/2);[.S13])" office:value-type="float" office:value="3.8">
            <text:p>3.8</text:p>
          </table:table-cell>
          <table:table-cell/>
          <table:table-cell table:formula="oooc:=[.F12]" office:value-type="float" office:value="8.6">
            <text:p>8.6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0.5">
            <text:p>0.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309.779205911538">
            <text:p>309.78</text:p>
          </table:table-cell>
          <table:table-cell table:formula="oooc:=[.W12]/[.K13]" office:value-type="float" office:value="77.4745352238187">
            <text:p>77.47</text:p>
          </table:table-cell>
          <table:table-cell table:formula="oooc:=([.D13]/[.C13])/([.P13]/[.O13])" office:value-type="float" office:value="1.00708879425131">
            <text:p>1.01</text:p>
          </table:table-cell>
          <table:table-cell/>
          <table:table-cell table:formula="oooc:=[.G13]^[$globals.$C$16]*[$globals.$C$22]/[.P13]*[.I13]*[.U13]" office:value-type="float" office:value="3805.85881548461">
            <text:p>3805.86</text:p>
          </table:table-cell>
          <table:table-cell table:formula="oooc:=[.Q13]/[.F13]" office:value-type="float" office:value="3.77906976744186">
            <text:p>3.78</text:p>
          </table:table-cell>
          <table:table-cell table:formula="oooc:=[.G13]/[.H13]" office:value-type="float" office:value="32.5">
            <text:p>32.5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5900">
            <text:p>5,900</text:p>
          </table:table-cell>
          <table:table-cell table:formula="oooc:=CEILING(([.P14]-[.S14]/2);[.S14])" office:value-type="float" office:value="4.8">
            <text:p>4.8</text:p>
          </table:table-cell>
          <table:table-cell/>
          <table:table-cell table:formula="oooc:=[.F13]" office:value-type="float" office:value="8.6">
            <text:p>8.6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0.5">
            <text:p>0.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479.125301689368">
            <text:p>479.13</text:p>
          </table:table-cell>
          <table:table-cell table:formula="oooc:=[.W12]/[.K14]" office:value-type="float" office:value="50.0912807471812">
            <text:p>50.09</text:p>
          </table:table-cell>
          <table:table-cell table:formula="oooc:=([.D14]/[.C14])/([.P14]/[.O14])" office:value-type="float" office:value="1.00109930703706">
            <text:p>1</text:p>
          </table:table-cell>
          <table:table-cell/>
          <table:table-cell table:formula="oooc:=[.G14]^[$globals.$C$16]*[$globals.$C$22]/[.P14]*[.I14]*[.U14]" office:value-type="float" office:value="5886.39656361223">
            <text:p>5886.4</text:p>
          </table:table-cell>
          <table:table-cell table:formula="oooc:=[.Q14]/[.F14]" office:value-type="float" office:value="4.78367407094587">
            <text:p>4.78</text:p>
          </table:table-cell>
          <table:table-cell table:formula="oooc:=[.G14]/[.H14]" office:value-type="float" office:value="41.1395970101345">
            <text:p>41.14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9100">
            <text:p>9,100</text:p>
          </table:table-cell>
          <table:table-cell table:formula="oooc:=CEILING(([.P15]-[.S15]/2);[.S15])" office:value-type="float" office:value="6.1">
            <text:p>6.1</text:p>
          </table:table-cell>
          <table:table-cell/>
          <table:table-cell table:formula="oooc:=[.F14]" office:value-type="float" office:value="8.6">
            <text:p>8.6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0.5">
            <text:p>0.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741.047334159939">
            <text:p>741.05</text:p>
          </table:table-cell>
          <table:table-cell table:formula="oooc:=[.W12]/[.K15]" office:value-type="float" office:value="32.3865951521258">
            <text:p>32.39</text:p>
          </table:table-cell>
          <table:table-cell table:formula="oooc:=([.D15]/[.C15])/([.P15]/[.O15])" office:value-type="float" office:value="1.00785150595254">
            <text:p>1.01</text:p>
          </table:table-cell>
          <table:table-cell/>
          <table:table-cell table:formula="oooc:=[.G15]^[$globals.$C$16]*[$globals.$C$22]/[.P15]*[.I15]*[.U15]" office:value-type="float" office:value="9104.29581967924">
            <text:p>9104.3</text:p>
          </table:table-cell>
          <table:table-cell table:formula="oooc:=[.Q15]/[.F15]" office:value-type="float" office:value="6.05533610789361">
            <text:p>6.06</text:p>
          </table:table-cell>
          <table:table-cell table:formula="oooc:=[.G15]/[.H15]" office:value-type="float" office:value="52.0758905278851">
            <text:p>52.08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4000">
            <text:p>14,000</text:p>
          </table:table-cell>
          <table:table-cell table:formula="oooc:=CEILING(([.P16]-[.S16]/2);[.S16])" office:value-type="float" office:value="7.7">
            <text:p>7.7</text:p>
          </table:table-cell>
          <table:table-cell/>
          <table:table-cell table:formula="oooc:=[.F15]" office:value-type="float" office:value="8.6">
            <text:p>8.6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0.5">
            <text:p>0.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1146.15352086245">
            <text:p>1146.15</text:p>
          </table:table-cell>
          <table:table-cell table:formula="oooc:=[.W12]/[.K16]" office:value-type="float" office:value="20.939603258332">
            <text:p>20.94</text:p>
          </table:table-cell>
          <table:table-cell table:formula="oooc:=([.D16]/[.C16])/([.P16]/[.O16])" office:value-type="float" office:value="1.01039448543954">
            <text:p>1.01</text:p>
          </table:table-cell>
          <table:table-cell/>
          <table:table-cell table:formula="oooc:=[.G16]^[$globals.$C$16]*[$globals.$C$22]/[.P16]*[.I16]*[.U16]" office:value-type="float" office:value="14081.3146848815">
            <text:p>14081.31</text:p>
          </table:table-cell>
          <table:table-cell table:formula="oooc:=[.Q16]/[.F16]" office:value-type="float" office:value="7.66504883814337">
            <text:p>7.67</text:p>
          </table:table-cell>
          <table:table-cell table:formula="oooc:=[.G16]/[.H16]" office:value-type="float" office:value="65.919420008033">
            <text:p>65.92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2000">
            <text:p>22,000</text:p>
          </table:table-cell>
          <table:table-cell table:formula="oooc:=CEILING(([.P17]-[.S17]/2);[.S17])" office:value-type="float" office:value="9.7">
            <text:p>9.7</text:p>
          </table:table-cell>
          <table:table-cell/>
          <table:table-cell table:formula="oooc:=[.F16]" office:value-type="float" office:value="8.6">
            <text:p>8.6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0.5">
            <text:p>0.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1772.71792614244">
            <text:p>1772.72</text:p>
          </table:table-cell>
          <table:table-cell table:formula="oooc:=[.W12]/[.K17]" office:value-type="float" office:value="13.5385329194621">
            <text:p>13.54</text:p>
          </table:table-cell>
          <table:table-cell table:formula="oooc:=([.D17]/[.C17])/([.P17]/[.O17])" office:value-type="float" office:value="0.989686172606091">
            <text:p>0.99</text:p>
          </table:table-cell>
          <table:table-cell/>
          <table:table-cell table:formula="oooc:=[.G17]^[$globals.$C$16]*[$globals.$C$22]/[.P17]*[.I17]*[.U17]" office:value-type="float" office:value="21779.1059497499">
            <text:p>21779.11</text:p>
          </table:table-cell>
          <table:table-cell table:formula="oooc:=[.Q17]/[.F17]" office:value-type="float" office:value="9.70267754659131">
            <text:p>9.7</text:p>
          </table:table-cell>
          <table:table-cell table:formula="oooc:=[.G17]/[.H17]" office:value-type="float" office:value="83.4430269006852">
            <text:p>83.44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4000">
            <text:p>34,000</text:p>
          </table:table-cell>
          <table:table-cell table:formula="oooc:=CEILING(([.P18]-[.S18]/2);[.S18])" office:value-type="float" office:value="12">
            <text:p>12</text:p>
          </table:table-cell>
          <table:table-cell/>
          <table:table-cell table:formula="oooc:=[.F17]" office:value-type="float" office:value="8.6">
            <text:p>8.6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0.5">
            <text:p>0.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2741.80446900523">
            <text:p>2741.8</text:p>
          </table:table-cell>
          <table:table-cell table:formula="oooc:=[.W12]/[.K18]" office:value-type="float" office:value="8.75335942854729">
            <text:p>8.75</text:p>
          </table:table-cell>
          <table:table-cell table:formula="oooc:=([.D18]/[.C18])/([.P18]/[.O18])" office:value-type="float" office:value="0.967990175458811">
            <text:p>0.97</text:p>
          </table:table-cell>
          <table:table-cell/>
          <table:table-cell table:formula="oooc:=[.G18]^[$globals.$C$16]*[$globals.$C$22]/[.P18]*[.I18]*[.U18]" office:value-type="float" office:value="33685.0263334928">
            <text:p>33685.03</text:p>
          </table:table-cell>
          <table:table-cell table:formula="oooc:=[.Q18]/[.F18]" office:value-type="float" office:value="12.281976744186">
            <text:p>12.28</text:p>
          </table:table-cell>
          <table:table-cell table:formula="oooc:=[.G18]/[.H18]" office:value-type="float" office:value="105.625">
            <text:p>105.6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5">
            <text:p>25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88.0208333333333">
            <text:p>88.02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20000">
            <text:p>120,000</text:p>
          </table:table-cell>
          <table:table-cell table:formula="oooc:=CEILING(([.P21]-[.S21]/2);[.S21])" office:value-type="float" office:value="3.5">
            <text:p>3.5</text:p>
          </table:table-cell>
          <table:table-cell/>
          <table:table-cell table:formula="oooc:=[.F20]" office:value-type="float" office:value="25">
            <text:p>2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0.6">
            <text:p>0.6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1515.578769822">
            <text:p>11515.58</text:p>
          </table:table-cell>
          <table:table-cell table:formula="oooc:=[.W20]/[.K21]" office:value-type="float" office:value="62.523995918195">
            <text:p>62.52</text:p>
          </table:table-cell>
          <table:table-cell table:formula="oooc:=([.D21]/[.C21])/([.P21]/[.O21])" office:value-type="float" office:value="0.97342170497227">
            <text:p>0.97</text:p>
          </table:table-cell>
          <table:table-cell/>
          <table:table-cell table:formula="oooc:=[.G21]^[$globals.$C$16]*[$globals.$C$22]/[.P21]*[.I21]*[.U21]" office:value-type="float" office:value="117505.90581451">
            <text:p>117505.91</text:p>
          </table:table-cell>
          <table:table-cell table:formula="oooc:=[.Q21]/[.F21]" office:value-type="float" office:value="3.52083333333333">
            <text:p>3.52</text:p>
          </table:table-cell>
          <table:table-cell table:formula="oooc:=[.G21]/[.H21]" office:value-type="float" office:value="88.0208333333333">
            <text:p>88.02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180000">
            <text:p>180,000</text:p>
          </table:table-cell>
          <table:table-cell table:formula="oooc:=CEILING(([.P22]-[.S22]/2);[.S22])" office:value-type="float" office:value="4.5">
            <text:p>4.5</text:p>
          </table:table-cell>
          <table:table-cell/>
          <table:table-cell table:formula="oooc:=[.F21]" office:value-type="float" office:value="25">
            <text:p>25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0.6">
            <text:p>0.6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17810.766658735">
            <text:p>17810.77</text:p>
          </table:table-cell>
          <table:table-cell table:formula="oooc:=[.W20]/[.K22]" office:value-type="float" office:value="40.4249864026425">
            <text:p>40.42</text:p>
          </table:table-cell>
          <table:table-cell table:formula="oooc:=([.D22]/[.C22])/([.P22]/[.O22])" office:value-type="float" office:value="1.01946989949159">
            <text:p>1.02</text:p>
          </table:table-cell>
          <table:table-cell/>
          <table:table-cell table:formula="oooc:=[.G22]^[$globals.$C$16]*[$globals.$C$22]/[.P22]*[.I22]*[.U22]" office:value-type="float" office:value="181742.516925867">
            <text:p>181742.52</text:p>
          </table:table-cell>
          <table:table-cell table:formula="oooc:=[.Q22]/[.F22]" office:value-type="float" office:value="4.4567896760979">
            <text:p>4.46</text:p>
          </table:table-cell>
          <table:table-cell table:formula="oooc:=[.G22]/[.H22]" office:value-type="float" office:value="111.419741902448">
            <text:p>111.42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280000">
            <text:p>280,000</text:p>
          </table:table-cell>
          <table:table-cell table:formula="oooc:=CEILING(([.P23]-[.S23]/2);[.S23])" office:value-type="float" office:value="5.6">
            <text:p>5.6</text:p>
          </table:table-cell>
          <table:table-cell/>
          <table:table-cell table:formula="oooc:=[.F22]" office:value-type="float" office:value="25">
            <text:p>25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0.6">
            <text:p>0.6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27547.3265662713">
            <text:p>27547.33</text:p>
          </table:table-cell>
          <table:table-cell table:formula="oooc:=[.W20]/[.K23]" office:value-type="float" office:value="26.1368375718013">
            <text:p>26.14</text:p>
          </table:table-cell>
          <table:table-cell table:formula="oooc:=([.D23]/[.C23])/([.P23]/[.O23])" office:value-type="float" office:value="0.996516664822468">
            <text:p>1</text:p>
          </table:table-cell>
          <table:table-cell/>
          <table:table-cell table:formula="oooc:=[.G23]^[$globals.$C$16]*[$globals.$C$22]/[.P23]*[.I23]*[.U23]" office:value-type="float" office:value="281095.169043585">
            <text:p>281095.17</text:p>
          </table:table-cell>
          <table:table-cell table:formula="oooc:=[.Q23]/[.F23]" office:value-type="float" office:value="5.64155480718755">
            <text:p>5.64</text:p>
          </table:table-cell>
          <table:table-cell table:formula="oooc:=[.G23]/[.H23]" office:value-type="float" office:value="141.038870179689">
            <text:p>141.04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430000">
            <text:p>430,000</text:p>
          </table:table-cell>
          <table:table-cell table:formula="oooc:=CEILING(([.P24]-[.S24]/2);[.S24])" office:value-type="float" office:value="7.1">
            <text:p>7.1</text:p>
          </table:table-cell>
          <table:table-cell/>
          <table:table-cell table:formula="oooc:=[.F23]" office:value-type="float" office:value="25">
            <text:p>25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0.6">
            <text:p>0.6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42606.5433054579">
            <text:p>42606.54</text:p>
          </table:table-cell>
          <table:table-cell table:formula="oooc:=[.W20]/[.K24]" office:value-type="float" office:value="16.898812814692">
            <text:p>16.9</text:p>
          </table:table-cell>
          <table:table-cell table:formula="oooc:=([.D24]/[.C24])/([.P24]/[.O24])" office:value-type="float" office:value="1.00522813329165">
            <text:p>1.01</text:p>
          </table:table-cell>
          <table:table-cell/>
          <table:table-cell table:formula="oooc:=[.G24]^[$globals.$C$16]*[$globals.$C$22]/[.P24]*[.I24]*[.U24]" office:value-type="float" office:value="434760.64597406">
            <text:p>434760.65</text:p>
          </table:table-cell>
          <table:table-cell table:formula="oooc:=[.Q24]/[.F24]" office:value-type="float" office:value="7.14127050087023">
            <text:p>7.14</text:p>
          </table:table-cell>
          <table:table-cell table:formula="oooc:=[.G24]/[.H24]" office:value-type="float" office:value="178.531762521756">
            <text:p>178.53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670000">
            <text:p>670,000</text:p>
          </table:table-cell>
          <table:table-cell table:formula="oooc:=CEILING(([.P25]-[.S25]/2);[.S25])" office:value-type="float" office:value="9">
            <text:p>9</text:p>
          </table:table-cell>
          <table:table-cell/>
          <table:table-cell table:formula="oooc:=[.F24]" office:value-type="float" office:value="25">
            <text:p>25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0.6">
            <text:p>0.6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65898.1381758662">
            <text:p>65898.14</text:p>
          </table:table-cell>
          <table:table-cell table:formula="oooc:=[.W20]/[.K25]" office:value-type="float" office:value="10.9259535994552">
            <text:p>10.93</text:p>
          </table:table-cell>
          <table:table-cell table:formula="oooc:=([.D25]/[.C25])/([.P25]/[.O25])" office:value-type="float" office:value="0.999223454688093">
            <text:p>1</text:p>
          </table:table-cell>
          <table:table-cell/>
          <table:table-cell table:formula="oooc:=[.G25]^[$globals.$C$16]*[$globals.$C$22]/[.P25]*[.I25]*[.U25]" office:value-type="float" office:value="672429.98138639">
            <text:p>672429.98</text:p>
          </table:table-cell>
          <table:table-cell table:formula="oooc:=[.Q25]/[.F25]" office:value-type="float" office:value="9.03966124757423">
            <text:p>9.04</text:p>
          </table:table-cell>
          <table:table-cell table:formula="oooc:=[.G25]/[.H25]" office:value-type="float" office:value="225.991531189356">
            <text:p>225.99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000000">
            <text:p>1,000,000</text:p>
          </table:table-cell>
          <table:table-cell table:formula="oooc:=CEILING(([.P26]-[.S26]/2);[.S26])" office:value-type="float" office:value="11">
            <text:p>11</text:p>
          </table:table-cell>
          <table:table-cell/>
          <table:table-cell table:formula="oooc:=[.F25]" office:value-type="float" office:value="25">
            <text:p>25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0.6">
            <text:p>0.6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01922.481340777">
            <text:p>101922.48</text:p>
          </table:table-cell>
          <table:table-cell table:formula="oooc:=[.W20]/[.K26]" office:value-type="float" office:value="7.06419222264304">
            <text:p>7.06</text:p>
          </table:table-cell>
          <table:table-cell table:formula="oooc:=([.D26]/[.C26])/([.P26]/[.O26])" office:value-type="float" office:value="0.99978765381235">
            <text:p>1</text:p>
          </table:table-cell>
          <table:table-cell/>
          <table:table-cell table:formula="oooc:=[.G26]^[$globals.$C$16]*[$globals.$C$22]/[.P26]*[.I26]*[.U26]" office:value-type="float" office:value="1040025.31980385">
            <text:p>1040025.32</text:p>
          </table:table-cell>
          <table:table-cell table:formula="oooc:=[.Q26]/[.F26]" office:value-type="float" office:value="11.4427083333333">
            <text:p>11.44</text:p>
          </table:table-cell>
          <table:table-cell table:formula="oooc:=[.G26]/[.H26]" office:value-type="float" office:value="286.067708333333">
            <text:p>286.07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5">
            <text:p>45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286.067708333333">
            <text:p>286.07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1900000">
            <text:p>1,900,000</text:p>
          </table:table-cell>
          <table:table-cell table:formula="oooc:=CEILING(([.P29]-[.S29]/2);[.S29])" office:value-type="float" office:value="6.4">
            <text:p>6.4</text:p>
          </table:table-cell>
          <table:table-cell/>
          <table:table-cell table:formula="oooc:=[.F28]" office:value-type="float" office:value="45">
            <text:p>45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0.6">
            <text:p>0.6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356728.684692721">
            <text:p>356728.68</text:p>
          </table:table-cell>
          <table:table-cell table:formula="oooc:=[.W28]/[.K29]" office:value-type="float" office:value="60.5502190512261">
            <text:p>60.55</text:p>
          </table:table-cell>
          <table:table-cell table:formula="oooc:=([.D29]/[.C29])/([.P29]/[.O29])" office:value-type="float" office:value="0.991942430117362">
            <text:p>0.99</text:p>
          </table:table-cell>
          <table:table-cell/>
          <table:table-cell table:formula="oooc:=[.G29]^[$globals.$C$16]*[$globals.$C$22]/[.P29]*[.I29]*[.U29]" office:value-type="float" office:value="1872045.57564693">
            <text:p>1872045.58</text:p>
          </table:table-cell>
          <table:table-cell table:formula="oooc:=[.Q29]/[.F29]" office:value-type="float" office:value="6.35706018518519">
            <text:p>6.36</text:p>
          </table:table-cell>
          <table:table-cell table:formula="oooc:=[.G29]/[.H29]" office:value-type="float" office:value="286.067708333333">
            <text:p>286.07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2900000">
            <text:p>2,900,000</text:p>
          </table:table-cell>
          <table:table-cell table:formula="oooc:=CEILING(([.P30]-[.S30]/2);[.S30])" office:value-type="float" office:value="8">
            <text:p>8</text:p>
          </table:table-cell>
          <table:table-cell/>
          <table:table-cell table:formula="oooc:=[.F29]" office:value-type="float" office:value="45">
            <text:p>45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0.6">
            <text:p>0.6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551740.515221862">
            <text:p>551740.52</text:p>
          </table:table-cell>
          <table:table-cell table:formula="oooc:=[.W28]/[.K30]" office:value-type="float" office:value="39.1488379121739">
            <text:p>39.15</text:p>
          </table:table-cell>
          <table:table-cell table:formula="oooc:=([.D30]/[.C30])/([.P30]/[.O30])" office:value-type="float" office:value="0.992595392524139">
            <text:p>0.99</text:p>
          </table:table-cell>
          <table:table-cell/>
          <table:table-cell table:formula="oooc:=[.G30]^[$globals.$C$16]*[$globals.$C$22]/[.P30]*[.I30]*[.U30]" office:value-type="float" office:value="2895431.27521677">
            <text:p>2895431.28</text:p>
          </table:table-cell>
          <table:table-cell table:formula="oooc:=[.Q30]/[.F30]" office:value-type="float" office:value="8.04698135962121">
            <text:p>8.05</text:p>
          </table:table-cell>
          <table:table-cell table:formula="oooc:=[.G30]/[.H30]" office:value-type="float" office:value="362.114161182954">
            <text:p>362.11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4500000">
            <text:p>4,500,000</text:p>
          </table:table-cell>
          <table:table-cell table:formula="oooc:=CEILING(([.P31]-[.S31]/2);[.S31])" office:value-type="float" office:value="10">
            <text:p>10</text:p>
          </table:table-cell>
          <table:table-cell/>
          <table:table-cell table:formula="oooc:=[.F30]" office:value-type="float" office:value="45">
            <text:p>45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0.6">
            <text:p>0.6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853358.894868534">
            <text:p>853358.89</text:p>
          </table:table-cell>
          <table:table-cell table:formula="oooc:=[.W28]/[.K31]" office:value-type="float" office:value="25.3117417886968">
            <text:p>25.31</text:p>
          </table:table-cell>
          <table:table-cell table:formula="oooc:=([.D31]/[.C31])/([.P31]/[.O31])" office:value-type="float" office:value="0.976985061962853">
            <text:p>0.98</text:p>
          </table:table-cell>
          <table:table-cell/>
          <table:table-cell table:formula="oooc:=[.G31]^[$globals.$C$16]*[$globals.$C$22]/[.P31]*[.I31]*[.U31]" office:value-type="float" office:value="4478268.25295441">
            <text:p>4478268.25</text:p>
          </table:table-cell>
          <table:table-cell table:formula="oooc:=[.Q31]/[.F31]" office:value-type="float" office:value="10.1861406240886">
            <text:p>10.19</text:p>
          </table:table-cell>
          <table:table-cell table:formula="oooc:=[.G31]/[.H31]" office:value-type="float" office:value="458.376328083988">
            <text:p>458.38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1">
            <text:p>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6900000">
            <text:p>6,900,000</text:p>
          </table:table-cell>
          <table:table-cell table:formula="oooc:=CEILING(([.P32]-[.S32]/2);[.S32])" office:value-type="float" office:value="13">
            <text:p>13</text:p>
          </table:table-cell>
          <table:table-cell/>
          <table:table-cell table:formula="oooc:=[.F31]" office:value-type="float" office:value="45">
            <text:p>45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0.6">
            <text:p>0.6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1319862.11518003">
            <text:p>1319862.12</text:p>
          </table:table-cell>
          <table:table-cell table:formula="oooc:=[.W28]/[.K32]" office:value-type="float" office:value="16.3653458581571">
            <text:p>16.37</text:p>
          </table:table-cell>
          <table:table-cell table:formula="oooc:=([.D32]/[.C32])/([.P32]/[.O32])" office:value-type="float" office:value="1.01208006390057">
            <text:p>1.01</text:p>
          </table:table-cell>
          <table:table-cell/>
          <table:table-cell table:formula="oooc:=[.G32]^[$globals.$C$16]*[$globals.$C$22]/[.P32]*[.I32]*[.U32]" office:value-type="float" office:value="6926390.10881648">
            <text:p>6926390.11</text:p>
          </table:table-cell>
          <table:table-cell table:formula="oooc:=[.Q32]/[.F32]" office:value-type="float" office:value="12.8939606265713">
            <text:p>12.89</text:p>
          </table:table-cell>
          <table:table-cell table:formula="oooc:=[.G32]/[.H32]" office:value-type="float" office:value="580.228228195707">
            <text:p>580.23</text:p>
          </table:table-cell>
          <table:table-cell table:formula="oooc:=MAX(10^(FLOOR(LOG([.O32];10);1)-1);5)" office:value-type="float" office:value="100000">
            <text:p>100000</text:p>
          </table:table-cell>
          <table:table-cell table:formula="oooc:=10^(FLOOR(LOG([.P32];10);1)-1)" office:value-type="float" office:value="1">
            <text:p>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1000000">
            <text:p>11,000,000</text:p>
          </table:table-cell>
          <table:table-cell table:formula="oooc:=CEILING(([.P33]-[.S33]/2);[.S33])" office:value-type="float" office:value="16">
            <text:p>16</text:p>
          </table:table-cell>
          <table:table-cell/>
          <table:table-cell table:formula="oooc:=[.F32]" office:value-type="float" office:value="45">
            <text:p>45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0.6">
            <text:p>0.6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2041387.29151686">
            <text:p>2041387.29</text:p>
          </table:table-cell>
          <table:table-cell table:formula="oooc:=[.W28]/[.K33]" office:value-type="float" office:value="10.581039712435">
            <text:p>10.58</text:p>
          </table:table-cell>
          <table:table-cell table:formula="oooc:=([.D33]/[.C33])/([.P33]/[.O33])" office:value-type="float" office:value="0.954702538743003">
            <text:p>0.95</text:p>
          </table:table-cell>
          <table:table-cell/>
          <table:table-cell table:formula="oooc:=[.G33]^[$globals.$C$16]*[$globals.$C$22]/[.P33]*[.I33]*[.U33]" office:value-type="float" office:value="10712819.6056278">
            <text:p>10712819.61</text:p>
          </table:table-cell>
          <table:table-cell table:formula="oooc:=[.Q33]/[.F33]" office:value-type="float" office:value="16.3216105858979">
            <text:p>16.32</text:p>
          </table:table-cell>
          <table:table-cell table:formula="oooc:=[.G33]/[.H33]" office:value-type="float" office:value="734.472476365406">
            <text:p>734.47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17000000">
            <text:p>17,000,000</text:p>
          </table:table-cell>
          <table:table-cell table:formula="oooc:=CEILING(([.P34]-[.S34]/2);[.S34])" office:value-type="float" office:value="21">
            <text:p>21</text:p>
          </table:table-cell>
          <table:table-cell/>
          <table:table-cell table:formula="oooc:=[.F33]" office:value-type="float" office:value="45">
            <text:p>45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0.6">
            <text:p>0.6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3157346.53342795">
            <text:p>3157346.53</text:p>
          </table:table-cell>
          <table:table-cell table:formula="oooc:=[.W28]/[.K34]" office:value-type="float" office:value="6.8411876147623">
            <text:p>6.84</text:p>
          </table:table-cell>
          <table:table-cell table:formula="oooc:=([.D34]/[.C34])/([.P34]/[.O34])" office:value-type="float" office:value="0.990675276231217">
            <text:p>0.99</text:p>
          </table:table-cell>
          <table:table-cell/>
          <table:table-cell table:formula="oooc:=[.G34]^[$globals.$C$16]*[$globals.$C$22]/[.P34]*[.I34]*[.U34]" office:value-type="float" office:value="16569165.4815461">
            <text:p>16569165.48</text:p>
          </table:table-cell>
          <table:table-cell table:formula="oooc:=[.Q34]/[.F34]" office:value-type="float" office:value="20.6604456018518">
            <text:p>20.66</text:p>
          </table:table-cell>
          <table:table-cell table:formula="oooc:=[.G34]/[.H34]" office:value-type="float" office:value="929.720052083333">
            <text:p>929.7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80">
            <text:p>18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929.720052083333">
            <text:p>929.72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66000000">
            <text:p>66,000,000</text:p>
          </table:table-cell>
          <table:table-cell table:formula="oooc:=CEILING(([.P37]-[.S37]/2);[.S37])" office:value-type="float" office:value="5.2">
            <text:p>5.2</text:p>
          </table:table-cell>
          <table:table-cell/>
          <table:table-cell table:formula="oooc:=[.F36]" office:value-type="float" office:value="180">
            <text:p>18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0.6">
            <text:p>0.6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1050712.8669978">
            <text:p>11050712.87</text:p>
          </table:table-cell>
          <table:table-cell table:formula="oooc:=[.W36]/[.K37]" office:value-type="float" office:value="58.6387509836769">
            <text:p>58.64</text:p>
          </table:table-cell>
          <table:table-cell table:formula="oooc:=([.D37]/[.C37])/([.P37]/[.O37])" office:value-type="float" office:value="1.01097482734591">
            <text:p>1.01</text:p>
          </table:table-cell>
          <table:table-cell/>
          <table:table-cell table:formula="oooc:=[.G37]^[$globals.$C$16]*[$globals.$C$22]/[.P37]*[.I37]*[.U37]" office:value-type="float" office:value="66276661.9261844">
            <text:p>66276661.93</text:p>
          </table:table-cell>
          <table:table-cell table:formula="oooc:=[.Q37]/[.F37]" office:value-type="float" office:value="5.16511140046296">
            <text:p>5.17</text:p>
          </table:table-cell>
          <table:table-cell table:formula="oooc:=[.G37]/[.H37]" office:value-type="float" office:value="929.720052083333">
            <text:p>929.72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00000000">
            <text:p>100,000,000</text:p>
          </table:table-cell>
          <table:table-cell table:formula="oooc:=CEILING(([.P38]-[.S38]/2);[.S38])" office:value-type="float" office:value="6.5">
            <text:p>6.5</text:p>
          </table:table-cell>
          <table:table-cell/>
          <table:table-cell table:formula="oooc:=[.F37]" office:value-type="float" office:value="180">
            <text:p>180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0.6">
            <text:p>0.6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17091773.8674651">
            <text:p>17091773.87</text:p>
          </table:table-cell>
          <table:table-cell table:formula="oooc:=[.W36]/[.K38]" office:value-type="float" office:value="37.9129752724786">
            <text:p>37.91</text:p>
          </table:table-cell>
          <table:table-cell table:formula="oooc:=([.D38]/[.C38])/([.P38]/[.O38])" office:value-type="float" office:value="1.01909450995883">
            <text:p>1.02</text:p>
          </table:table-cell>
          <table:table-cell/>
          <table:table-cell table:formula="oooc:=[.G38]^[$globals.$C$16]*[$globals.$C$22]/[.P38]*[.I38]*[.U38]" office:value-type="float" office:value="102507931.566638">
            <text:p>102507931.57</text:p>
          </table:table-cell>
          <table:table-cell table:formula="oooc:=[.Q38]/[.F38]" office:value-type="float" office:value="6.53817235469223">
            <text:p>6.54</text:p>
          </table:table-cell>
          <table:table-cell table:formula="oooc:=[.G38]/[.H38]" office:value-type="float" office:value="1176.8710238446">
            <text:p>1176.87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60000000">
            <text:p>160,000,000</text:p>
          </table:table-cell>
          <table:table-cell table:formula="oooc:=CEILING(([.P39]-[.S39]/2);[.S39])" office:value-type="float" office:value="8.3">
            <text:p>8.3</text:p>
          </table:table-cell>
          <table:table-cell/>
          <table:table-cell table:formula="oooc:=[.F38]" office:value-type="float" office:value="180">
            <text:p>180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0.6">
            <text:p>0.6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26435284.0809922">
            <text:p>26435284.08</text:p>
          </table:table-cell>
          <table:table-cell table:formula="oooc:=[.W36]/[.K39]" office:value-type="float" office:value="24.5126928848074">
            <text:p>24.51</text:p>
          </table:table-cell>
          <table:table-cell table:formula="oooc:=([.D39]/[.C39])/([.P39]/[.O39])" office:value-type="float" office:value="0.993755136446895">
            <text:p>0.99</text:p>
          </table:table-cell>
          <table:table-cell/>
          <table:table-cell table:formula="oooc:=[.G39]^[$globals.$C$16]*[$globals.$C$22]/[.P39]*[.I39]*[.U39]" office:value-type="float" office:value="158545643.801036">
            <text:p>158545643.8</text:p>
          </table:table-cell>
          <table:table-cell table:formula="oooc:=[.Q39]/[.F39]" office:value-type="float" office:value="8.27623925707201">
            <text:p>8.28</text:p>
          </table:table-cell>
          <table:table-cell table:formula="oooc:=[.G39]/[.H39]" office:value-type="float" office:value="1489.72306627296">
            <text:p>1489.72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250000000">
            <text:p>250,000,000</text:p>
          </table:table-cell>
          <table:table-cell table:formula="oooc:=CEILING(([.P40]-[.S40]/2);[.S40])" office:value-type="float" office:value="10">
            <text:p>10</text:p>
          </table:table-cell>
          <table:table-cell/>
          <table:table-cell table:formula="oooc:=[.F39]" office:value-type="float" office:value="180">
            <text:p>180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0.6">
            <text:p>0.6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40886583.7953192">
            <text:p>40886583.8</text:p>
          </table:table-cell>
          <table:table-cell table:formula="oooc:=[.W36]/[.K40]" office:value-type="float" office:value="15.8487195517221">
            <text:p>15.85</text:p>
          </table:table-cell>
          <table:table-cell table:formula="oooc:=([.D40]/[.C40])/([.P40]/[.O40])" office:value-type="float" office:value="0.936270714588601">
            <text:p>0.94</text:p>
          </table:table-cell>
          <table:table-cell/>
          <table:table-cell table:formula="oooc:=[.G40]^[$globals.$C$16]*[$globals.$C$22]/[.P40]*[.I40]*[.U40]" office:value-type="float" office:value="245217328.88488">
            <text:p>245217328.88</text:p>
          </table:table-cell>
          <table:table-cell table:formula="oooc:=[.Q40]/[.F40]" office:value-type="float" office:value="10.4763430090891">
            <text:p>10.48</text:p>
          </table:table-cell>
          <table:table-cell table:formula="oooc:=[.G40]/[.H40]" office:value-type="float" office:value="1885.74174163605">
            <text:p>1885.74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1">
            <text:p>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380000000">
            <text:p>380,000,000</text:p>
          </table:table-cell>
          <table:table-cell table:formula="oooc:=CEILING(([.P41]-[.S41]/2);[.S41])" office:value-type="float" office:value="13">
            <text:p>13</text:p>
          </table:table-cell>
          <table:table-cell/>
          <table:table-cell table:formula="oooc:=[.F40]" office:value-type="float" office:value="180">
            <text:p>180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0.6">
            <text:p>0.6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63237933.4123998">
            <text:p>63237933.41</text:p>
          </table:table-cell>
          <table:table-cell table:formula="oooc:=[.W36]/[.K41]" office:value-type="float" office:value="10.2470141738209">
            <text:p>10.25</text:p>
          </table:table-cell>
          <table:table-cell table:formula="oooc:=([.D41]/[.C41])/([.P41]/[.O41])" office:value-type="float" office:value="0.978411109073354">
            <text:p>0.98</text:p>
          </table:table-cell>
          <table:table-cell/>
          <table:table-cell table:formula="oooc:=[.G41]^[$globals.$C$16]*[$globals.$C$22]/[.P41]*[.I41]*[.U41]" office:value-type="float" office:value="379269571.48628">
            <text:p>379269571.49</text:p>
          </table:table-cell>
          <table:table-cell table:formula="oooc:=[.Q41]/[.F41]" office:value-type="float" office:value="13.2613086010421">
            <text:p>13.26</text:p>
          </table:table-cell>
          <table:table-cell table:formula="oooc:=[.G41]/[.H41]" office:value-type="float" office:value="2387.03554818757">
            <text:p>2387.04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590000000">
            <text:p>590,000,000</text:p>
          </table:table-cell>
          <table:table-cell table:formula="oooc:=CEILING(([.P42]-[.S42]/2);[.S42])" office:value-type="float" office:value="17">
            <text:p>17</text:p>
          </table:table-cell>
          <table:table-cell/>
          <table:table-cell table:formula="oooc:=[.F41]" office:value-type="float" office:value="180">
            <text:p>180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0.6">
            <text:p>0.6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97808030.1912858">
            <text:p>97808030.19</text:p>
          </table:table-cell>
          <table:table-cell table:formula="oooc:=[.W36]/[.K42]" office:value-type="float" office:value="6.62522288540817">
            <text:p>6.63</text:p>
          </table:table-cell>
          <table:table-cell table:formula="oooc:=([.D42]/[.C42])/([.P42]/[.O42])" office:value-type="float" office:value="1.00688228627479">
            <text:p>1.01</text:p>
          </table:table-cell>
          <table:table-cell/>
          <table:table-cell table:formula="oooc:=[.G42]^[$globals.$C$16]*[$globals.$C$22]/[.P42]*[.I42]*[.U42]" office:value-type="float" office:value="586603762.913168">
            <text:p>586603762.91</text:p>
          </table:table-cell>
          <table:table-cell table:formula="oooc:=[.Q42]/[.F42]" office:value-type="float" office:value="16.7866120515046">
            <text:p>16.79</text:p>
          </table:table-cell>
          <table:table-cell table:formula="oooc:=[.G42]/[.H42]" office:value-type="float" office:value="3021.59016927083">
            <text:p>3021.59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650">
            <text:p>65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3021.59016927083">
            <text:p>3021.59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2100000000">
            <text:p>2,100,000,000</text:p>
          </table:table-cell>
          <table:table-cell table:formula="oooc:=CEILING(([.P45]-[.S45]/2);[.S45])" office:value-type="float" office:value="4.6">
            <text:p>4.6</text:p>
          </table:table-cell>
          <table:table-cell/>
          <table:table-cell table:formula="oooc:=[.F44]" office:value-type="float" office:value="650">
            <text:p>6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0.6">
            <text:p>0.6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342328105.6695">
            <text:p>342328105.67</text:p>
          </table:table-cell>
          <table:table-cell table:formula="oooc:=[.W44]/[.K45]" office:value-type="float" office:value="56.7876247320701">
            <text:p>56.79</text:p>
          </table:table-cell>
          <table:table-cell table:formula="oooc:=([.D45]/[.C45])/([.P45]/[.O45])" office:value-type="float" office:value="0.998164295043813">
            <text:p>1</text:p>
          </table:table-cell>
          <table:table-cell/>
          <table:table-cell table:formula="oooc:=[.G45]^[$globals.$C$16]*[$globals.$C$22]/[.P45]*[.I45]*[.U45]" office:value-type="float" office:value="2118291366.07533">
            <text:p>2118291366.08</text:p>
          </table:table-cell>
          <table:table-cell table:formula="oooc:=[.Q45]/[.F45]" office:value-type="float" office:value="4.64860026041667">
            <text:p>4.65</text:p>
          </table:table-cell>
          <table:table-cell table:formula="oooc:=[.G45]/[.H45]" office:value-type="float" office:value="3021.59016927083">
            <text:p>3021.59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3300000000">
            <text:p>3,300,000,000</text:p>
          </table:table-cell>
          <table:table-cell table:formula="oooc:=CEILING(([.P46]-[.S46]/2);[.S46])" office:value-type="float" office:value="5.9">
            <text:p>5.9</text:p>
          </table:table-cell>
          <table:table-cell/>
          <table:table-cell table:formula="oooc:=[.F45]" office:value-type="float" office:value="650">
            <text:p>6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0.6">
            <text:p>0.6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529467613.628292">
            <text:p>529467613.63</text:p>
          </table:table-cell>
          <table:table-cell table:formula="oooc:=[.W44]/[.K46]" office:value-type="float" office:value="36.7161267273426">
            <text:p>36.72</text:p>
          </table:table-cell>
          <table:table-cell table:formula="oooc:=([.D46]/[.C46])/([.P46]/[.O46])" office:value-type="float" office:value="0.995455239943746">
            <text:p>1</text:p>
          </table:table-cell>
          <table:table-cell/>
          <table:table-cell table:formula="oooc:=[.G46]^[$globals.$C$16]*[$globals.$C$22]/[.P46]*[.I46]*[.U46]" office:value-type="float" office:value="3276291534.32155">
            <text:p>3276291534.32</text:p>
          </table:table-cell>
          <table:table-cell table:formula="oooc:=[.Q46]/[.F46]" office:value-type="float" office:value="5.88435511922301">
            <text:p>5.88</text:p>
          </table:table-cell>
          <table:table-cell table:formula="oooc:=[.G46]/[.H46]" office:value-type="float" office:value="3824.83082749496">
            <text:p>3824.83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5100000000">
            <text:p>5,100,000,000</text:p>
          </table:table-cell>
          <table:table-cell table:formula="oooc:=CEILING(([.P47]-[.S47]/2);[.S47])" office:value-type="float" office:value="7.4">
            <text:p>7.4</text:p>
          </table:table-cell>
          <table:table-cell/>
          <table:table-cell table:formula="oooc:=[.F46]" office:value-type="float" office:value="650">
            <text:p>6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0.6">
            <text:p>0.6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818910131.065567">
            <text:p>818910131.07</text:p>
          </table:table-cell>
          <table:table-cell table:formula="oooc:=[.W44]/[.K47]" office:value-type="float" office:value="23.7388686041833">
            <text:p>23.74</text:p>
          </table:table-cell>
          <table:table-cell table:formula="oooc:=([.D47]/[.C47])/([.P47]/[.O47])" office:value-type="float" office:value="0.987109610552338">
            <text:p>0.99</text:p>
          </table:table-cell>
          <table:table-cell/>
          <table:table-cell table:formula="oooc:=[.G47]^[$globals.$C$16]*[$globals.$C$22]/[.P47]*[.I47]*[.U47]" office:value-type="float" office:value="5067332280.05111">
            <text:p>5067332280.05</text:p>
          </table:table-cell>
          <table:table-cell table:formula="oooc:=[.Q47]/[.F47]" office:value-type="float" office:value="7.44861533136481">
            <text:p>7.45</text:p>
          </table:table-cell>
          <table:table-cell table:formula="oooc:=[.G47]/[.H47]" office:value-type="float" office:value="4841.59996538713">
            <text:p>4841.6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7800000000">
            <text:p>7,800,000,000</text:p>
          </table:table-cell>
          <table:table-cell table:formula="oooc:=CEILING(([.P48]-[.S48]/2);[.S48])" office:value-type="float" office:value="9.4">
            <text:p>9.4</text:p>
          </table:table-cell>
          <table:table-cell/>
          <table:table-cell table:formula="oooc:=[.F47]" office:value-type="float" office:value="650">
            <text:p>6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0.6">
            <text:p>0.6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1266581346.05495">
            <text:p>1266581346.05</text:p>
          </table:table-cell>
          <table:table-cell table:formula="oooc:=[.W44]/[.K48]" office:value-type="float" office:value="15.348402264529">
            <text:p>15.35</text:p>
          </table:table-cell>
          <table:table-cell table:formula="oooc:=([.D48]/[.C48])/([.P48]/[.O48])" office:value-type="float" office:value="1.00174517406847">
            <text:p>1</text:p>
          </table:table-cell>
          <table:table-cell/>
          <table:table-cell table:formula="oooc:=[.G48]^[$globals.$C$16]*[$globals.$C$22]/[.P48]*[.I48]*[.U48]" office:value-type="float" office:value="7837476051.0332">
            <text:p>7837476051.03</text:p>
          </table:table-cell>
          <table:table-cell table:formula="oooc:=[.Q48]/[.F48]" office:value-type="float" office:value="9.42870870818023">
            <text:p>9.43</text:p>
          </table:table-cell>
          <table:table-cell table:formula="oooc:=[.G48]/[.H48]" office:value-type="float" office:value="6128.66066031715">
            <text:p>6128.66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0.1">
            <text:p>0.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2000000000">
            <text:p>12,000,000,000</text:p>
          </table:table-cell>
          <table:table-cell table:formula="oooc:=CEILING(([.P49]-[.S49]/2);[.S49])" office:value-type="float" office:value="12">
            <text:p>12</text:p>
          </table:table-cell>
          <table:table-cell/>
          <table:table-cell table:formula="oooc:=[.F48]" office:value-type="float" office:value="650">
            <text:p>6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0.6">
            <text:p>0.6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1958979679.59799">
            <text:p>1958979679.6</text:p>
          </table:table-cell>
          <table:table-cell table:formula="oooc:=[.W44]/[.K49]" office:value-type="float" office:value="9.92353325685815">
            <text:p>9.92</text:p>
          </table:table-cell>
          <table:table-cell table:formula="oooc:=([.D49]/[.C49])/([.P49]/[.O49])" office:value-type="float" office:value="1.01565024903909">
            <text:p>1.02</text:p>
          </table:table-cell>
          <table:table-cell/>
          <table:table-cell table:formula="oooc:=[.G49]^[$globals.$C$16]*[$globals.$C$22]/[.P49]*[.I49]*[.U49]" office:value-type="float" office:value="12121966244.9093">
            <text:p>12121966244.91</text:p>
          </table:table-cell>
          <table:table-cell table:formula="oooc:=[.Q49]/[.F49]" office:value-type="float" office:value="11.9351777409379">
            <text:p>11.94</text:p>
          </table:table-cell>
          <table:table-cell table:formula="oooc:=[.G49]/[.H49]" office:value-type="float" office:value="7757.86553160961">
            <text:p>7757.87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9000000000">
            <text:p>19,000,000,000</text:p>
          </table:table-cell>
          <table:table-cell table:formula="oooc:=CEILING(([.P50]-[.S50]/2);[.S50])" office:value-type="float" office:value="15">
            <text:p>15</text:p>
          </table:table-cell>
          <table:table-cell/>
          <table:table-cell table:formula="oooc:=[.F49]" office:value-type="float" office:value="650">
            <text:p>6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0.6">
            <text:p>0.6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3029889392.44282">
            <text:p>3029889392.44</text:p>
          </table:table-cell>
          <table:table-cell table:formula="oooc:=[.W44]/[.K50]" office:value-type="float" office:value="6.41607579751506">
            <text:p>6.42</text:p>
          </table:table-cell>
          <table:table-cell table:formula="oooc:=([.D50]/[.C50])/([.P50]/[.O50])" office:value-type="float" office:value="0.979720078926703">
            <text:p>0.98</text:p>
          </table:table-cell>
          <table:table-cell/>
          <table:table-cell table:formula="oooc:=[.G50]^[$globals.$C$16]*[$globals.$C$22]/[.P50]*[.I50]*[.U50]" office:value-type="float" office:value="18748646207.7738">
            <text:p>18748646207.77</text:p>
          </table:table-cell>
          <table:table-cell table:formula="oooc:=[.Q50]/[.F50]" office:value-type="float" office:value="15.1079508463542">
            <text:p>15.11</text:p>
          </table:table-cell>
          <table:table-cell table:formula="oooc:=[.G50]/[.H50]" office:value-type="float" office:value="9820.16805013021">
            <text:p>9820.17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400">
            <text:p>240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9820.16805013021">
            <text:p>9820.17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69000000000">
            <text:p>69,000,000,000</text:p>
          </table:table-cell>
          <table:table-cell table:formula="oooc:=CEILING(([.P53]-[.S53]/2);[.S53])" office:value-type="float" office:value="4.1">
            <text:p>4.1</text:p>
          </table:table-cell>
          <table:table-cell/>
          <table:table-cell table:formula="oooc:=[.F52]" office:value-type="float" office:value="2400">
            <text:p>24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0.6">
            <text:p>0.6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0604612873.5499">
            <text:p>10604612873.55</text:p>
          </table:table-cell>
          <table:table-cell table:formula="oooc:=[.W52]/[.K53]" office:value-type="float" office:value="54.994935407272">
            <text:p>54.99</text:p>
          </table:table-cell>
          <table:table-cell table:formula="oooc:=([.D53]/[.C53])/([.P53]/[.O53])" office:value-type="float" office:value="1.00529815806472">
            <text:p>1.01</text:p>
          </table:table-cell>
          <table:table-cell/>
          <table:table-cell table:formula="oooc:=[.G53]^[$globals.$C$16]*[$globals.$C$22]/[.P53]*[.I53]*[.U53]" office:value-type="float" office:value="69225770613.3185">
            <text:p>69225770613.32</text:p>
          </table:table-cell>
          <table:table-cell table:formula="oooc:=[.Q53]/[.F53]" office:value-type="float" office:value="4.09173668755425">
            <text:p>4.09</text:p>
          </table:table-cell>
          <table:table-cell table:formula="oooc:=[.G53]/[.H53]" office:value-type="float" office:value="9820.16805013021">
            <text:p>9820.17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110000000000">
            <text:p>110,000,000,000</text:p>
          </table:table-cell>
          <table:table-cell table:formula="oooc:=CEILING(([.P54]-[.S54]/2);[.S54])" office:value-type="float" office:value="5.2">
            <text:p>5.2</text:p>
          </table:table-cell>
          <table:table-cell/>
          <table:table-cell table:formula="oooc:=[.F53]" office:value-type="float" office:value="2400">
            <text:p>24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0.6">
            <text:p>0.6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16401805690.5649">
            <text:p>16401805690.56</text:p>
          </table:table-cell>
          <table:table-cell table:formula="oooc:=[.W52]/[.K54]" office:value-type="float" office:value="35.5570606677461">
            <text:p>35.56</text:p>
          </table:table-cell>
          <table:table-cell table:formula="oooc:=([.D54]/[.C54])/([.P54]/[.O54])" office:value-type="float" office:value="0.977216858664641">
            <text:p>0.98</text:p>
          </table:table-cell>
          <table:table-cell/>
          <table:table-cell table:formula="oooc:=[.G54]^[$globals.$C$16]*[$globals.$C$22]/[.P54]*[.I54]*[.U54]" office:value-type="float" office:value="107069220905.863">
            <text:p>107069220905.86</text:p>
          </table:table-cell>
          <table:table-cell table:formula="oooc:=[.Q54]/[.F54]" office:value-type="float" office:value="5.17945841223275">
            <text:p>5.18</text:p>
          </table:table-cell>
          <table:table-cell table:formula="oooc:=[.G54]/[.H54]" office:value-type="float" office:value="12430.7001893586">
            <text:p>12430.7</text:p>
          </table:table-cell>
          <table:table-cell table:formula="oooc:=MAX(10^(FLOOR(LOG([.O54];10);1)-1);5)" office:value-type="float" office:value="10000000000">
            <text:p>10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70000000000">
            <text:p>170,000,000,000</text:p>
          </table:table-cell>
          <table:table-cell table:formula="oooc:=CEILING(([.P55]-[.S55]/2);[.S55])" office:value-type="float" office:value="6.6">
            <text:p>6.6</text:p>
          </table:table-cell>
          <table:table-cell/>
          <table:table-cell table:formula="oooc:=[.F54]" office:value-type="float" office:value="2400">
            <text:p>24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0.6">
            <text:p>0.6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25368133011.4405">
            <text:p>25368133011.44</text:p>
          </table:table-cell>
          <table:table-cell table:formula="oooc:=[.W52]/[.K55]" office:value-type="float" office:value="22.989472648105">
            <text:p>22.99</text:p>
          </table:table-cell>
          <table:table-cell table:formula="oooc:=([.D55]/[.C55])/([.P55]/[.O55])" office:value-type="float" office:value="0.980608103313121">
            <text:p>0.98</text:p>
          </table:table-cell>
          <table:table-cell/>
          <table:table-cell table:formula="oooc:=[.G55]^[$globals.$C$16]*[$globals.$C$22]/[.P55]*[.I55]*[.U55]" office:value-type="float" office:value="165600439891.425">
            <text:p>165600439891.43</text:p>
          </table:table-cell>
          <table:table-cell table:formula="oooc:=[.Q55]/[.F55]" office:value-type="float" office:value="6.55633328646173">
            <text:p>6.56</text:p>
          </table:table-cell>
          <table:table-cell table:formula="oooc:=[.G55]/[.H55]" office:value-type="float" office:value="15735.1998875082">
            <text:p>15735.2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60000000000">
            <text:p>260,000,000,000</text:p>
          </table:table-cell>
          <table:table-cell table:formula="oooc:=CEILING(([.P56]-[.S56]/2);[.S56])" office:value-type="float" office:value="8.3">
            <text:p>8.3</text:p>
          </table:table-cell>
          <table:table-cell/>
          <table:table-cell table:formula="oooc:=[.F55]" office:value-type="float" office:value="2400">
            <text:p>24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0.6">
            <text:p>0.6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39236056360.327">
            <text:p>39236056360.33</text:p>
          </table:table-cell>
          <table:table-cell table:formula="oooc:=[.W52]/[.K56]" office:value-type="float" office:value="14.8638791484074">
            <text:p>14.86</text:p>
          </table:table-cell>
          <table:table-cell table:formula="oooc:=([.D56]/[.C56])/([.P56]/[.O56])" office:value-type="float" office:value="0.985202214482919">
            <text:p>0.99</text:p>
          </table:table-cell>
          <table:table-cell/>
          <table:table-cell table:formula="oooc:=[.G56]^[$globals.$C$16]*[$globals.$C$22]/[.P56]*[.I56]*[.U56]" office:value-type="float" office:value="256128749795.843">
            <text:p>256128749795.84</text:p>
          </table:table-cell>
          <table:table-cell table:formula="oooc:=[.Q56]/[.F56]" office:value-type="float" office:value="8.29922797751281">
            <text:p>8.3</text:p>
          </table:table-cell>
          <table:table-cell table:formula="oooc:=[.G56]/[.H56]" office:value-type="float" office:value="19918.1471460307">
            <text:p>19918.15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400000000000">
            <text:p>400,000,000,000</text:p>
          </table:table-cell>
          <table:table-cell table:formula="oooc:=CEILING(([.P57]-[.S57]/2);[.S57])" office:value-type="float" office:value="11">
            <text:p>11</text:p>
          </table:table-cell>
          <table:table-cell/>
          <table:table-cell table:formula="oooc:=[.F56]" office:value-type="float" office:value="2400">
            <text:p>24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0.6">
            <text:p>0.6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60685116954.2705">
            <text:p>60685116954.27</text:p>
          </table:table-cell>
          <table:table-cell table:formula="oooc:=[.W52]/[.K57]" office:value-type="float" office:value="9.61026408566491">
            <text:p>9.61</text:p>
          </table:table-cell>
          <table:table-cell table:formula="oooc:=([.D57]/[.C57])/([.P57]/[.O57])" office:value-type="float" office:value="1.03698744931202">
            <text:p>1.04</text:p>
          </table:table-cell>
          <table:table-cell/>
          <table:table-cell table:formula="oooc:=[.G57]^[$globals.$C$16]*[$globals.$C$22]/[.P57]*[.I57]*[.U57]" office:value-type="float" office:value="396145907070.011">
            <text:p>396145907070.01</text:p>
          </table:table-cell>
          <table:table-cell table:formula="oooc:=[.Q57]/[.F57]" office:value-type="float" office:value="10.505442907388">
            <text:p>10.51</text:p>
          </table:table-cell>
          <table:table-cell table:formula="oooc:=[.G57]/[.H57]" office:value-type="float" office:value="25213.0629777312">
            <text:p>25213.06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610000000000">
            <text:p>610,000,000,000</text:p>
          </table:table-cell>
          <table:table-cell table:formula="oooc:=CEILING(([.P58]-[.S58]/2);[.S58])" office:value-type="float" office:value="13">
            <text:p>13</text:p>
          </table:table-cell>
          <table:table-cell/>
          <table:table-cell table:formula="oooc:=[.F57]" office:value-type="float" office:value="2400">
            <text:p>24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0.6">
            <text:p>0.6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93859672999.0729">
            <text:p>93859672999.07</text:p>
          </table:table-cell>
          <table:table-cell table:formula="oooc:=[.W52]/[.K58]" office:value-type="float" office:value="6.21353112966589">
            <text:p>6.21</text:p>
          </table:table-cell>
          <table:table-cell table:formula="oooc:=([.D58]/[.C58])/([.P58]/[.O58])" office:value-type="float" office:value="0.981916357688416">
            <text:p>0.98</text:p>
          </table:table-cell>
          <table:table-cell/>
          <table:table-cell table:formula="oooc:=[.G58]^[$globals.$C$16]*[$globals.$C$22]/[.P58]*[.I58]*[.U58]" office:value-type="float" office:value="612705835691.659">
            <text:p>612705835691.66</text:p>
          </table:table-cell>
          <table:table-cell table:formula="oooc:=[.Q58]/[.F58]" office:value-type="float" office:value="13.2981442345513">
            <text:p>13.3</text:p>
          </table:table-cell>
          <table:table-cell table:formula="oooc:=[.G58]/[.H58]" office:value-type="float" office:value="31915.5461629232">
            <text:p>31915.55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mine" table:style-name="ta1" table:print="false">
        <office:forms form:automatic-focus="false" form:apply-design-mode="false"/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/>
          <table:table-cell table:number-columns-repeated="2"/>
          <table:table-cell table:style-name="ce2" office:value-type="float" office:value="4">
            <text:p>4</text:p>
          </table:table-cell>
          <table:table-cell table:style-name="ce2"/>
          <table:table-cell table:number-columns-repeated="10"/>
          <table:table-cell table:style-name="ce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50">
            <text:p>250</text:p>
          </table:table-cell>
          <table:table-cell table:formula="oooc:=CEILING(([.P5]-[.S5]/2);[.S5])" office:value-type="float" office:value="2">
            <text:p>2</text:p>
          </table:table-cell>
          <table:table-cell/>
          <table:table-cell table:formula="oooc:=[.Q5]/[.P5]" office:value-type="float" office:value="8.33333333333333">
            <text:p>8.33</text:p>
          </table:table-cell>
          <table:table-cell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I4]" office:value-type="float" office:value="4">
            <text:p>4</text:p>
          </table:table-cell>
          <table:table-cell/>
          <table:table-cell table:formula="oooc:=[.V4]/[.F5]/[.U4]*[.O5]" office:value-type="float" office:value="24">
            <text:p>24</text:p>
          </table:table-cell>
          <table:table-cell table:formula="oooc:=[.W4]/[.K5]" office:value-type="float" office:value="33.3333333333333">
            <text:p>33.33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6]*[$globals.$C$22]/[.P5]*[.I5]*[.U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G5]/[.H5]" office:value-type="float" office:value="16.6666666666667">
            <text:p>16.67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810">
            <text:p>810</text:p>
          </table:table-cell>
          <table:table-cell table:formula="oooc:=CEILING(([.P6]-[.S6]/2);[.S6])" office:value-type="float" office:value="2.5">
            <text:p>2.5</text:p>
          </table:table-cell>
          <table:table-cell/>
          <table:table-cell table:formula="oooc:=[.Q6]/[.P6]" office:value-type="float" office:value="11.6723069032612">
            <text:p>11.67</text:p>
          </table:table-cell>
          <table:table-cell table:formula="oooc:=[.G5]*[$globals.$C$27]" office:value-type="float" office:value="8.17061483228284">
            <text:p>8.17</text:p>
          </table:table-cell>
          <table:table-cell office:value-type="float" office:value="0.28">
            <text:p>0.28</text:p>
          </table:table-cell>
          <table:table-cell table:formula="oooc:=[.I5]" office:value-type="float" office:value="4">
            <text:p>4</text:p>
          </table:table-cell>
          <table:table-cell/>
          <table:table-cell table:formula="oooc:=[.V4]/[.F6]/[.U4]*[.O6]" office:value-type="float" office:value="55.5680012524636">
            <text:p>55.57</text:p>
          </table:table-cell>
          <table:table-cell table:formula="oooc:=[.W4]/[.K6]" office:value-type="float" office:value="14.3967747978794">
            <text:p>14.4</text:p>
          </table:table-cell>
          <table:table-cell table:formula="oooc:=([.D6]/[.C6])/([.P6]/[.O6])" office:value-type="float" office:value="1.00093636515364">
            <text:p>1</text:p>
          </table:table-cell>
          <table:table-cell/>
          <table:table-cell table:formula="oooc:=[.G6]^[$globals.$C$16]*[$globals.$C$22]/[.P6]*[.I6]*[.U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G6]/[.H6]" office:value-type="float" office:value="29.180767258153">
            <text:p>29.18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700">
            <text:p>2,700</text:p>
          </table:table-cell>
          <table:table-cell table:formula="oooc:=CEILING(([.P7]-[.S7]/2);[.S7])" office:value-type="float" office:value="3">
            <text:p>3</text:p>
          </table:table-cell>
          <table:table-cell/>
          <table:table-cell table:formula="oooc:=[.Q7]/[.P7]" office:value-type="float" office:value="17.1176786506462">
            <text:p>17.12</text:p>
          </table:table-cell>
          <table:table-cell table:formula="oooc:=[.G6]*[$globals.$C$27]" office:value-type="float" office:value="13.3517893475041">
            <text:p>13.35</text:p>
          </table:table-cell>
          <table:table-cell office:value-type="float" office:value="0.26">
            <text:p>0.26</text:p>
          </table:table-cell>
          <table:table-cell table:formula="oooc:=[.I6]" office:value-type="float" office:value="4">
            <text:p>4</text:p>
          </table:table-cell>
          <table:table-cell/>
          <table:table-cell table:formula="oooc:=[.V4]/[.F7]/[.U4]*[.O7]" office:value-type="float" office:value="128.002027810967">
            <text:p>128</text:p>
          </table:table-cell>
          <table:table-cell table:formula="oooc:=[.W4]/[.K7]" office:value-type="float" office:value="6.24990098736121">
            <text:p>6.25</text:p>
          </table:table-cell>
          <table:table-cell table:formula="oooc:=([.D7]/[.C7])/([.P7]/[.O7])" office:value-type="float" office:value="1.01439702717556">
            <text:p>1.01</text:p>
          </table:table-cell>
          <table:table-cell/>
          <table:table-cell table:formula="oooc:=[.G7]^[$globals.$C$16]*[$globals.$C$22]/[.P7]*[.I7]*[.U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G7]/[.H7]" office:value-type="float" office:value="51.3530359519387">
            <text:p>51.35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10000">
            <text:p>10,000</text:p>
          </table:table-cell>
          <table:table-cell table:formula="oooc:=CEILING(([.P8]-[.S8]/2);[.S8])" office:value-type="float" office:value="3.2">
            <text:p>3.2</text:p>
          </table:table-cell>
          <table:table-cell/>
          <table:table-cell table:formula="oooc:=[.Q8]/[.P8]" office:value-type="float" office:value="28.4094604375606">
            <text:p>28.41</text:p>
          </table:table-cell>
          <table:table-cell table:formula="oooc:=[.G7]*[$globals.$C$27]" office:value-type="float" office:value="21.8184656160465">
            <text:p>21.82</text:p>
          </table:table-cell>
          <table:table-cell office:value-type="float" office:value="0.24">
            <text:p>0.24</text:p>
          </table:table-cell>
          <table:table-cell table:formula="oooc:=[.I7]" office:value-type="float" office:value="4">
            <text:p>4</text:p>
          </table:table-cell>
          <table:table-cell/>
          <table:table-cell table:formula="oooc:=[.V4]/[.F8]/[.U4]*[.O8]" office:value-type="float" office:value="293.110584136718">
            <text:p>293.11</text:p>
          </table:table-cell>
          <table:table-cell table:formula="oooc:=[.W4]/[.K8]" office:value-type="float" office:value="2.7293453163972">
            <text:p>2.73</text:p>
          </table:table-cell>
          <table:table-cell table:formula="oooc:=([.D8]/[.C8])/([.P8]/[.O8])" office:value-type="float" office:value="1.0408891929828">
            <text:p>1.04</text:p>
          </table:table-cell>
          <table:table-cell/>
          <table:table-cell table:formula="oooc:=[.G8]^[$globals.$C$16]*[$globals.$C$22]/[.P8]*[.I8]*[.U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G8]/[.H8]" office:value-type="float" office:value="90.9102734001939">
            <text:p>90.91</text:p>
          </table:table-cell>
          <table:table-cell table:formula="oooc:=MAX(10^(FLOOR(LOG([.O8];10);1)-1);5)" office:value-type="float" office:value="1000">
            <text:p>10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0000">
            <text:p>40,000</text:p>
          </table:table-cell>
          <table:table-cell table:formula="oooc:=CEILING(([.P9]-[.S9]/2);[.S9])" office:value-type="float" office:value="3.4">
            <text:p>3.4</text:p>
          </table:table-cell>
          <table:table-cell/>
          <table:table-cell table:formula="oooc:=[.Q9]/[.P9]" office:value-type="float" office:value="47.6658499412093">
            <text:p>47.67</text:p>
          </table:table-cell>
          <table:table-cell table:formula="oooc:=[.G8]*[$globals.$C$27]" office:value-type="float" office:value="35.6540557560246">
            <text:p>35.65</text:p>
          </table:table-cell>
          <table:table-cell office:value-type="float" office:value="0.22">
            <text:p>0.22</text:p>
          </table:table-cell>
          <table:table-cell table:formula="oooc:=[.I8]" office:value-type="float" office:value="4">
            <text:p>4</text:p>
          </table:table-cell>
          <table:table-cell/>
          <table:table-cell table:formula="oooc:=[.V4]/[.F9]/[.U4]*[.O9]" office:value-type="float" office:value="666.529993938297">
            <text:p>666.53</text:p>
          </table:table-cell>
          <table:table-cell table:formula="oooc:=[.W4]/[.K9]" office:value-type="float" office:value="1.20024606135588">
            <text:p>1.2</text:p>
          </table:table-cell>
          <table:table-cell table:formula="oooc:=([.D9]/[.C9])/([.P9]/[.O9])" office:value-type="float" office:value="0.992834958511813">
            <text:p>0.99</text:p>
          </table:table-cell>
          <table:table-cell/>
          <table:table-cell table:formula="oooc:=[.G9]^[$globals.$C$16]*[$globals.$C$22]/[.P9]*[.I9]*[.U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G9]/[.H9]" office:value-type="float" office:value="162.063889800112">
            <text:p>162.06</text:p>
          </table:table-cell>
          <table:table-cell table:formula="oooc:=MAX(10^(FLOOR(LOG([.O9];10);1)-1);5)" office:value-type="float" office:value="1000">
            <text:p>1000</text:p>
          </table:table-cell>
          <table:table-cell table:formula="oooc:=10^(FLOOR(LOG([.P9];10);1)-1)" office:value-type="float" office:value="0.1">
            <text:p>0.1</text:p>
          </table:table-cell>
          <table:table-cell/>
          <table:table-cell table:formula="oooc:=[.U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150000">
            <text:p>150,000</text:p>
          </table:table-cell>
          <table:table-cell table:formula="oooc:=CEILING(([.P10]-[.S10]/2);[.S10])" office:value-type="float" office:value="3.6">
            <text:p>3.6</text:p>
          </table:table-cell>
          <table:table-cell/>
          <table:table-cell table:formula="oooc:=[.Q10]/[.P10]" office:value-type="float" office:value="80.9209879975593">
            <text:p>80.92</text:p>
          </table:table-cell>
          <table:table-cell table:formula="oooc:=[.G9]*[$globals.$C$27]" office:value-type="float" office:value="58.2631113582427">
            <text:p>58.26</text:p>
          </table:table-cell>
          <table:table-cell office:value-type="float" office:value="0.2">
            <text:p>0.2</text:p>
          </table:table-cell>
          <table:table-cell table:formula="oooc:=[.I9]" office:value-type="float" office:value="4">
            <text:p>4</text:p>
          </table:table-cell>
          <table:table-cell/>
          <table:table-cell table:formula="oooc:=[.V4]/[.F10]/[.U4]*[.O10]" office:value-type="float" office:value="1503.15501371623">
            <text:p>1503.16</text:p>
          </table:table-cell>
          <table:table-cell table:formula="oooc:=[.W4]/[.K10]" office:value-type="float" office:value="0.532213905219378">
            <text:p>0.53</text:p>
          </table:table-cell>
          <table:table-cell table:formula="oooc:=([.D10]/[.C10])/([.P10]/[.O10])" office:value-type="float" office:value="1.01363990686168">
            <text:p>1.01</text:p>
          </table:table-cell>
          <table:table-cell/>
          <table:table-cell table:formula="oooc:=[.G10]^[$globals.$C$16]*[$globals.$C$22]/[.P10]*[.I10]*[.U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G10]/[.H10]" office:value-type="float" office:value="291.315556791214">
            <text:p>291.32</text:p>
          </table:table-cell>
          <table:table-cell table:formula="oooc:=MAX(10^(FLOOR(LOG([.O10];10);1)-1);5)" office:value-type="float" office:value="10000">
            <text:p>10000</text:p>
          </table:table-cell>
          <table:table-cell table:formula="oooc:=10^(FLOOR(LOG([.P10];10);1)-1)" office:value-type="float" office:value="0.1">
            <text:p>0.1</text:p>
          </table:table-cell>
          <table:table-cell/>
          <table:table-cell table:formula="oooc:=[.U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weapon_emp" table:style-name="ta1" table:print="false"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office:value-type="float" office:value="5">
            <text:p>5</text:p>
          </table:table-cell>
          <table:table-cell table:style-name="ce2" office:value-type="float" office:value="0.55">
            <text:p>0.5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50">
            <text:p>250</text:p>
          </table:table-cell>
          <table:table-cell table:formula="oooc:=CEILING(([.P5]-[.S5]/2);[.S5])" office:value-type="float" office:value="2">
            <text:p>2</text:p>
          </table:table-cell>
          <table:table-cell/>
          <table:table-cell table:formula="oooc:=[.F4]" office:value-type="float" office:value="4.5">
            <text:p>4.5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55">
            <text:p>0.55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11">
            <text:p>11</text:p>
          </table:table-cell>
          <table:table-cell table:formula="oooc:=[.W4]/[.K5]" office:value-type="float" office:value="72.7272727272727">
            <text:p>72.73</text:p>
          </table:table-cell>
          <table:table-cell table:formula="oooc:=([.D5]/[.C5])/([.P5]/[.O5])" office:value-type="float" office:value="0.9801">
            <text:p>0.98</text:p>
          </table:table-cell>
          <table:table-cell/>
          <table:table-cell table:formula="oooc:=[.G5]^[$globals.$C$16]*[$globals.$C$22]/[.P5]*[.I5]*[.U5]" office:value-type="float" office:value="247.5">
            <text:p>247.5</text:p>
          </table:table-cell>
          <table:table-cell table:formula="oooc:=[.Q5]/[.F5]" office:value-type="float" office:value="2.02020202020202">
            <text:p>2.02</text:p>
          </table:table-cell>
          <table:table-cell table:formula="oooc:=[.G5]/[.H5]" office:value-type="float" office:value="9.09090909090909">
            <text:p>9.09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610">
            <text:p>610</text:p>
          </table:table-cell>
          <table:table-cell table:formula="oooc:=CEILING(([.P6]-[.S6]/2);[.S6])" office:value-type="float" office:value="3.3">
            <text:p>3.3</text:p>
          </table:table-cell>
          <table:table-cell/>
          <table:table-cell table:formula="oooc:=[.F5]" office:value-type="float" office:value="4.5">
            <text:p>4.5</text:p>
          </table:table-cell>
          <table:table-cell table:formula="oooc:=[.G5]*[$globals.$C$27]" office:value-type="float" office:value="8.17061483228284">
            <text:p>8.17</text:p>
          </table:table-cell>
          <table:table-cell table:formula="oooc:=[.H5]" office:value-type="float" office:value="0.55">
            <text:p>0.55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27.2878577579062">
            <text:p>27.29</text:p>
          </table:table-cell>
          <table:table-cell table:formula="oooc:=[.W4]/[.K6]" office:value-type="float" office:value="29.3170686793181">
            <text:p>29.32</text:p>
          </table:table-cell>
          <table:table-cell table:formula="oooc:=([.D6]/[.C6])/([.P6]/[.O6])" office:value-type="float" office:value="1.0061356344684">
            <text:p>1.01</text:p>
          </table:table-cell>
          <table:table-cell/>
          <table:table-cell table:formula="oooc:=[.G6]^[$globals.$C$16]*[$globals.$C$22]/[.P6]*[.I6]*[.U6]" office:value-type="float" office:value="613.97679955289">
            <text:p>613.98</text:p>
          </table:table-cell>
          <table:table-cell table:formula="oooc:=[.Q6]/[.F6]" office:value-type="float" office:value="3.30125851809407">
            <text:p>3.3</text:p>
          </table:table-cell>
          <table:table-cell table:formula="oooc:=[.G6]/[.H6]" office:value-type="float" office:value="14.8556633314233">
            <text:p>14.86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500">
            <text:p>1,500</text:p>
          </table:table-cell>
          <table:table-cell table:formula="oooc:=CEILING(([.P7]-[.S7]/2);[.S7])" office:value-type="float" office:value="5.4">
            <text:p>5.4</text:p>
          </table:table-cell>
          <table:table-cell/>
          <table:table-cell table:formula="oooc:=[.F6]" office:value-type="float" office:value="4.5">
            <text:p>4.5</text:p>
          </table:table-cell>
          <table:table-cell table:formula="oooc:=[.G6]*[$globals.$C$27]" office:value-type="float" office:value="13.3517893475041">
            <text:p>13.35</text:p>
          </table:table-cell>
          <table:table-cell table:formula="oooc:=[.H6]" office:value-type="float" office:value="0.55">
            <text:p>0.55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67.6933800923384">
            <text:p>67.69</text:p>
          </table:table-cell>
          <table:table-cell table:formula="oooc:=[.W4]/[.K7]" office:value-type="float" office:value="11.817994594283">
            <text:p>11.82</text:p>
          </table:table-cell>
          <table:table-cell table:formula="oooc:=([.D7]/[.C7])/([.P7]/[.O7])" office:value-type="float" office:value="1.01640536865933">
            <text:p>1.02</text:p>
          </table:table-cell>
          <table:table-cell/>
          <table:table-cell table:formula="oooc:=[.G7]^[$globals.$C$16]*[$globals.$C$22]/[.P7]*[.I7]*[.U7]" office:value-type="float" office:value="1523.10105207761">
            <text:p>1523.1</text:p>
          </table:table-cell>
          <table:table-cell table:formula="oooc:=[.Q7]/[.F7]" office:value-type="float" office:value="5.3946623626279">
            <text:p>5.39</text:p>
          </table:table-cell>
          <table:table-cell table:formula="oooc:=[.G7]/[.H7]" office:value-type="float" office:value="24.2759806318256">
            <text:p>24.28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800">
            <text:p>3,800</text:p>
          </table:table-cell>
          <table:table-cell table:formula="oooc:=CEILING(([.P8]-[.S8]/2);[.S8])" office:value-type="float" office:value="8.8">
            <text:p>8.8</text:p>
          </table:table-cell>
          <table:table-cell/>
          <table:table-cell table:formula="oooc:=[.F7]" office:value-type="float" office:value="4.5">
            <text:p>4.5</text:p>
          </table:table-cell>
          <table:table-cell table:formula="oooc:=[.G7]*[$globals.$C$27]" office:value-type="float" office:value="21.8184656160465">
            <text:p>21.82</text:p>
          </table:table-cell>
          <table:table-cell table:formula="oooc:=[.H7]" office:value-type="float" office:value="0.55">
            <text:p>0.55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167.927938828328">
            <text:p>167.93</text:p>
          </table:table-cell>
          <table:table-cell table:formula="oooc:=[.W4]/[.K8]" office:value-type="float" office:value="4.76394818862057">
            <text:p>4.76</text:p>
          </table:table-cell>
          <table:table-cell table:formula="oooc:=([.D8]/[.C8])/([.P8]/[.O8])" office:value-type="float" office:value="0.99255721073712">
            <text:p>0.99</text:p>
          </table:table-cell>
          <table:table-cell/>
          <table:table-cell table:formula="oooc:=[.G8]^[$globals.$C$16]*[$globals.$C$22]/[.P8]*[.I8]*[.U8]" office:value-type="float" office:value="3778.37862363738">
            <text:p>3778.38</text:p>
          </table:table-cell>
          <table:table-cell table:formula="oooc:=[.Q8]/[.F8]" office:value-type="float" office:value="8.8155416630491">
            <text:p>8.82</text:p>
          </table:table-cell>
          <table:table-cell table:formula="oooc:=[.G8]/[.H8]" office:value-type="float" office:value="39.669937483721">
            <text:p>39.67</text:p>
          </table:table-cell>
          <table:table-cell table:formula="oooc:=MAX(10^(FLOOR(LOG([.O8];10);1)-1);5)" office:value-type="float" office:value="100">
            <text:p>1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9400">
            <text:p>9,400</text:p>
          </table:table-cell>
          <table:table-cell table:formula="oooc:=CEILING(([.P9]-[.S9]/2);[.S9])" office:value-type="float" office:value="14">
            <text:p>14</text:p>
          </table:table-cell>
          <table:table-cell/>
          <table:table-cell table:formula="oooc:=[.F8]" office:value-type="float" office:value="4.5">
            <text:p>4.5</text:p>
          </table:table-cell>
          <table:table-cell table:formula="oooc:=[.G8]*[$globals.$C$27]" office:value-type="float" office:value="35.6540557560246">
            <text:p>35.65</text:p>
          </table:table-cell>
          <table:table-cell table:formula="oooc:=[.H8]" office:value-type="float" office:value="0.55">
            <text:p>0.55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416.581246211436">
            <text:p>416.58</text:p>
          </table:table-cell>
          <table:table-cell table:formula="oooc:=[.W4]/[.K9]" office:value-type="float" office:value="1.92039369816941">
            <text:p>1.92</text:p>
          </table:table-cell>
          <table:table-cell table:formula="oooc:=([.D9]/[.C9])/([.P9]/[.O9])" office:value-type="float" office:value="0.969055562949412">
            <text:p>0.97</text:p>
          </table:table-cell>
          <table:table-cell/>
          <table:table-cell table:formula="oooc:=[.G9]^[$globals.$C$16]*[$globals.$C$22]/[.P9]*[.I9]*[.U9]" office:value-type="float" office:value="9373.0780397573">
            <text:p>9373.08</text:p>
          </table:table-cell>
          <table:table-cell table:formula="oooc:=[.Q9]/[.F9]" office:value-type="float" office:value="14.4056790933433">
            <text:p>14.41</text:p>
          </table:table-cell>
          <table:table-cell table:formula="oooc:=[.G9]/[.H9]" office:value-type="float" office:value="64.8255559200447">
            <text:p>64.83</text:p>
          </table:table-cell>
          <table:table-cell table:formula="oooc:=MAX(10^(FLOOR(LOG([.O9];10);1)-1);5)" office:value-type="float" office:value="100">
            <text:p>10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23000">
            <text:p>23,000</text:p>
          </table:table-cell>
          <table:table-cell table:formula="oooc:=CEILING(([.P10]-[.S10]/2);[.S10])" office:value-type="float" office:value="24">
            <text:p>24</text:p>
          </table:table-cell>
          <table:table-cell/>
          <table:table-cell table:formula="oooc:=[.F9]" office:value-type="float" office:value="4.5">
            <text:p>4.5</text:p>
          </table:table-cell>
          <table:table-cell table:formula="oooc:=[.G9]*[$globals.$C$27]" office:value-type="float" office:value="58.2631113582427">
            <text:p>58.26</text:p>
          </table:table-cell>
          <table:table-cell table:formula="oooc:=[.H9]" office:value-type="float" office:value="0.55">
            <text:p>0.55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033.41907192991">
            <text:p>1033.42</text:p>
          </table:table-cell>
          <table:table-cell table:formula="oooc:=[.W4]/[.K10]" office:value-type="float" office:value="0.774129316682731">
            <text:p>0.77</text:p>
          </table:table-cell>
          <table:table-cell table:formula="oooc:=([.D10]/[.C10])/([.P10]/[.O10])" office:value-type="float" office:value="1.03068018394509">
            <text:p>1.03</text:p>
          </table:table-cell>
          <table:table-cell/>
          <table:table-cell table:formula="oooc:=[.G10]^[$globals.$C$16]*[$globals.$C$22]/[.P10]*[.I10]*[.U10]" office:value-type="float" office:value="23251.9291184229">
            <text:p>23251.93</text:p>
          </table:table-cell>
          <table:table-cell table:formula="oooc:=[.Q10]/[.F10]" office:value-type="float" office:value="23.5406510538354">
            <text:p>23.54</text:p>
          </table:table-cell>
          <table:table-cell table:formula="oooc:=[.G10]/[.H10]" office:value-type="float" office:value="105.93292974226">
            <text:p>105.93</text:p>
          </table:table-cell>
          <table:table-cell table:formula="oooc:=MAX(10^(FLOOR(LOG([.O10];10);1)-1);5)" office:value-type="float" office:value="1000">
            <text:p>100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3">04/13/2007</text:date>, <text:time>20:2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4-13T20:29:16</dc:date>
    <dc:language>en-US</dc:language>
    <meta:editing-cycles>58</meta:editing-cycles>
    <meta:editing-duration>P1DT5H12M11S</meta:editing-duration>
    <meta:user-defined meta:name="Info 1"/>
    <meta:user-defined meta:name="Info 2"/>
    <meta:user-defined meta:name="Info 3"/>
    <meta:user-defined meta:name="Info 4"/>
    <meta:document-statistic meta:table-count="8" meta:cell-count="3180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